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b2b2b2"/>
    </style:style>
    <style:style style:name="ce8" style:family="table-cell" style:parent-style-name="Default" style:data-style-name="N107">
      <style:table-cell-properties fo:background-color="#e8f2a1"/>
    </style:style>
    <style:style style:name="ce12" style:family="table-cell" style:parent-style-name="Default" style:data-style-name="N107">
      <style:table-cell-properties fo:background-color="#ffe994"/>
    </style:style>
    <style:style style:name="ce11" style:family="table-cell" style:parent-style-name="Default" style:data-style-name="N107">
      <style:table-cell-properties fo:background-color="#fff5ce"/>
    </style:style>
    <style:style style:name="ce9" style:family="table-cell" style:parent-style-name="Default" style:data-style-name="N107">
      <style:table-cell-properties fo:background-color="transparent"/>
    </style:style>
    <style:style style:name="ce14" style:family="table-cell" style:parent-style-name="Default" style:data-style-name="N107">
      <style:table-cell-properties fo:background-color="#ffff00"/>
    </style:style>
    <style:style style:name="ce13" style:family="table-cell" style:parent-style-name="Default" style:data-style-name="N107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1" table:number-columns-repeated="7" table:default-cell-style-name="ce6"/>
        <table:table-column table:style-name="co3" table:default-cell-style-name="ce6"/>
        <table:table-column table:style-name="co1" table:number-columns-repeated="1014" table:default-cell-style-name="ce6"/>
        <table:table-row table:style-name="ro1">
          <table:table-cell office:value-type="string" calcext:value-type="string">
            <text:p>Abdollahi</text:p>
          </table:table-cell>
          <table:table-cell/>
          <table:table-cell table:style-name="ce14" office:value-type="string" calcext:value-type="string">
            <text:p>Here mse are counted per state, not per sample!</text:p>
          </table:table-cell>
          <table:table-cell table:style-name="ce14" table:number-columns-repeated="3"/>
          <table:table-cell table:number-columns-repeated="4"/>
          <table:table-cell office:value-type="string" calcext:value-type="string">
            <text:p>B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 - without retrain</text:p>
          </table:table-cell>
          <table:table-cell table:number-columns-repeated="4"/>
          <table:table-cell office:value-type="string" calcext:value-type="string">
            <text:p>v2 - with retrain</text:p>
          </table:table-cell>
          <table:table-cell table:number-columns-repeated="3"/>
          <table:table-cell table:style-name="Default"/>
          <table:table-cell office:value-type="string" calcext:value-type="string">
            <text:p>v1 - without retrain</text:p>
          </table:table-cell>
          <table:table-cell table:number-columns-repeated="4"/>
          <table:table-cell office:value-type="string" calcext:value-type="string">
            <text:p>v2 - without retrain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Default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se:</text:p>
          </table:table-cell>
          <table:table-cell office:value-type="float" office:value="105.628694323121" calcext:value-type="float">
            <text:p>105,6287</text:p>
          </table:table-cell>
          <table:table-cell office:value-type="float" office:value="92.5446553532708" calcext:value-type="float">
            <text:p>92,5447</text:p>
          </table:table-cell>
          <table:table-cell office:value-type="float" office:value="213.01140778322" calcext:value-type="float">
            <text:p>213,0114</text:p>
          </table:table-cell>
          <table:table-cell table:style-name="ce9"/>
          <table:table-cell table:style-name="ce9" office:value-type="string" calcext:value-type="string">
            <text:p>mse:</text:p>
          </table:table-cell>
          <table:table-cell table:style-name="Default" office:value-type="float" office:value="72.7617675748834" calcext:value-type="float">
            <text:p>72,7617675748834</text:p>
          </table:table-cell>
          <table:table-cell table:style-name="Default" office:value-type="float" office:value="54.0384867808874" calcext:value-type="float">
            <text:p>54,0384867808874</text:p>
          </table:table-cell>
          <table:table-cell table:style-name="Default" office:value-type="float" office:value="215.484424936854" calcext:value-type="float">
            <text:p>215,484424936854</text:p>
          </table:table-cell>
          <table:table-cell table:style-name="Default"/>
          <table:table-cell office:value-type="string" calcext:value-type="string">
            <text:p>mse:</text:p>
          </table:table-cell>
          <table:table-cell table:style-name="Default" office:value-type="float" office:value="32.6411782429536" calcext:value-type="float">
            <text:p>32,6411782429536</text:p>
          </table:table-cell>
          <table:table-cell table:style-name="Default" office:value-type="float" office:value="27.8131130654789" calcext:value-type="float">
            <text:p>27,8131130654789</text:p>
          </table:table-cell>
          <table:table-cell table:style-name="Default" office:value-type="float" office:value="133.667858213756" calcext:value-type="float">
            <text:p>133,667858213756</text:p>
          </table:table-cell>
          <table:table-cell/>
          <table:table-cell office:value-type="string" calcext:value-type="string">
            <text:p>mse:</text:p>
          </table:table-cell>
          <table:table-cell table:style-name="Default" office:value-type="float" office:value="34.0572477047374" calcext:value-type="float">
            <text:p>34,0572477047374</text:p>
          </table:table-cell>
          <table:table-cell table:style-name="Default" office:value-type="float" office:value="25.6034800686437" calcext:value-type="float">
            <text:p>25,6034800686437</text:p>
          </table:table-cell>
          <table:table-cell table:style-name="Default" office:value-type="float" office:value="86.3732303618969" calcext:value-type="float">
            <text:p>86,37323036189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1.3549370110269" calcext:value-type="float">
            <text:p>51,3549</text:p>
          </table:table-cell>
          <table:table-cell office:value-type="float" office:value="32.849236849401" calcext:value-type="float">
            <text:p>32,8492</text:p>
          </table:table-cell>
          <table:table-cell office:value-type="float" office:value="122.441275417248" calcext:value-type="float">
            <text:p>122,4413</text:p>
          </table:table-cell>
          <table:table-cell table:style-name="ce9" table:number-columns-repeated="2"/>
          <table:table-cell table:style-name="Default" office:value-type="float" office:value="69.1527314191955" calcext:value-type="float">
            <text:p>69,1527314191955</text:p>
          </table:table-cell>
          <table:table-cell table:style-name="Default" office:value-type="float" office:value="50.7199489047786" calcext:value-type="float">
            <text:p>50,7199489047786</text:p>
          </table:table-cell>
          <table:table-cell table:style-name="Default" office:value-type="float" office:value="198.574832847902" calcext:value-type="float">
            <text:p>198,574832847902</text:p>
          </table:table-cell>
          <table:table-cell table:style-name="Default"/>
          <table:table-cell/>
          <table:table-cell table:style-name="Default" office:value-type="float" office:value="38.7195543275475" calcext:value-type="float">
            <text:p>38,7195543275475</text:p>
          </table:table-cell>
          <table:table-cell table:style-name="Default" office:value-type="float" office:value="28.933902636947" calcext:value-type="float">
            <text:p>28,933902636947</text:p>
          </table:table-cell>
          <table:table-cell table:style-name="Default" office:value-type="float" office:value="95.9362621005227" calcext:value-type="float">
            <text:p>95,9362621005227</text:p>
          </table:table-cell>
          <table:table-cell table:number-columns-repeated="2"/>
          <table:table-cell table:style-name="Default" office:value-type="float" office:value="47.1717952111103" calcext:value-type="float">
            <text:p>47,1717952111103</text:p>
          </table:table-cell>
          <table:table-cell table:style-name="Default" office:value-type="float" office:value="35.7603707352322" calcext:value-type="float">
            <text:p>35,7603707352322</text:p>
          </table:table-cell>
          <table:table-cell table:style-name="Default" office:value-type="float" office:value="122.690676138868" calcext:value-type="float">
            <text:p>122,69067613886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0.4939074472728" calcext:value-type="float">
            <text:p>90,4939</text:p>
          </table:table-cell>
          <table:table-cell office:value-type="float" office:value="64.6347662057869" calcext:value-type="float">
            <text:p>64,6348</text:p>
          </table:table-cell>
          <table:table-cell office:value-type="float" office:value="220.719648892865" calcext:value-type="float">
            <text:p>220,7196</text:p>
          </table:table-cell>
          <table:table-cell table:style-name="ce9" table:number-columns-repeated="2"/>
          <table:table-cell table:style-name="Default" office:value-type="float" office:value="61.8091767522935" calcext:value-type="float">
            <text:p>61,8091767522935</text:p>
          </table:table-cell>
          <table:table-cell table:style-name="Default" office:value-type="float" office:value="42.7140437531983" calcext:value-type="float">
            <text:p>42,7140437531983</text:p>
          </table:table-cell>
          <table:table-cell table:style-name="Default" office:value-type="float" office:value="154.416265892257" calcext:value-type="float">
            <text:p>154,416265892257</text:p>
          </table:table-cell>
          <table:table-cell table:style-name="Default"/>
          <table:table-cell/>
          <table:table-cell table:style-name="Default" office:value-type="float" office:value="33.4927126420965" calcext:value-type="float">
            <text:p>33,4927126420965</text:p>
          </table:table-cell>
          <table:table-cell table:style-name="Default" office:value-type="float" office:value="27.7158694735717" calcext:value-type="float">
            <text:p>27,7158694735717</text:p>
          </table:table-cell>
          <table:table-cell table:style-name="Default" office:value-type="float" office:value="126.39728200574" calcext:value-type="float">
            <text:p>126,39728200574</text:p>
          </table:table-cell>
          <table:table-cell table:number-columns-repeated="2"/>
          <table:table-cell table:style-name="Default" office:value-type="float" office:value="28.9466794024651" calcext:value-type="float">
            <text:p>28,9466794024651</text:p>
          </table:table-cell>
          <table:table-cell table:style-name="Default" office:value-type="float" office:value="20.9195306209022" calcext:value-type="float">
            <text:p>20,9195306209022</text:p>
          </table:table-cell>
          <table:table-cell table:style-name="Default" office:value-type="float" office:value="79.7803164509493" calcext:value-type="float">
            <text:p>79,78031645094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.6518494916931" calcext:value-type="float">
            <text:p>75,6518</text:p>
          </table:table-cell>
          <table:table-cell office:value-type="float" office:value="54.5009779622904" calcext:value-type="float">
            <text:p>54,5010</text:p>
          </table:table-cell>
          <table:table-cell office:value-type="float" office:value="146.821905998043" calcext:value-type="float">
            <text:p>146,8219</text:p>
          </table:table-cell>
          <table:table-cell table:style-name="ce9" table:number-columns-repeated="2"/>
          <table:table-cell table:style-name="Default" office:value-type="float" office:value="77.066735391709" calcext:value-type="float">
            <text:p>77,066735391709</text:p>
          </table:table-cell>
          <table:table-cell table:style-name="Default" office:value-type="float" office:value="55.7414058922055" calcext:value-type="float">
            <text:p>55,7414058922055</text:p>
          </table:table-cell>
          <table:table-cell table:style-name="Default" office:value-type="float" office:value="220.812929723967" calcext:value-type="float">
            <text:p>220,812929723967</text:p>
          </table:table-cell>
          <table:table-cell table:style-name="Default"/>
          <table:table-cell/>
          <table:table-cell table:style-name="Default" office:value-type="float" office:value="56.4117264681938" calcext:value-type="float">
            <text:p>56,4117264681938</text:p>
          </table:table-cell>
          <table:table-cell table:style-name="Default" office:value-type="float" office:value="46.9475911324119" calcext:value-type="float">
            <text:p>46,9475911324119</text:p>
          </table:table-cell>
          <table:table-cell table:style-name="Default" office:value-type="float" office:value="190.961053690565" calcext:value-type="float">
            <text:p>190,961053690565</text:p>
          </table:table-cell>
          <table:table-cell table:number-columns-repeated="2"/>
          <table:table-cell table:style-name="Default" office:value-type="float" office:value="21.4403985496141" calcext:value-type="float">
            <text:p>21,4403985496141</text:p>
          </table:table-cell>
          <table:table-cell table:style-name="Default" office:value-type="float" office:value="18.9364880320956" calcext:value-type="float">
            <text:p>18,9364880320956</text:p>
          </table:table-cell>
          <table:table-cell table:style-name="Default" office:value-type="float" office:value="87.547289138924" calcext:value-type="float">
            <text:p>87,54728913892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.86437942311" calcext:value-type="float">
            <text:p>75,8644</text:p>
          </table:table-cell>
          <table:table-cell office:value-type="float" office:value="57.1930360942777" calcext:value-type="float">
            <text:p>57,1930</text:p>
          </table:table-cell>
          <table:table-cell office:value-type="float" office:value="283.679416889395" calcext:value-type="float">
            <text:p>283,6794</text:p>
          </table:table-cell>
          <table:table-cell table:style-name="ce9" table:number-columns-repeated="2"/>
          <table:table-cell table:style-name="Default" office:value-type="float" office:value="62.1105586216931" calcext:value-type="float">
            <text:p>62,1105586216931</text:p>
          </table:table-cell>
          <table:table-cell table:style-name="Default" office:value-type="float" office:value="44.4147854985399" calcext:value-type="float">
            <text:p>44,4147854985399</text:p>
          </table:table-cell>
          <table:table-cell table:style-name="Default" office:value-type="float" office:value="188.574724807595" calcext:value-type="float">
            <text:p>188,574724807595</text:p>
          </table:table-cell>
          <table:table-cell table:style-name="Default"/>
          <table:table-cell/>
          <table:table-cell table:style-name="Default" office:value-type="float" office:value="35.1660059276301" calcext:value-type="float">
            <text:p>35,1660059276301</text:p>
          </table:table-cell>
          <table:table-cell table:style-name="Default" office:value-type="float" office:value="25.6014231802476" calcext:value-type="float">
            <text:p>25,6014231802476</text:p>
          </table:table-cell>
          <table:table-cell table:style-name="Default" office:value-type="float" office:value="107.835090485116" calcext:value-type="float">
            <text:p>107,835090485116</text:p>
          </table:table-cell>
          <table:table-cell table:number-columns-repeated="2"/>
          <table:table-cell table:style-name="Default" office:value-type="float" office:value="34.9517892636855" calcext:value-type="float">
            <text:p>34,9517892636855</text:p>
          </table:table-cell>
          <table:table-cell table:style-name="Default" office:value-type="float" office:value="25.2015332741114" calcext:value-type="float">
            <text:p>25,2015332741114</text:p>
          </table:table-cell>
          <table:table-cell table:style-name="Default" office:value-type="float" office:value="112.09459664132" calcext:value-type="float">
            <text:p>112,094596641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9.2977881864486" calcext:value-type="float">
            <text:p>79,2978</text:p>
          </table:table-cell>
          <table:table-cell office:value-type="float" office:value="50.8483724533137" calcext:value-type="float">
            <text:p>50,8484</text:p>
          </table:table-cell>
          <table:table-cell office:value-type="float" office:value="216.056624489297" calcext:value-type="float">
            <text:p>216,0566</text:p>
          </table:table-cell>
          <table:table-cell table:style-name="ce9" table:number-columns-repeated="2"/>
          <table:table-cell table:style-name="Default" office:value-type="float" office:value="40.8375075634749" calcext:value-type="float">
            <text:p>40,8375075634749</text:p>
          </table:table-cell>
          <table:table-cell table:style-name="Default" office:value-type="float" office:value="30.3483392794545" calcext:value-type="float">
            <text:p>30,3483392794545</text:p>
          </table:table-cell>
          <table:table-cell table:style-name="Default" office:value-type="float" office:value="110.3325807318" calcext:value-type="float">
            <text:p>110,3325807318</text:p>
          </table:table-cell>
          <table:table-cell table:style-name="Default"/>
          <table:table-cell/>
          <table:table-cell table:style-name="Default" office:value-type="float" office:value="39.7150007183257" calcext:value-type="float">
            <text:p>39,7150007183257</text:p>
          </table:table-cell>
          <table:table-cell table:style-name="Default" office:value-type="float" office:value="33.8324257898416" calcext:value-type="float">
            <text:p>33,8324257898416</text:p>
          </table:table-cell>
          <table:table-cell table:style-name="Default" office:value-type="float" office:value="151.064977221033" calcext:value-type="float">
            <text:p>151,064977221033</text:p>
          </table:table-cell>
          <table:table-cell table:number-columns-repeated="2"/>
          <table:table-cell table:style-name="Default" office:value-type="float" office:value="28.8830100678107" calcext:value-type="float">
            <text:p>28,8830100678107</text:p>
          </table:table-cell>
          <table:table-cell table:style-name="Default" office:value-type="float" office:value="21.4836190077726" calcext:value-type="float">
            <text:p>21,4836190077726</text:p>
          </table:table-cell>
          <table:table-cell table:style-name="Default" office:value-type="float" office:value="77.1369846165172" calcext:value-type="float">
            <text:p>77,13698461651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.5773811497011" calcext:value-type="float">
            <text:p>97,5774</text:p>
          </table:table-cell>
          <table:table-cell office:value-type="float" office:value="82.3264146631504" calcext:value-type="float">
            <text:p>82,3264</text:p>
          </table:table-cell>
          <table:table-cell office:value-type="float" office:value="224.501360186695" calcext:value-type="float">
            <text:p>224,5014</text:p>
          </table:table-cell>
          <table:table-cell table:style-name="ce9" table:number-columns-repeated="2"/>
          <table:table-cell table:style-name="Default" office:value-type="float" office:value="71.2374867623761" calcext:value-type="float">
            <text:p>71,2374867623761</text:p>
          </table:table-cell>
          <table:table-cell table:style-name="Default" office:value-type="float" office:value="57.986058088209" calcext:value-type="float">
            <text:p>57,986058088209</text:p>
          </table:table-cell>
          <table:table-cell table:style-name="Default" office:value-type="float" office:value="208.428837751354" calcext:value-type="float">
            <text:p>208,428837751354</text:p>
          </table:table-cell>
          <table:table-cell table:style-name="Default"/>
          <table:table-cell/>
          <table:table-cell table:style-name="Default" office:value-type="float" office:value="36.4268838892619" calcext:value-type="float">
            <text:p>36,4268838892619</text:p>
          </table:table-cell>
          <table:table-cell table:style-name="Default" office:value-type="float" office:value="26.6616114705242" calcext:value-type="float">
            <text:p>26,6616114705242</text:p>
          </table:table-cell>
          <table:table-cell table:style-name="Default" office:value-type="float" office:value="105.787693194414" calcext:value-type="float">
            <text:p>105,787693194414</text:p>
          </table:table-cell>
          <table:table-cell table:number-columns-repeated="2"/>
          <table:table-cell table:style-name="Default" office:value-type="float" office:value="38.3808015717747" calcext:value-type="float">
            <text:p>38,3808015717747</text:p>
          </table:table-cell>
          <table:table-cell table:style-name="Default" office:value-type="float" office:value="32.7278197058372" calcext:value-type="float">
            <text:p>32,7278197058372</text:p>
          </table:table-cell>
          <table:table-cell table:style-name="Default" office:value-type="float" office:value="108.781312904758" calcext:value-type="float">
            <text:p>108,7813129047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4.918952431848" calcext:value-type="float">
            <text:p>104,9190</text:p>
          </table:table-cell>
          <table:table-cell office:value-type="float" office:value="86.1974986547597" calcext:value-type="float">
            <text:p>86,1975</text:p>
          </table:table-cell>
          <table:table-cell office:value-type="float" office:value="234.700198247704" calcext:value-type="float">
            <text:p>234,7002</text:p>
          </table:table-cell>
          <table:table-cell table:style-name="ce9" table:number-columns-repeated="2"/>
          <table:table-cell table:style-name="Default" office:value-type="float" office:value="50.4375784661209" calcext:value-type="float">
            <text:p>50,4375784661209</text:p>
          </table:table-cell>
          <table:table-cell table:style-name="Default" office:value-type="float" office:value="41.2985940764161" calcext:value-type="float">
            <text:p>41,2985940764161</text:p>
          </table:table-cell>
          <table:table-cell table:style-name="Default" office:value-type="float" office:value="121.776959386036" calcext:value-type="float">
            <text:p>121,776959386036</text:p>
          </table:table-cell>
          <table:table-cell table:style-name="Default"/>
          <table:table-cell/>
          <table:table-cell table:style-name="Default" office:value-type="float" office:value="38.8678941221979" calcext:value-type="float">
            <text:p>38,8678941221979</text:p>
          </table:table-cell>
          <table:table-cell table:style-name="Default" office:value-type="float" office:value="27.8585851282867" calcext:value-type="float">
            <text:p>27,8585851282867</text:p>
          </table:table-cell>
          <table:table-cell table:style-name="Default" office:value-type="float" office:value="110.369369245648" calcext:value-type="float">
            <text:p>110,369369245648</text:p>
          </table:table-cell>
          <table:table-cell table:number-columns-repeated="2"/>
          <table:table-cell table:style-name="Default" office:value-type="float" office:value="38.5208696748541" calcext:value-type="float">
            <text:p>38,5208696748541</text:p>
          </table:table-cell>
          <table:table-cell table:style-name="Default" office:value-type="float" office:value="31.2250461717371" calcext:value-type="float">
            <text:p>31,2250461717371</text:p>
          </table:table-cell>
          <table:table-cell table:style-name="Default" office:value-type="float" office:value="106.115069963371" calcext:value-type="float">
            <text:p>106,11506996337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4.646522792319" calcext:value-type="float">
            <text:p>54,6465</text:p>
          </table:table-cell>
          <table:table-cell office:value-type="float" office:value="39.8968712997365" calcext:value-type="float">
            <text:p>39,8969</text:p>
          </table:table-cell>
          <table:table-cell office:value-type="float" office:value="180.435602616297" calcext:value-type="float">
            <text:p>180,4356</text:p>
          </table:table-cell>
          <table:table-cell table:style-name="ce9" table:number-columns-repeated="2"/>
          <table:table-cell table:style-name="Default" office:value-type="float" office:value="115.975062723122" calcext:value-type="float">
            <text:p>115,975062723122</text:p>
          </table:table-cell>
          <table:table-cell table:style-name="Default" office:value-type="float" office:value="78.0594495476703" calcext:value-type="float">
            <text:p>78,0594495476703</text:p>
          </table:table-cell>
          <table:table-cell table:style-name="Default" office:value-type="float" office:value="339.822270766364" calcext:value-type="float">
            <text:p>339,822270766364</text:p>
          </table:table-cell>
          <table:table-cell table:style-name="Default"/>
          <table:table-cell/>
          <table:table-cell table:style-name="Default" office:value-type="float" office:value="37.9888871526188" calcext:value-type="float">
            <text:p>37,9888871526188</text:p>
          </table:table-cell>
          <table:table-cell table:style-name="Default" office:value-type="float" office:value="27.1505990600978" calcext:value-type="float">
            <text:p>27,1505990600978</text:p>
          </table:table-cell>
          <table:table-cell table:style-name="Default" office:value-type="float" office:value="122.789797755504" calcext:value-type="float">
            <text:p>122,789797755504</text:p>
          </table:table-cell>
          <table:table-cell table:number-columns-repeated="2"/>
          <table:table-cell table:style-name="Default" office:value-type="float" office:value="46.3831527050866" calcext:value-type="float">
            <text:p>46,3831527050866</text:p>
          </table:table-cell>
          <table:table-cell table:style-name="Default" office:value-type="float" office:value="39.5011771375195" calcext:value-type="float">
            <text:p>39,5011771375195</text:p>
          </table:table-cell>
          <table:table-cell table:style-name="Default" office:value-type="float" office:value="185.828777323947" calcext:value-type="float">
            <text:p>185,82877732394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2.6909345535001" calcext:value-type="float">
            <text:p>72,6909</text:p>
          </table:table-cell>
          <table:table-cell office:value-type="float" office:value="46.0563436163578" calcext:value-type="float">
            <text:p>46,0563</text:p>
          </table:table-cell>
          <table:table-cell office:value-type="float" office:value="121.017163584593" calcext:value-type="float">
            <text:p>121,0172</text:p>
          </table:table-cell>
          <table:table-cell table:style-name="ce9" table:number-columns-repeated="2"/>
          <table:table-cell table:style-name="Default" office:value-type="float" office:value="82.7218957972975" calcext:value-type="float">
            <text:p>82,7218957972975</text:p>
          </table:table-cell>
          <table:table-cell table:style-name="Default" office:value-type="float" office:value="61.3595720818452" calcext:value-type="float">
            <text:p>61,3595720818452</text:p>
          </table:table-cell>
          <table:table-cell table:style-name="Default" office:value-type="float" office:value="160.768329592353" calcext:value-type="float">
            <text:p>160,768329592353</text:p>
          </table:table-cell>
          <table:table-cell table:style-name="Default"/>
          <table:table-cell/>
          <table:table-cell table:style-name="Default" office:value-type="float" office:value="57.6180182918795" calcext:value-type="float">
            <text:p>57,6180182918795</text:p>
          </table:table-cell>
          <table:table-cell table:style-name="Default" office:value-type="float" office:value="43.930866310956" calcext:value-type="float">
            <text:p>43,930866310956</text:p>
          </table:table-cell>
          <table:table-cell table:style-name="Default" office:value-type="float" office:value="147.458398675077" calcext:value-type="float">
            <text:p>147,458398675077</text:p>
          </table:table-cell>
          <table:table-cell table:number-columns-repeated="2"/>
          <table:table-cell table:style-name="Default" office:value-type="float" office:value="41.4112576302663" calcext:value-type="float">
            <text:p>41,4112576302663</text:p>
          </table:table-cell>
          <table:table-cell table:style-name="Default" office:value-type="float" office:value="32.9613510969745" calcext:value-type="float">
            <text:p>32,9613510969745</text:p>
          </table:table-cell>
          <table:table-cell table:style-name="Default" office:value-type="float" office:value="141.96962980723" calcext:value-type="float">
            <text:p>141,96962980723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12" table:formula="of:=AVERAGE([.B$4:.B$13])" office:value-type="float" office:value="80.812534681004" calcext:value-type="float">
            <text:p>80,8125</text:p>
          </table:table-cell>
          <table:table-cell table:style-name="ce12" table:formula="of:=AVERAGE([.C$4:.C$13])" office:value-type="float" office:value="60.7048173152345" calcext:value-type="float">
            <text:p>60,7048</text:p>
          </table:table-cell>
          <table:table-cell table:style-name="ce12" table:formula="of:=AVERAGE([.D$4:.D$13])" office:value-type="float" office:value="196.338460410536" calcext:value-type="float">
            <text:p>196,3385</text:p>
          </table:table-cell>
          <table:table-cell table:style-name="ce8" table:number-columns-repeated="2"/>
          <table:table-cell table:style-name="ce8" table:formula="of:=AVERAGE([.G$4:.G$13])" office:value-type="float" office:value="70.4110501072166" calcext:value-type="float">
            <text:p>70,4111</text:p>
          </table:table-cell>
          <table:table-cell table:style-name="ce8" table:formula="of:=AVERAGE([.H$4:.H$13])" office:value-type="float" office:value="51.6680683903205" calcext:value-type="float">
            <text:p>51,6681</text:p>
          </table:table-cell>
          <table:table-cell table:style-name="ce8" table:formula="of:=AVERAGE([.I$4:.I$13])" office:value-type="float" office:value="191.899215643648" calcext:value-type="float">
            <text:p>191,8992</text:p>
          </table:table-cell>
          <table:table-cell table:style-name="Default"/>
          <table:table-cell table:style-name="ce8" office:value-type="string" calcext:value-type="string">
            <text:p>mean:</text:p>
          </table:table-cell>
          <table:table-cell table:style-name="ce8" table:formula="of:=AVERAGE([.L4:.L13])" office:value-type="float" office:value="40.7047861782705" calcext:value-type="float">
            <text:p>40,7048</text:p>
          </table:table-cell>
          <table:table-cell table:style-name="ce8" table:formula="of:=AVERAGE([.M4:.M13])" office:value-type="float" office:value="31.6445987248363" calcext:value-type="float">
            <text:p>31,6446</text:p>
          </table:table-cell>
          <table:table-cell table:style-name="ce8" table:formula="of:=AVERAGE([.N4:.N13])" office:value-type="float" office:value="129.226778258738" calcext:value-type="float">
            <text:p>129,2268</text:p>
          </table:table-cell>
          <table:table-cell table:style-name="ce8" table:number-columns-repeated="2"/>
          <table:table-cell table:style-name="ce8" table:formula="of:=AVERAGE([.Q4:.Q13])" office:value-type="float" office:value="36.0147001781405" calcext:value-type="float">
            <text:p>36,0147</text:p>
          </table:table-cell>
          <table:table-cell table:style-name="ce8" table:formula="of:=AVERAGE([.R4:.R13])" office:value-type="float" office:value="28.4320415850826" calcext:value-type="float">
            <text:p>28,4320</text:p>
          </table:table-cell>
          <table:table-cell table:style-name="ce8" table:formula="of:=AVERAGE([.S4:.S13])" office:value-type="float" office:value="110.831788334778" calcext:value-type="float">
            <text:p>110,8318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Col0 - Xdco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Default"/>
          <table:table-cell table:style-name="ce7" office:value-type="string" calcext:value-type="string">
            <text:p>Col0 - Xdco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se:</text:p>
          </table:table-cell>
          <table:table-cell office:value-type="float" office:value="11.1225594705974" calcext:value-type="float">
            <text:p>11,1226</text:p>
          </table:table-cell>
          <table:table-cell office:value-type="float" office:value="10.0845366542995" calcext:value-type="float">
            <text:p>10,0845</text:p>
          </table:table-cell>
          <table:table-cell office:value-type="float" office:value="33.0409343525063" calcext:value-type="float">
            <text:p>33,0409</text:p>
          </table:table-cell>
          <table:table-cell table:style-name="ce9" table:number-columns-repeated="2"/>
          <table:table-cell table:style-name="Default" office:value-type="float" office:value="7.07200297814538" calcext:value-type="float">
            <text:p>7,07200297814538</text:p>
          </table:table-cell>
          <table:table-cell table:style-name="Default" office:value-type="float" office:value="5.19584601471442" calcext:value-type="float">
            <text:p>5,19584601471442</text:p>
          </table:table-cell>
          <table:table-cell table:style-name="Default" office:value-type="float" office:value="10.1146130939332" calcext:value-type="float">
            <text:p>10,1146130939332</text:p>
          </table:table-cell>
          <table:table-cell table:style-name="Default"/>
          <table:table-cell office:value-type="string" calcext:value-type="string">
            <text:p>mse:</text:p>
          </table:table-cell>
          <table:table-cell table:style-name="Default" office:value-type="float" office:value="12.0733977561595" calcext:value-type="float">
            <text:p>12,0733977561595</text:p>
          </table:table-cell>
          <table:table-cell table:style-name="Default" office:value-type="float" office:value="11.0585361359556" calcext:value-type="float">
            <text:p>11,0585361359556</text:p>
          </table:table-cell>
          <table:table-cell table:style-name="Default" office:value-type="float" office:value="17.0297927187716" calcext:value-type="float">
            <text:p>17,0297927187716</text:p>
          </table:table-cell>
          <table:table-cell table:number-columns-repeated="2"/>
          <table:table-cell table:style-name="Default" office:value-type="float" office:value="2.52974024236662" calcext:value-type="float">
            <text:p>2,52974024236662</text:p>
          </table:table-cell>
          <table:table-cell table:style-name="Default" office:value-type="float" office:value="1.0229443134054" calcext:value-type="float">
            <text:p>1,0229443134054</text:p>
          </table:table-cell>
          <table:table-cell table:style-name="Default" office:value-type="float" office:value="3.8600273161852" calcext:value-type="float">
            <text:p>3,86002731618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.25989838429189" calcext:value-type="float">
            <text:p>9,2599</text:p>
          </table:table-cell>
          <table:table-cell office:value-type="float" office:value="7.6093850953814" calcext:value-type="float">
            <text:p>7,6094</text:p>
          </table:table-cell>
          <table:table-cell office:value-type="float" office:value="12.3695483276499" calcext:value-type="float">
            <text:p>12,3695</text:p>
          </table:table-cell>
          <table:table-cell table:style-name="ce9" table:number-columns-repeated="2"/>
          <table:table-cell table:style-name="Default" office:value-type="float" office:value="6.60192710082465" calcext:value-type="float">
            <text:p>6,60192710082465</text:p>
          </table:table-cell>
          <table:table-cell table:style-name="Default" office:value-type="float" office:value="4.9026705823641" calcext:value-type="float">
            <text:p>4,9026705823641</text:p>
          </table:table-cell>
          <table:table-cell table:style-name="Default" office:value-type="float" office:value="11.3045763882124" calcext:value-type="float">
            <text:p>11,3045763882124</text:p>
          </table:table-cell>
          <table:table-cell table:style-name="Default"/>
          <table:table-cell/>
          <table:table-cell table:style-name="Default" office:value-type="float" office:value="3.13609453661393" calcext:value-type="float">
            <text:p>3,13609453661393</text:p>
          </table:table-cell>
          <table:table-cell table:style-name="Default" office:value-type="float" office:value="1.52518435917257" calcext:value-type="float">
            <text:p>1,52518435917257</text:p>
          </table:table-cell>
          <table:table-cell table:style-name="Default" office:value-type="float" office:value="4.6305017016182" calcext:value-type="float">
            <text:p>4,6305017016182</text:p>
          </table:table-cell>
          <table:table-cell table:number-columns-repeated="2"/>
          <table:table-cell table:style-name="Default" office:value-type="float" office:value="9.8101429489208" calcext:value-type="float">
            <text:p>9,8101429489208</text:p>
          </table:table-cell>
          <table:table-cell table:style-name="Default" office:value-type="float" office:value="7.14724993637319" calcext:value-type="float">
            <text:p>7,14724993637319</text:p>
          </table:table-cell>
          <table:table-cell table:style-name="Default" office:value-type="float" office:value="12.0315738023203" calcext:value-type="float">
            <text:p>12,031573802320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.17685455834704" calcext:value-type="float">
            <text:p>7,1769</text:p>
          </table:table-cell>
          <table:table-cell office:value-type="float" office:value="4.45638668526707" calcext:value-type="float">
            <text:p>4,4564</text:p>
          </table:table-cell>
          <table:table-cell office:value-type="float" office:value="14.0330206297737" calcext:value-type="float">
            <text:p>14,0330</text:p>
          </table:table-cell>
          <table:table-cell table:style-name="ce9" table:number-columns-repeated="2"/>
          <table:table-cell table:style-name="Default" office:value-type="float" office:value="10.0058899887747" calcext:value-type="float">
            <text:p>10,0058899887747</text:p>
          </table:table-cell>
          <table:table-cell table:style-name="Default" office:value-type="float" office:value="6.71657399016337" calcext:value-type="float">
            <text:p>6,71657399016337</text:p>
          </table:table-cell>
          <table:table-cell table:style-name="Default" office:value-type="float" office:value="11.2612340650495" calcext:value-type="float">
            <text:p>11,2612340650495</text:p>
          </table:table-cell>
          <table:table-cell table:style-name="Default"/>
          <table:table-cell/>
          <table:table-cell table:style-name="Default" office:value-type="float" office:value="12.6665188280799" calcext:value-type="float">
            <text:p>12,6665188280799</text:p>
          </table:table-cell>
          <table:table-cell table:style-name="Default" office:value-type="float" office:value="7.00255234973511" calcext:value-type="float">
            <text:p>7,00255234973511</text:p>
          </table:table-cell>
          <table:table-cell table:style-name="Default" office:value-type="float" office:value="31.4001375848004" calcext:value-type="float">
            <text:p>31,4001375848004</text:p>
          </table:table-cell>
          <table:table-cell table:number-columns-repeated="2"/>
          <table:table-cell table:style-name="Default" office:value-type="float" office:value="5.9364611421584" calcext:value-type="float">
            <text:p>5,9364611421584</text:p>
          </table:table-cell>
          <table:table-cell table:style-name="Default" office:value-type="float" office:value="5.45278898108947" calcext:value-type="float">
            <text:p>5,45278898108947</text:p>
          </table:table-cell>
          <table:table-cell table:style-name="Default" office:value-type="float" office:value="9.67663241858003" calcext:value-type="float">
            <text:p>9,6766324185800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.74577653291142" calcext:value-type="float">
            <text:p>9,7458</text:p>
          </table:table-cell>
          <table:table-cell office:value-type="float" office:value="5.02399166120113" calcext:value-type="float">
            <text:p>5,0240</text:p>
          </table:table-cell>
          <table:table-cell office:value-type="float" office:value="8.44190563227103" calcext:value-type="float">
            <text:p>8,4419</text:p>
          </table:table-cell>
          <table:table-cell table:style-name="ce9" table:number-columns-repeated="2"/>
          <table:table-cell table:style-name="Default" office:value-type="float" office:value="2.93771270289917" calcext:value-type="float">
            <text:p>2,93771270289917</text:p>
          </table:table-cell>
          <table:table-cell table:style-name="Default" office:value-type="float" office:value="2.51921367645407" calcext:value-type="float">
            <text:p>2,51921367645407</text:p>
          </table:table-cell>
          <table:table-cell table:style-name="Default" office:value-type="float" office:value="12.9010704687857" calcext:value-type="float">
            <text:p>12,9010704687857</text:p>
          </table:table-cell>
          <table:table-cell table:style-name="Default"/>
          <table:table-cell/>
          <table:table-cell table:style-name="Default" office:value-type="float" office:value="1.57595726869457" calcext:value-type="float">
            <text:p>1,57595726869457</text:p>
          </table:table-cell>
          <table:table-cell table:style-name="Default" office:value-type="float" office:value="0.875782199031968" calcext:value-type="float">
            <text:p>0,875782199031968</text:p>
          </table:table-cell>
          <table:table-cell table:style-name="Default" office:value-type="float" office:value="3.90052343668388" calcext:value-type="float">
            <text:p>3,90052343668388</text:p>
          </table:table-cell>
          <table:table-cell table:number-columns-repeated="2"/>
          <table:table-cell table:style-name="Default" office:value-type="float" office:value="8.88199397857406" calcext:value-type="float">
            <text:p>8,88199397857406</text:p>
          </table:table-cell>
          <table:table-cell table:style-name="Default" office:value-type="float" office:value="6.25178665503544" calcext:value-type="float">
            <text:p>6,25178665503544</text:p>
          </table:table-cell>
          <table:table-cell table:style-name="Default" office:value-type="float" office:value="21.8229006931192" calcext:value-type="float">
            <text:p>21,822900693119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.85078194369426" calcext:value-type="float">
            <text:p>5,8508</text:p>
          </table:table-cell>
          <table:table-cell office:value-type="float" office:value="3.69657566656774" calcext:value-type="float">
            <text:p>3,6966</text:p>
          </table:table-cell>
          <table:table-cell office:value-type="float" office:value="13.0598115768853" calcext:value-type="float">
            <text:p>13,0598</text:p>
          </table:table-cell>
          <table:table-cell table:style-name="ce9" table:number-columns-repeated="2"/>
          <table:table-cell table:style-name="Default" office:value-type="float" office:value="6.54442496260448" calcext:value-type="float">
            <text:p>6,54442496260448</text:p>
          </table:table-cell>
          <table:table-cell table:style-name="Default" office:value-type="float" office:value="4.64866197855039" calcext:value-type="float">
            <text:p>4,64866197855039</text:p>
          </table:table-cell>
          <table:table-cell table:style-name="Default" office:value-type="float" office:value="10.1440962463997" calcext:value-type="float">
            <text:p>10,1440962463997</text:p>
          </table:table-cell>
          <table:table-cell table:style-name="Default"/>
          <table:table-cell/>
          <table:table-cell table:style-name="Default" office:value-type="float" office:value="1.8643893036238" calcext:value-type="float">
            <text:p>1,8643893036238</text:p>
          </table:table-cell>
          <table:table-cell table:style-name="Default" office:value-type="float" office:value="1.49675464857884" calcext:value-type="float">
            <text:p>1,49675464857884</text:p>
          </table:table-cell>
          <table:table-cell table:style-name="Default" office:value-type="float" office:value="5.50492052186326" calcext:value-type="float">
            <text:p>5,50492052186326</text:p>
          </table:table-cell>
          <table:table-cell table:number-columns-repeated="2"/>
          <table:table-cell table:style-name="Default" office:value-type="float" office:value="17.3362652763021" calcext:value-type="float">
            <text:p>17,3362652763021</text:p>
          </table:table-cell>
          <table:table-cell table:style-name="Default" office:value-type="float" office:value="16.306793254252" calcext:value-type="float">
            <text:p>16,306793254252</text:p>
          </table:table-cell>
          <table:table-cell table:style-name="Default" office:value-type="float" office:value="20.1325446017775" calcext:value-type="float">
            <text:p>20,132544601777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.95760590927128" calcext:value-type="float">
            <text:p>5,9576</text:p>
          </table:table-cell>
          <table:table-cell office:value-type="float" office:value="3.68893821765411" calcext:value-type="float">
            <text:p>3,6889</text:p>
          </table:table-cell>
          <table:table-cell office:value-type="float" office:value="7.79632977915222" calcext:value-type="float">
            <text:p>7,7963</text:p>
          </table:table-cell>
          <table:table-cell table:style-name="ce9" table:number-columns-repeated="2"/>
          <table:table-cell table:style-name="Default" office:value-type="float" office:value="5.11203080678118" calcext:value-type="float">
            <text:p>5,11203080678118</text:p>
          </table:table-cell>
          <table:table-cell table:style-name="Default" office:value-type="float" office:value="3.09816846551464" calcext:value-type="float">
            <text:p>3,09816846551464</text:p>
          </table:table-cell>
          <table:table-cell table:style-name="Default" office:value-type="float" office:value="6.94890087279794" calcext:value-type="float">
            <text:p>6,94890087279794</text:p>
          </table:table-cell>
          <table:table-cell table:style-name="Default"/>
          <table:table-cell/>
          <table:table-cell table:style-name="Default" office:value-type="float" office:value="2.98519166487828" calcext:value-type="float">
            <text:p>2,98519166487828</text:p>
          </table:table-cell>
          <table:table-cell table:style-name="Default" office:value-type="float" office:value="1.32804848098667" calcext:value-type="float">
            <text:p>1,32804848098667</text:p>
          </table:table-cell>
          <table:table-cell table:style-name="Default" office:value-type="float" office:value="5.20278556018843" calcext:value-type="float">
            <text:p>5,20278556018843</text:p>
          </table:table-cell>
          <table:table-cell table:number-columns-repeated="2"/>
          <table:table-cell table:style-name="Default" office:value-type="float" office:value="1.32850648363983" calcext:value-type="float">
            <text:p>1,32850648363983</text:p>
          </table:table-cell>
          <table:table-cell table:style-name="Default" office:value-type="float" office:value="0.850768357824392" calcext:value-type="float">
            <text:p>0,850768357824392</text:p>
          </table:table-cell>
          <table:table-cell table:style-name="Default" office:value-type="float" office:value="3.63951954089002" calcext:value-type="float">
            <text:p>3,639519540890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.5067431101272" calcext:value-type="float">
            <text:p>12,5067</text:p>
          </table:table-cell>
          <table:table-cell office:value-type="float" office:value="7.6266232187678" calcext:value-type="float">
            <text:p>7,6266</text:p>
          </table:table-cell>
          <table:table-cell office:value-type="float" office:value="13.8160978357966" calcext:value-type="float">
            <text:p>13,8161</text:p>
          </table:table-cell>
          <table:table-cell table:style-name="ce9" table:number-columns-repeated="2"/>
          <table:table-cell table:style-name="Default" office:value-type="float" office:value="6.82251225879872" calcext:value-type="float">
            <text:p>6,82251225879872</text:p>
          </table:table-cell>
          <table:table-cell table:style-name="Default" office:value-type="float" office:value="3.39441113568427" calcext:value-type="float">
            <text:p>3,39441113568427</text:p>
          </table:table-cell>
          <table:table-cell table:style-name="Default" office:value-type="float" office:value="7.74177202566016" calcext:value-type="float">
            <text:p>7,74177202566016</text:p>
          </table:table-cell>
          <table:table-cell table:style-name="Default"/>
          <table:table-cell/>
          <table:table-cell table:style-name="Default" office:value-type="float" office:value="4.3399004468064" calcext:value-type="float">
            <text:p>4,3399004468064</text:p>
          </table:table-cell>
          <table:table-cell table:style-name="Default" office:value-type="float" office:value="2.54804009485111" calcext:value-type="float">
            <text:p>2,54804009485111</text:p>
          </table:table-cell>
          <table:table-cell table:style-name="Default" office:value-type="float" office:value="6.51029795197533" calcext:value-type="float">
            <text:p>6,51029795197533</text:p>
          </table:table-cell>
          <table:table-cell table:number-columns-repeated="2"/>
          <table:table-cell table:style-name="Default" office:value-type="float" office:value="3.6556638968576" calcext:value-type="float">
            <text:p>3,6556638968576</text:p>
          </table:table-cell>
          <table:table-cell table:style-name="Default" office:value-type="float" office:value="2.50562389724957" calcext:value-type="float">
            <text:p>2,50562389724957</text:p>
          </table:table-cell>
          <table:table-cell table:style-name="Default" office:value-type="float" office:value="5.38849147775654" calcext:value-type="float">
            <text:p>5,388491477756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.99931813788483" calcext:value-type="float">
            <text:p>6,9993</text:p>
          </table:table-cell>
          <table:table-cell office:value-type="float" office:value="3.80691126065869" calcext:value-type="float">
            <text:p>3,8069</text:p>
          </table:table-cell>
          <table:table-cell office:value-type="float" office:value="6.64424110950719" calcext:value-type="float">
            <text:p>6,6442</text:p>
          </table:table-cell>
          <table:table-cell table:style-name="ce9" table:number-columns-repeated="2"/>
          <table:table-cell table:style-name="Default" office:value-type="float" office:value="16.7561781625982" calcext:value-type="float">
            <text:p>16,7561781625982</text:p>
          </table:table-cell>
          <table:table-cell table:style-name="Default" office:value-type="float" office:value="9.34300244346279" calcext:value-type="float">
            <text:p>9,34300244346279</text:p>
          </table:table-cell>
          <table:table-cell table:style-name="Default" office:value-type="float" office:value="28.5217759092078" calcext:value-type="float">
            <text:p>28,5217759092078</text:p>
          </table:table-cell>
          <table:table-cell table:style-name="Default"/>
          <table:table-cell/>
          <table:table-cell table:style-name="Default" office:value-type="float" office:value="3.09771434473944" calcext:value-type="float">
            <text:p>3,09771434473944</text:p>
          </table:table-cell>
          <table:table-cell table:style-name="Default" office:value-type="float" office:value="1.26580567779732" calcext:value-type="float">
            <text:p>1,26580567779732</text:p>
          </table:table-cell>
          <table:table-cell table:style-name="Default" office:value-type="float" office:value="4.97015877869556" calcext:value-type="float">
            <text:p>4,97015877869556</text:p>
          </table:table-cell>
          <table:table-cell table:number-columns-repeated="2"/>
          <table:table-cell table:style-name="Default" office:value-type="float" office:value="6.868660378706" calcext:value-type="float">
            <text:p>6,868660378706</text:p>
          </table:table-cell>
          <table:table-cell table:style-name="Default" office:value-type="float" office:value="5.43241020053797" calcext:value-type="float">
            <text:p>5,43241020053797</text:p>
          </table:table-cell>
          <table:table-cell table:style-name="Default" office:value-type="float" office:value="9.99687131112174" calcext:value-type="float">
            <text:p>9,996871311121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.8402150160988" calcext:value-type="float">
            <text:p>21,8402</text:p>
          </table:table-cell>
          <table:table-cell office:value-type="float" office:value="14.1180662706215" calcext:value-type="float">
            <text:p>14,1181</text:p>
          </table:table-cell>
          <table:table-cell office:value-type="float" office:value="38.2996391422118" calcext:value-type="float">
            <text:p>38,2996</text:p>
          </table:table-cell>
          <table:table-cell table:style-name="ce9" table:number-columns-repeated="2"/>
          <table:table-cell table:style-name="Default" office:value-type="float" office:value="6.05669066737071" calcext:value-type="float">
            <text:p>6,05669066737071</text:p>
          </table:table-cell>
          <table:table-cell table:style-name="Default" office:value-type="float" office:value="4.0545153222997" calcext:value-type="float">
            <text:p>4,0545153222997</text:p>
          </table:table-cell>
          <table:table-cell table:style-name="Default" office:value-type="float" office:value="11.9796265446024" calcext:value-type="float">
            <text:p>11,9796265446024</text:p>
          </table:table-cell>
          <table:table-cell table:style-name="Default"/>
          <table:table-cell/>
          <table:table-cell table:style-name="Default" office:value-type="float" office:value="10.1974627972438" calcext:value-type="float">
            <text:p>10,1974627972438</text:p>
          </table:table-cell>
          <table:table-cell table:style-name="Default" office:value-type="float" office:value="9.73255455881168" calcext:value-type="float">
            <text:p>9,73255455881168</text:p>
          </table:table-cell>
          <table:table-cell table:style-name="Default" office:value-type="float" office:value="11.4930660203547" calcext:value-type="float">
            <text:p>11,4930660203547</text:p>
          </table:table-cell>
          <table:table-cell table:number-columns-repeated="2"/>
          <table:table-cell table:style-name="Default" office:value-type="float" office:value="7.06711715494447" calcext:value-type="float">
            <text:p>7,06711715494447</text:p>
          </table:table-cell>
          <table:table-cell table:style-name="Default" office:value-type="float" office:value="5.05570440827661" calcext:value-type="float">
            <text:p>5,05570440827661</text:p>
          </table:table-cell>
          <table:table-cell table:style-name="Default" office:value-type="float" office:value="18.2415695038664" calcext:value-type="float">
            <text:p>18,241569503866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.7800950292888" calcext:value-type="float">
            <text:p>11,7801</text:p>
          </table:table-cell>
          <table:table-cell office:value-type="float" office:value="6.20821445560106" calcext:value-type="float">
            <text:p>6,2082</text:p>
          </table:table-cell>
          <table:table-cell office:value-type="float" office:value="15.3394801070946" calcext:value-type="float">
            <text:p>15,3395</text:p>
          </table:table-cell>
          <table:table-cell table:style-name="ce9" table:number-columns-repeated="2"/>
          <table:table-cell table:style-name="Default" office:value-type="float" office:value="7.99952590254403" calcext:value-type="float">
            <text:p>7,99952590254403</text:p>
          </table:table-cell>
          <table:table-cell table:style-name="Default" office:value-type="float" office:value="5.11413626961774" calcext:value-type="float">
            <text:p>5,11413626961774</text:p>
          </table:table-cell>
          <table:table-cell table:style-name="Default" office:value-type="float" office:value="12.8448146407762" calcext:value-type="float">
            <text:p>12,8448146407762</text:p>
          </table:table-cell>
          <table:table-cell table:style-name="Default"/>
          <table:table-cell/>
          <table:table-cell table:style-name="Default" office:value-type="float" office:value="6.44852198737452" calcext:value-type="float">
            <text:p>6,44852198737452</text:p>
          </table:table-cell>
          <table:table-cell table:style-name="Default" office:value-type="float" office:value="6.03039239268447" calcext:value-type="float">
            <text:p>6,03039239268447</text:p>
          </table:table-cell>
          <table:table-cell table:style-name="Default" office:value-type="float" office:value="8.25453004814219" calcext:value-type="float">
            <text:p>8,25453004814219</text:p>
          </table:table-cell>
          <table:table-cell table:number-columns-repeated="2"/>
          <table:table-cell table:style-name="Default" office:value-type="float" office:value="11.7380855991372" calcext:value-type="float">
            <text:p>11,7380855991372</text:p>
          </table:table-cell>
          <table:table-cell table:style-name="Default" office:value-type="float" office:value="10.8918324680054" calcext:value-type="float">
            <text:p>10,8918324680054</text:p>
          </table:table-cell>
          <table:table-cell table:style-name="Default" office:value-type="float" office:value="14.2198127805333" calcext:value-type="float">
            <text:p>14,2198127805333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$16:.B$25])" office:value-type="float" office:value="10.2239848092513" calcext:value-type="float">
            <text:p>10,2240</text:p>
          </table:table-cell>
          <table:table-cell table:style-name="ce8" table:formula="of:=AVERAGE([.C$16:.C$25])" office:value-type="float" office:value="6.63196291860199" calcext:value-type="float">
            <text:p>6,6320</text:p>
          </table:table-cell>
          <table:table-cell table:style-name="ce8" table:formula="of:=AVERAGE([.D$16:.D$25])" office:value-type="float" office:value="16.2841008492849" calcext:value-type="float">
            <text:p>16,2841</text:p>
          </table:table-cell>
          <table:table-cell table:style-name="ce8" table:number-columns-repeated="2"/>
          <table:table-cell table:style-name="ce12" table:formula="of:=AVERAGE([.G$16:.G$25])" office:value-type="float" office:value="7.59088955313412" calcext:value-type="float">
            <text:p>7,5909</text:p>
          </table:table-cell>
          <table:table-cell table:style-name="ce12" table:formula="of:=AVERAGE([.H$16:.H$25])" office:value-type="float" office:value="4.89871998788255" calcext:value-type="float">
            <text:p>4,8987</text:p>
          </table:table-cell>
          <table:table-cell table:style-name="ce12" table:formula="of:=AVERAGE([.I$16:.I$25])" office:value-type="float" office:value="12.3762480255425" calcext:value-type="float">
            <text:p>12,3762</text:p>
          </table:table-cell>
          <table:table-cell table:style-name="Default"/>
          <table:table-cell table:style-name="ce8" office:value-type="string" calcext:value-type="string">
            <text:p>mean:</text:p>
          </table:table-cell>
          <table:table-cell table:style-name="ce8" table:formula="of:=AVERAGE([.L16:.L25])" office:value-type="float" office:value="5.83851489342142" calcext:value-type="float">
            <text:p>5,8385</text:p>
          </table:table-cell>
          <table:table-cell table:style-name="ce8" table:formula="of:=AVERAGE([.M16:.M25])" office:value-type="float" office:value="4.28636508976053" calcext:value-type="float">
            <text:p>4,2864</text:p>
          </table:table-cell>
          <table:table-cell table:style-name="ce8" table:formula="of:=AVERAGE([.N16:.N25])" office:value-type="float" office:value="9.88967143230935" calcext:value-type="float">
            <text:p>9,8897</text:p>
          </table:table-cell>
          <table:table-cell table:style-name="ce8" table:number-columns-repeated="2"/>
          <table:table-cell table:style-name="ce8" table:formula="of:=AVERAGE([.Q$16:.Q$25])" office:value-type="float" office:value="7.5152637101607" calcext:value-type="float">
            <text:p>7,5153</text:p>
          </table:table-cell>
          <table:table-cell table:style-name="ce8" table:formula="of:=AVERAGE([.R$16:.R$25])" office:value-type="float" office:value="6.09179024720495" calcext:value-type="float">
            <text:p>6,0918</text:p>
          </table:table-cell>
          <table:table-cell table:style-name="ce8" table:formula="of:=AVERAGE([.S$16:.S$25])" office:value-type="float" office:value="11.900994344615" calcext:value-type="float">
            <text:p>11,9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l1 – Xbh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Default"/>
          <table:table-cell office:value-type="string" calcext:value-type="string">
            <text:p>Col1 – Xbh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.3557833097779" calcext:value-type="float">
            <text:p>12,3558</text:p>
          </table:table-cell>
          <table:table-cell office:value-type="float" office:value="11.5995757500359" calcext:value-type="float">
            <text:p>11,5996</text:p>
          </table:table-cell>
          <table:table-cell office:value-type="float" office:value="23.7390067385226" calcext:value-type="float">
            <text:p>23,7390</text:p>
          </table:table-cell>
          <table:table-cell table:number-columns-repeated="2"/>
          <table:table-cell table:style-name="Default" office:value-type="float" office:value="10.9788539609346" calcext:value-type="float">
            <text:p>10,9788539609346</text:p>
          </table:table-cell>
          <table:table-cell table:style-name="Default" office:value-type="float" office:value="9.99650471219265" calcext:value-type="float">
            <text:p>9,99650471219265</text:p>
          </table:table-cell>
          <table:table-cell table:style-name="Default" office:value-type="float" office:value="18.3684705818241" calcext:value-type="float">
            <text:p>18,3684705818241</text:p>
          </table:table-cell>
          <table:table-cell table:style-name="Default"/>
          <table:table-cell/>
          <table:table-cell table:style-name="Default" office:value-type="float" office:value="8.71495060090613" calcext:value-type="float">
            <text:p>8,71495060090613</text:p>
          </table:table-cell>
          <table:table-cell table:style-name="Default" office:value-type="float" office:value="8.37439869738781" calcext:value-type="float">
            <text:p>8,37439869738781</text:p>
          </table:table-cell>
          <table:table-cell table:style-name="Default" office:value-type="float" office:value="13.9786348516318" calcext:value-type="float">
            <text:p>13,9786348516318</text:p>
          </table:table-cell>
          <table:table-cell table:number-columns-repeated="2"/>
          <table:table-cell table:style-name="Default" office:value-type="float" office:value="11.4667273167358" calcext:value-type="float">
            <text:p>11,4667273167358</text:p>
          </table:table-cell>
          <table:table-cell table:style-name="Default" office:value-type="float" office:value="11.3082143515433" calcext:value-type="float">
            <text:p>11,3082143515433</text:p>
          </table:table-cell>
          <table:table-cell table:style-name="Default" office:value-type="float" office:value="16.4794458578096" calcext:value-type="float">
            <text:p>16,47944585780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.4227915256761" calcext:value-type="float">
            <text:p>25,4228</text:p>
          </table:table-cell>
          <table:table-cell office:value-type="float" office:value="23.7859806070738" calcext:value-type="float">
            <text:p>23,7860</text:p>
          </table:table-cell>
          <table:table-cell office:value-type="float" office:value="37.2436348334473" calcext:value-type="float">
            <text:p>37,2436</text:p>
          </table:table-cell>
          <table:table-cell table:style-name="ce9" table:number-columns-repeated="2"/>
          <table:table-cell table:style-name="Default" office:value-type="float" office:value="10.8678710137226" calcext:value-type="float">
            <text:p>10,8678710137226</text:p>
          </table:table-cell>
          <table:table-cell table:style-name="Default" office:value-type="float" office:value="10.5214119902091" calcext:value-type="float">
            <text:p>10,5214119902091</text:p>
          </table:table-cell>
          <table:table-cell table:style-name="Default" office:value-type="float" office:value="13.9814051249418" calcext:value-type="float">
            <text:p>13,9814051249418</text:p>
          </table:table-cell>
          <table:table-cell table:style-name="Default"/>
          <table:table-cell/>
          <table:table-cell table:style-name="Default" office:value-type="float" office:value="9.86900312372107" calcext:value-type="float">
            <text:p>9,86900312372107</text:p>
          </table:table-cell>
          <table:table-cell table:style-name="Default" office:value-type="float" office:value="9.11268808325206" calcext:value-type="float">
            <text:p>9,11268808325206</text:p>
          </table:table-cell>
          <table:table-cell table:style-name="Default" office:value-type="float" office:value="12.1966878504512" calcext:value-type="float">
            <text:p>12,1966878504512</text:p>
          </table:table-cell>
          <table:table-cell table:number-columns-repeated="2"/>
          <table:table-cell table:style-name="Default" office:value-type="float" office:value="8.54026379888403" calcext:value-type="float">
            <text:p>8,54026379888403</text:p>
          </table:table-cell>
          <table:table-cell table:style-name="Default" office:value-type="float" office:value="8.26289520916581" calcext:value-type="float">
            <text:p>8,26289520916581</text:p>
          </table:table-cell>
          <table:table-cell table:style-name="Default" office:value-type="float" office:value="11.9898263394151" calcext:value-type="float">
            <text:p>11,989826339415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.1732803587274" calcext:value-type="float">
            <text:p>14,1733</text:p>
          </table:table-cell>
          <table:table-cell office:value-type="float" office:value="14.1779750307749" calcext:value-type="float">
            <text:p>14,1780</text:p>
          </table:table-cell>
          <table:table-cell office:value-type="float" office:value="17.6292122656754" calcext:value-type="float">
            <text:p>17,6292</text:p>
          </table:table-cell>
          <table:table-cell table:style-name="ce9" table:number-columns-repeated="2"/>
          <table:table-cell table:style-name="Default" office:value-type="float" office:value="17.5875697909584" calcext:value-type="float">
            <text:p>17,5875697909584</text:p>
          </table:table-cell>
          <table:table-cell table:style-name="Default" office:value-type="float" office:value="16.9172082536526" calcext:value-type="float">
            <text:p>16,9172082536526</text:p>
          </table:table-cell>
          <table:table-cell table:style-name="Default" office:value-type="float" office:value="21.6772628336227" calcext:value-type="float">
            <text:p>21,6772628336227</text:p>
          </table:table-cell>
          <table:table-cell table:style-name="Default"/>
          <table:table-cell/>
          <table:table-cell table:style-name="Default" office:value-type="float" office:value="14.4414996051334" calcext:value-type="float">
            <text:p>14,4414996051334</text:p>
          </table:table-cell>
          <table:table-cell table:style-name="Default" office:value-type="float" office:value="13.6354052819706" calcext:value-type="float">
            <text:p>13,6354052819706</text:p>
          </table:table-cell>
          <table:table-cell table:style-name="Default" office:value-type="float" office:value="16.6898056336835" calcext:value-type="float">
            <text:p>16,6898056336835</text:p>
          </table:table-cell>
          <table:table-cell table:number-columns-repeated="2"/>
          <table:table-cell table:style-name="Default" office:value-type="float" office:value="14.0073462542557" calcext:value-type="float">
            <text:p>14,0073462542557</text:p>
          </table:table-cell>
          <table:table-cell table:style-name="Default" office:value-type="float" office:value="13.3524630083525" calcext:value-type="float">
            <text:p>13,3524630083525</text:p>
          </table:table-cell>
          <table:table-cell table:style-name="Default" office:value-type="float" office:value="20.7815707440223" calcext:value-type="float">
            <text:p>20,781570744022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.0837854247853" calcext:value-type="float">
            <text:p>17,0838</text:p>
          </table:table-cell>
          <table:table-cell office:value-type="float" office:value="16.9351449715419" calcext:value-type="float">
            <text:p>16,9351</text:p>
          </table:table-cell>
          <table:table-cell office:value-type="float" office:value="20.0008245785064" calcext:value-type="float">
            <text:p>20,0008</text:p>
          </table:table-cell>
          <table:table-cell table:style-name="ce9" table:number-columns-repeated="2"/>
          <table:table-cell table:style-name="Default" office:value-type="float" office:value="12.6218537030726" calcext:value-type="float">
            <text:p>12,6218537030726</text:p>
          </table:table-cell>
          <table:table-cell table:style-name="Default" office:value-type="float" office:value="11.9865859259572" calcext:value-type="float">
            <text:p>11,9865859259572</text:p>
          </table:table-cell>
          <table:table-cell table:style-name="Default" office:value-type="float" office:value="16.694404734718" calcext:value-type="float">
            <text:p>16,694404734718</text:p>
          </table:table-cell>
          <table:table-cell table:style-name="Default"/>
          <table:table-cell/>
          <table:table-cell table:style-name="Default" office:value-type="float" office:value="19.5256857247955" calcext:value-type="float">
            <text:p>19,5256857247955</text:p>
          </table:table-cell>
          <table:table-cell table:style-name="Default" office:value-type="float" office:value="18.4555472830544" calcext:value-type="float">
            <text:p>18,4555472830544</text:p>
          </table:table-cell>
          <table:table-cell table:style-name="Default" office:value-type="float" office:value="24.8763036332075" calcext:value-type="float">
            <text:p>24,8763036332075</text:p>
          </table:table-cell>
          <table:table-cell table:number-columns-repeated="2"/>
          <table:table-cell table:style-name="Default" office:value-type="float" office:value="11.975874522475" calcext:value-type="float">
            <text:p>11,975874522475</text:p>
          </table:table-cell>
          <table:table-cell table:style-name="Default" office:value-type="float" office:value="11.8469733265504" calcext:value-type="float">
            <text:p>11,8469733265504</text:p>
          </table:table-cell>
          <table:table-cell table:style-name="Default" office:value-type="float" office:value="18.3144549031085" calcext:value-type="float">
            <text:p>18,31445490310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.7962883475774" calcext:value-type="float">
            <text:p>14,7963</text:p>
          </table:table-cell>
          <table:table-cell office:value-type="float" office:value="13.6229221478648" calcext:value-type="float">
            <text:p>13,6229</text:p>
          </table:table-cell>
          <table:table-cell office:value-type="float" office:value="19.2578653098962" calcext:value-type="float">
            <text:p>19,2579</text:p>
          </table:table-cell>
          <table:table-cell table:style-name="ce9" table:number-columns-repeated="2"/>
          <table:table-cell table:style-name="Default" office:value-type="float" office:value="19.4048435798352" calcext:value-type="float">
            <text:p>19,4048435798352</text:p>
          </table:table-cell>
          <table:table-cell table:style-name="Default" office:value-type="float" office:value="18.7817781153765" calcext:value-type="float">
            <text:p>18,7817781153765</text:p>
          </table:table-cell>
          <table:table-cell table:style-name="Default" office:value-type="float" office:value="26.8101986909407" calcext:value-type="float">
            <text:p>26,8101986909407</text:p>
          </table:table-cell>
          <table:table-cell table:style-name="Default"/>
          <table:table-cell/>
          <table:table-cell table:style-name="Default" office:value-type="float" office:value="20.8056810349062" calcext:value-type="float">
            <text:p>20,8056810349062</text:p>
          </table:table-cell>
          <table:table-cell table:style-name="Default" office:value-type="float" office:value="19.195352092036" calcext:value-type="float">
            <text:p>19,195352092036</text:p>
          </table:table-cell>
          <table:table-cell table:style-name="Default" office:value-type="float" office:value="29.0059582215247" calcext:value-type="float">
            <text:p>29,0059582215247</text:p>
          </table:table-cell>
          <table:table-cell table:number-columns-repeated="2"/>
          <table:table-cell table:style-name="Default" office:value-type="float" office:value="11.0647953050209" calcext:value-type="float">
            <text:p>11,0647953050209</text:p>
          </table:table-cell>
          <table:table-cell table:style-name="Default" office:value-type="float" office:value="9.59267593267072" calcext:value-type="float">
            <text:p>9,59267593267072</text:p>
          </table:table-cell>
          <table:table-cell table:style-name="Default" office:value-type="float" office:value="16.8998185603172" calcext:value-type="float">
            <text:p>16,89981856031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.3920180848184" calcext:value-type="float">
            <text:p>23,3920</text:p>
          </table:table-cell>
          <table:table-cell office:value-type="float" office:value="21.772436944435" calcext:value-type="float">
            <text:p>21,7724</text:p>
          </table:table-cell>
          <table:table-cell office:value-type="float" office:value="31.724825935094" calcext:value-type="float">
            <text:p>31,7248</text:p>
          </table:table-cell>
          <table:table-cell table:style-name="ce9" table:number-columns-repeated="2"/>
          <table:table-cell table:style-name="Default" office:value-type="float" office:value="7.78528914843949" calcext:value-type="float">
            <text:p>7,78528914843949</text:p>
          </table:table-cell>
          <table:table-cell table:style-name="Default" office:value-type="float" office:value="6.87673482625511" calcext:value-type="float">
            <text:p>6,87673482625511</text:p>
          </table:table-cell>
          <table:table-cell table:style-name="Default" office:value-type="float" office:value="10.679118741619" calcext:value-type="float">
            <text:p>10,679118741619</text:p>
          </table:table-cell>
          <table:table-cell table:style-name="Default"/>
          <table:table-cell/>
          <table:table-cell table:style-name="Default" office:value-type="float" office:value="10.955684415636" calcext:value-type="float">
            <text:p>10,955684415636</text:p>
          </table:table-cell>
          <table:table-cell table:style-name="Default" office:value-type="float" office:value="10.5309354332575" calcext:value-type="float">
            <text:p>10,5309354332575</text:p>
          </table:table-cell>
          <table:table-cell table:style-name="Default" office:value-type="float" office:value="19.5013955762002" calcext:value-type="float">
            <text:p>19,5013955762002</text:p>
          </table:table-cell>
          <table:table-cell table:number-columns-repeated="2"/>
          <table:table-cell table:style-name="Default" office:value-type="float" office:value="13.1219479982695" calcext:value-type="float">
            <text:p>13,1219479982695</text:p>
          </table:table-cell>
          <table:table-cell table:style-name="Default" office:value-type="float" office:value="12.817881215671" calcext:value-type="float">
            <text:p>12,817881215671</text:p>
          </table:table-cell>
          <table:table-cell table:style-name="Default" office:value-type="float" office:value="17.0988857866759" calcext:value-type="float">
            <text:p>17,09888578667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.972982830706" calcext:value-type="float">
            <text:p>20,9730</text:p>
          </table:table-cell>
          <table:table-cell office:value-type="float" office:value="19.4096722159786" calcext:value-type="float">
            <text:p>19,4097</text:p>
          </table:table-cell>
          <table:table-cell office:value-type="float" office:value="26.5432601982277" calcext:value-type="float">
            <text:p>26,5433</text:p>
          </table:table-cell>
          <table:table-cell table:style-name="ce9" table:number-columns-repeated="2"/>
          <table:table-cell table:style-name="Default" office:value-type="float" office:value="13.5143601794819" calcext:value-type="float">
            <text:p>13,5143601794819</text:p>
          </table:table-cell>
          <table:table-cell table:style-name="Default" office:value-type="float" office:value="12.8892468482766" calcext:value-type="float">
            <text:p>12,8892468482766</text:p>
          </table:table-cell>
          <table:table-cell table:style-name="Default" office:value-type="float" office:value="17.6164077634203" calcext:value-type="float">
            <text:p>17,6164077634203</text:p>
          </table:table-cell>
          <table:table-cell table:style-name="Default"/>
          <table:table-cell/>
          <table:table-cell table:style-name="Default" office:value-type="float" office:value="13.5655439382046" calcext:value-type="float">
            <text:p>13,5655439382046</text:p>
          </table:table-cell>
          <table:table-cell table:style-name="Default" office:value-type="float" office:value="12.9511704809536" calcext:value-type="float">
            <text:p>12,9511704809536</text:p>
          </table:table-cell>
          <table:table-cell table:style-name="Default" office:value-type="float" office:value="18.4771603960955" calcext:value-type="float">
            <text:p>18,4771603960955</text:p>
          </table:table-cell>
          <table:table-cell table:number-columns-repeated="2"/>
          <table:table-cell table:style-name="Default" office:value-type="float" office:value="11.284740876207" calcext:value-type="float">
            <text:p>11,284740876207</text:p>
          </table:table-cell>
          <table:table-cell table:style-name="Default" office:value-type="float" office:value="11.3194533253326" calcext:value-type="float">
            <text:p>11,3194533253326</text:p>
          </table:table-cell>
          <table:table-cell table:style-name="Default" office:value-type="float" office:value="17.6222489817603" calcext:value-type="float">
            <text:p>17,622248981760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.1492192524258" calcext:value-type="float">
            <text:p>12,1492</text:p>
          </table:table-cell>
          <table:table-cell office:value-type="float" office:value="10.3849726969405" calcext:value-type="float">
            <text:p>10,3850</text:p>
          </table:table-cell>
          <table:table-cell office:value-type="float" office:value="14.5773619959068" calcext:value-type="float">
            <text:p>14,5774</text:p>
          </table:table-cell>
          <table:table-cell table:style-name="ce9" table:number-columns-repeated="2"/>
          <table:table-cell table:style-name="Default" office:value-type="float" office:value="20.2106943871795" calcext:value-type="float">
            <text:p>20,2106943871795</text:p>
          </table:table-cell>
          <table:table-cell table:style-name="Default" office:value-type="float" office:value="18.9357491509556" calcext:value-type="float">
            <text:p>18,9357491509556</text:p>
          </table:table-cell>
          <table:table-cell table:style-name="Default" office:value-type="float" office:value="25.6061074457669" calcext:value-type="float">
            <text:p>25,6061074457669</text:p>
          </table:table-cell>
          <table:table-cell table:style-name="Default"/>
          <table:table-cell/>
          <table:table-cell table:style-name="Default" office:value-type="float" office:value="11.6062084668962" calcext:value-type="float">
            <text:p>11,6062084668962</text:p>
          </table:table-cell>
          <table:table-cell table:style-name="Default" office:value-type="float" office:value="11.4470143128225" calcext:value-type="float">
            <text:p>11,4470143128225</text:p>
          </table:table-cell>
          <table:table-cell table:style-name="Default" office:value-type="float" office:value="13.0833912997422" calcext:value-type="float">
            <text:p>13,0833912997422</text:p>
          </table:table-cell>
          <table:table-cell table:number-columns-repeated="2"/>
          <table:table-cell table:style-name="Default" office:value-type="float" office:value="12.4711016347856" calcext:value-type="float">
            <text:p>12,4711016347856</text:p>
          </table:table-cell>
          <table:table-cell table:style-name="Default" office:value-type="float" office:value="12.3669939791073" calcext:value-type="float">
            <text:p>12,3669939791073</text:p>
          </table:table-cell>
          <table:table-cell table:style-name="Default" office:value-type="float" office:value="16.4630366078167" calcext:value-type="float">
            <text:p>16,463036607816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.5703416074332" calcext:value-type="float">
            <text:p>19,5703</text:p>
          </table:table-cell>
          <table:table-cell office:value-type="float" office:value="17.5230700000446" calcext:value-type="float">
            <text:p>17,5231</text:p>
          </table:table-cell>
          <table:table-cell office:value-type="float" office:value="24.6321135094181" calcext:value-type="float">
            <text:p>24,6321</text:p>
          </table:table-cell>
          <table:table-cell table:style-name="ce9" table:number-columns-repeated="2"/>
          <table:table-cell table:style-name="Default" office:value-type="float" office:value="17.211457753856" calcext:value-type="float">
            <text:p>17,211457753856</text:p>
          </table:table-cell>
          <table:table-cell table:style-name="Default" office:value-type="float" office:value="16.8205109307114" calcext:value-type="float">
            <text:p>16,8205109307114</text:p>
          </table:table-cell>
          <table:table-cell table:style-name="Default" office:value-type="float" office:value="58.3763994780282" calcext:value-type="float">
            <text:p>58,3763994780282</text:p>
          </table:table-cell>
          <table:table-cell table:style-name="Default"/>
          <table:table-cell/>
          <table:table-cell table:style-name="Default" office:value-type="float" office:value="12.8605013849599" calcext:value-type="float">
            <text:p>12,8605013849599</text:p>
          </table:table-cell>
          <table:table-cell table:style-name="Default" office:value-type="float" office:value="12.3404071486189" calcext:value-type="float">
            <text:p>12,3404071486189</text:p>
          </table:table-cell>
          <table:table-cell table:style-name="Default" office:value-type="float" office:value="17.1505118367144" calcext:value-type="float">
            <text:p>17,1505118367144</text:p>
          </table:table-cell>
          <table:table-cell table:number-columns-repeated="2"/>
          <table:table-cell table:style-name="Default" office:value-type="float" office:value="9.86480443078014" calcext:value-type="float">
            <text:p>9,86480443078014</text:p>
          </table:table-cell>
          <table:table-cell table:style-name="Default" office:value-type="float" office:value="9.35832477481484" calcext:value-type="float">
            <text:p>9,35832477481484</text:p>
          </table:table-cell>
          <table:table-cell table:style-name="Default" office:value-type="float" office:value="18.0294760032579" calcext:value-type="float">
            <text:p>18,02947600325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.6771083539094" calcext:value-type="float">
            <text:p>32,6771</text:p>
          </table:table-cell>
          <table:table-cell office:value-type="float" office:value="27.0841837058711" calcext:value-type="float">
            <text:p>27,0842</text:p>
          </table:table-cell>
          <table:table-cell office:value-type="float" office:value="43.9717048582263" calcext:value-type="float">
            <text:p>43,9717</text:p>
          </table:table-cell>
          <table:table-cell table:style-name="ce9" table:number-columns-repeated="2"/>
          <table:table-cell table:style-name="Default" office:value-type="float" office:value="17.5687147596592" calcext:value-type="float">
            <text:p>17,5687147596592</text:p>
          </table:table-cell>
          <table:table-cell table:style-name="Default" office:value-type="float" office:value="16.9294802583647" calcext:value-type="float">
            <text:p>16,9294802583647</text:p>
          </table:table-cell>
          <table:table-cell table:style-name="Default" office:value-type="float" office:value="23.0727235528111" calcext:value-type="float">
            <text:p>23,0727235528111</text:p>
          </table:table-cell>
          <table:table-cell table:style-name="Default"/>
          <table:table-cell/>
          <table:table-cell table:style-name="Default" office:value-type="float" office:value="14.8957018005759" calcext:value-type="float">
            <text:p>14,8957018005759</text:p>
          </table:table-cell>
          <table:table-cell table:style-name="Default" office:value-type="float" office:value="14.7919678081053" calcext:value-type="float">
            <text:p>14,7919678081053</text:p>
          </table:table-cell>
          <table:table-cell table:style-name="Default" office:value-type="float" office:value="21.0785274167431" calcext:value-type="float">
            <text:p>21,0785274167431</text:p>
          </table:table-cell>
          <table:table-cell table:number-columns-repeated="2"/>
          <table:table-cell table:style-name="Default" office:value-type="float" office:value="14.4716959523941" calcext:value-type="float">
            <text:p>14,4716959523941</text:p>
          </table:table-cell>
          <table:table-cell table:style-name="Default" office:value-type="float" office:value="14.1286051987251" calcext:value-type="float">
            <text:p>14,1286051987251</text:p>
          </table:table-cell>
          <table:table-cell table:style-name="Default" office:value-type="float" office:value="21.0588088062882" calcext:value-type="float">
            <text:p>21,0588088062882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$28:.B$37])" office:value-type="float" office:value="19.2593599095837" calcext:value-type="float">
            <text:p>19,2594</text:p>
          </table:table-cell>
          <table:table-cell table:style-name="ce8" table:formula="of:=AVERAGE([.C$28:.C$37])" office:value-type="float" office:value="17.6295934070561" calcext:value-type="float">
            <text:p>17,6296</text:p>
          </table:table-cell>
          <table:table-cell table:style-name="ce8" table:formula="of:=AVERAGE([.D$28:.D$37])" office:value-type="float" office:value="25.9319810222921" calcext:value-type="float">
            <text:p>25,9320</text:p>
          </table:table-cell>
          <table:table-cell table:style-name="ce8" table:number-columns-repeated="2"/>
          <table:table-cell table:style-name="ce12" table:formula="of:=AVERAGE([.G$28:.G$37])" office:value-type="float" office:value="14.7751508277139" calcext:value-type="float">
            <text:p>14,7752</text:p>
          </table:table-cell>
          <table:table-cell table:style-name="ce12" table:formula="of:=AVERAGE([.H$28:.H$37])" office:value-type="float" office:value="14.0655211011952" calcext:value-type="float">
            <text:p>14,0655</text:p>
          </table:table-cell>
          <table:table-cell table:style-name="ce12" table:formula="of:=AVERAGE([.I$28:.I$37])" office:value-type="float" office:value="23.2882498947693" calcext:value-type="float">
            <text:p>23,2882</text:p>
          </table:table-cell>
          <table:table-cell table:style-name="Default"/>
          <table:table-cell table:style-name="ce8" office:value-type="string" calcext:value-type="string">
            <text:p>mean:</text:p>
          </table:table-cell>
          <table:table-cell table:style-name="ce8" table:formula="of:=AVERAGE([.L28:.L37])" office:value-type="float" office:value="13.7240460095735" calcext:value-type="float">
            <text:p>13,7240</text:p>
          </table:table-cell>
          <table:table-cell table:style-name="ce8" table:formula="of:=AVERAGE([.M28:.M37])" office:value-type="float" office:value="13.0834886621459" calcext:value-type="float">
            <text:p>13,0835</text:p>
          </table:table-cell>
          <table:table-cell table:style-name="ce8" table:formula="of:=AVERAGE([.N28:.N37])" office:value-type="float" office:value="18.6038376715994" calcext:value-type="float">
            <text:p>18,6038</text:p>
          </table:table-cell>
          <table:table-cell table:style-name="ce8" table:number-columns-repeated="2"/>
          <table:table-cell table:style-name="ce8" table:formula="of:=AVERAGE([.Q$28:.Q$37])" office:value-type="float" office:value="11.8269298089808" calcext:value-type="float">
            <text:p>11,8269</text:p>
          </table:table-cell>
          <table:table-cell table:style-name="ce8" table:formula="of:=AVERAGE([.R$28:.R$37])" office:value-type="float" office:value="11.4354480321934" calcext:value-type="float">
            <text:p>11,4354</text:p>
          </table:table-cell>
          <table:table-cell table:style-name="ce8" table:formula="of:=AVERAGE([.S$28:.S$37])" office:value-type="float" office:value="17.4737572590472" calcext:value-type="float">
            <text:p>17,47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l2 – Xba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Default"/>
          <table:table-cell office:value-type="string" calcext:value-type="string">
            <text:p>Col2 – Xba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.6740635005131" calcext:value-type="float">
            <text:p>20,6741</text:p>
          </table:table-cell>
          <table:table-cell office:value-type="float" office:value="17.3194900196658" calcext:value-type="float">
            <text:p>17,3195</text:p>
          </table:table-cell>
          <table:table-cell office:value-type="float" office:value="97.0534661683148" calcext:value-type="float">
            <text:p>97,0535</text:p>
          </table:table-cell>
          <table:table-cell table:style-name="ce9" table:number-columns-repeated="2"/>
          <table:table-cell table:style-name="Default" office:value-type="float" office:value="9.76578351608228" calcext:value-type="float">
            <text:p>9,76578351608228</text:p>
          </table:table-cell>
          <table:table-cell table:style-name="Default" office:value-type="float" office:value="8.98988492612721" calcext:value-type="float">
            <text:p>8,98988492612721</text:p>
          </table:table-cell>
          <table:table-cell table:style-name="Default" office:value-type="float" office:value="66.5523583216001" calcext:value-type="float">
            <text:p>66,5523583216001</text:p>
          </table:table-cell>
          <table:table-cell table:style-name="Default"/>
          <table:table-cell/>
          <table:table-cell table:style-name="Default" office:value-type="float" office:value="4.60532415268918" calcext:value-type="float">
            <text:p>4,60532415268918</text:p>
          </table:table-cell>
          <table:table-cell table:style-name="Default" office:value-type="float" office:value="5.03917689105798" calcext:value-type="float">
            <text:p>5,03917689105798</text:p>
          </table:table-cell>
          <table:table-cell table:style-name="Default" office:value-type="float" office:value="89.4454050397521" calcext:value-type="float">
            <text:p>89,4454050397521</text:p>
          </table:table-cell>
          <table:table-cell table:number-columns-repeated="2"/>
          <table:table-cell table:style-name="Default" office:value-type="float" office:value="2.69989316733852" calcext:value-type="float">
            <text:p>2,69989316733852</text:p>
          </table:table-cell>
          <table:table-cell table:style-name="Default" office:value-type="float" office:value="2.44262774356991" calcext:value-type="float">
            <text:p>2,44262774356991</text:p>
          </table:table-cell>
          <table:table-cell table:style-name="Default" office:value-type="float" office:value="54.2110746462304" calcext:value-type="float">
            <text:p>54,21107464623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.769185629502" calcext:value-type="float">
            <text:p>13,7692</text:p>
          </table:table-cell>
          <table:table-cell office:value-type="float" office:value="9.15462940649973" calcext:value-type="float">
            <text:p>9,1546</text:p>
          </table:table-cell>
          <table:table-cell office:value-type="float" office:value="129.469679387408" calcext:value-type="float">
            <text:p>129,4697</text:p>
          </table:table-cell>
          <table:table-cell table:style-name="ce9" table:number-columns-repeated="2"/>
          <table:table-cell table:style-name="Default" office:value-type="float" office:value="17.2707485186586" calcext:value-type="float">
            <text:p>17,2707485186586</text:p>
          </table:table-cell>
          <table:table-cell table:style-name="Default" office:value-type="float" office:value="11.2847388950886" calcext:value-type="float">
            <text:p>11,2847388950886</text:p>
          </table:table-cell>
          <table:table-cell table:style-name="Default" office:value-type="float" office:value="73.1500595989499" calcext:value-type="float">
            <text:p>73,1500595989499</text:p>
          </table:table-cell>
          <table:table-cell table:style-name="Default"/>
          <table:table-cell/>
          <table:table-cell table:style-name="Default" office:value-type="float" office:value="4.68452806642146" calcext:value-type="float">
            <text:p>4,68452806642146</text:p>
          </table:table-cell>
          <table:table-cell table:style-name="Default" office:value-type="float" office:value="5.45568899633945" calcext:value-type="float">
            <text:p>5,45568899633945</text:p>
          </table:table-cell>
          <table:table-cell table:style-name="Default" office:value-type="float" office:value="74.3675793257385" calcext:value-type="float">
            <text:p>74,3675793257385</text:p>
          </table:table-cell>
          <table:table-cell table:number-columns-repeated="2"/>
          <table:table-cell table:style-name="Default" office:value-type="float" office:value="6.67796064102191" calcext:value-type="float">
            <text:p>6,67796064102191</text:p>
          </table:table-cell>
          <table:table-cell table:style-name="Default" office:value-type="float" office:value="6.38938886296898" calcext:value-type="float">
            <text:p>6,38938886296898</text:p>
          </table:table-cell>
          <table:table-cell table:style-name="Default" office:value-type="float" office:value="68.2255146451279" calcext:value-type="float">
            <text:p>68,22551464512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.082255509163" calcext:value-type="float">
            <text:p>22,0823</text:p>
          </table:table-cell>
          <table:table-cell office:value-type="float" office:value="20.6539545854523" calcext:value-type="float">
            <text:p>20,6540</text:p>
          </table:table-cell>
          <table:table-cell office:value-type="float" office:value="173.523788454577" calcext:value-type="float">
            <text:p>173,5238</text:p>
          </table:table-cell>
          <table:table-cell table:style-name="ce9" table:number-columns-repeated="2"/>
          <table:table-cell table:style-name="Default" office:value-type="float" office:value="17.9412461876489" calcext:value-type="float">
            <text:p>17,9412461876489</text:p>
          </table:table-cell>
          <table:table-cell table:style-name="Default" office:value-type="float" office:value="14.8886066924418" calcext:value-type="float">
            <text:p>14,8886066924418</text:p>
          </table:table-cell>
          <table:table-cell table:style-name="Default" office:value-type="float" office:value="103.556377731348" calcext:value-type="float">
            <text:p>103,556377731348</text:p>
          </table:table-cell>
          <table:table-cell table:style-name="Default"/>
          <table:table-cell/>
          <table:table-cell table:style-name="Default" office:value-type="float" office:value="4.27939364913417" calcext:value-type="float">
            <text:p>4,27939364913417</text:p>
          </table:table-cell>
          <table:table-cell table:style-name="Default" office:value-type="float" office:value="2.88000271724185" calcext:value-type="float">
            <text:p>2,88000271724185</text:p>
          </table:table-cell>
          <table:table-cell table:style-name="Default" office:value-type="float" office:value="60.4810094581641" calcext:value-type="float">
            <text:p>60,4810094581641</text:p>
          </table:table-cell>
          <table:table-cell table:number-columns-repeated="2"/>
          <table:table-cell table:style-name="Default" office:value-type="float" office:value="8.16357652827404" calcext:value-type="float">
            <text:p>8,16357652827404</text:p>
          </table:table-cell>
          <table:table-cell table:style-name="Default" office:value-type="float" office:value="7.45967171361915" calcext:value-type="float">
            <text:p>7,45967171361915</text:p>
          </table:table-cell>
          <table:table-cell table:style-name="Default" office:value-type="float" office:value="71.6041082471444" calcext:value-type="float">
            <text:p>71,60410824714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.2295836841357" calcext:value-type="float">
            <text:p>23,2296</text:p>
          </table:table-cell>
          <table:table-cell office:value-type="float" office:value="25.0624187319858" calcext:value-type="float">
            <text:p>25,0624</text:p>
          </table:table-cell>
          <table:table-cell office:value-type="float" office:value="110.403987755788" calcext:value-type="float">
            <text:p>110,4040</text:p>
          </table:table-cell>
          <table:table-cell table:style-name="ce9" table:number-columns-repeated="2"/>
          <table:table-cell table:style-name="Default" office:value-type="float" office:value="14.9403306411588" calcext:value-type="float">
            <text:p>14,9403306411588</text:p>
          </table:table-cell>
          <table:table-cell table:style-name="Default" office:value-type="float" office:value="12.4420587195239" calcext:value-type="float">
            <text:p>12,4420587195239</text:p>
          </table:table-cell>
          <table:table-cell table:style-name="Default" office:value-type="float" office:value="112.155941746084" calcext:value-type="float">
            <text:p>112,155941746084</text:p>
          </table:table-cell>
          <table:table-cell table:style-name="Default"/>
          <table:table-cell/>
          <table:table-cell table:style-name="Default" office:value-type="float" office:value="8.7552383994454" calcext:value-type="float">
            <text:p>8,7552383994454</text:p>
          </table:table-cell>
          <table:table-cell table:style-name="Default" office:value-type="float" office:value="9.61015057732372" calcext:value-type="float">
            <text:p>9,61015057732372</text:p>
          </table:table-cell>
          <table:table-cell table:style-name="Default" office:value-type="float" office:value="98.1299321015253" calcext:value-type="float">
            <text:p>98,1299321015253</text:p>
          </table:table-cell>
          <table:table-cell table:number-columns-repeated="2"/>
          <table:table-cell table:style-name="Default" office:value-type="float" office:value="11.7078813324763" calcext:value-type="float">
            <text:p>11,7078813324763</text:p>
          </table:table-cell>
          <table:table-cell table:style-name="Default" office:value-type="float" office:value="11.3165132687152" calcext:value-type="float">
            <text:p>11,3165132687152</text:p>
          </table:table-cell>
          <table:table-cell table:style-name="Default" office:value-type="float" office:value="88.2873301736497" calcext:value-type="float">
            <text:p>88,287330173649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.6326842952566" calcext:value-type="float">
            <text:p>13,6327</text:p>
          </table:table-cell>
          <table:table-cell office:value-type="float" office:value="11.037870138798" calcext:value-type="float">
            <text:p>11,0379</text:p>
          </table:table-cell>
          <table:table-cell office:value-type="float" office:value="77.6125533607575" calcext:value-type="float">
            <text:p>77,6126</text:p>
          </table:table-cell>
          <table:table-cell table:style-name="ce9" table:number-columns-repeated="2"/>
          <table:table-cell table:style-name="Default" office:value-type="float" office:value="23.85580752407" calcext:value-type="float">
            <text:p>23,85580752407</text:p>
          </table:table-cell>
          <table:table-cell table:style-name="Default" office:value-type="float" office:value="15.2244387601063" calcext:value-type="float">
            <text:p>15,2244387601063</text:p>
          </table:table-cell>
          <table:table-cell table:style-name="Default" office:value-type="float" office:value="116.133192916712" calcext:value-type="float">
            <text:p>116,133192916712</text:p>
          </table:table-cell>
          <table:table-cell table:style-name="Default"/>
          <table:table-cell/>
          <table:table-cell table:style-name="Default" office:value-type="float" office:value="7.60047631595662" calcext:value-type="float">
            <text:p>7,60047631595662</text:p>
          </table:table-cell>
          <table:table-cell table:style-name="Default" office:value-type="float" office:value="5.35969096750022" calcext:value-type="float">
            <text:p>5,35969096750022</text:p>
          </table:table-cell>
          <table:table-cell table:style-name="Default" office:value-type="float" office:value="75.6164934269094" calcext:value-type="float">
            <text:p>75,6164934269094</text:p>
          </table:table-cell>
          <table:table-cell table:number-columns-repeated="2"/>
          <table:table-cell table:style-name="Default" office:value-type="float" office:value="12.4846643396953" calcext:value-type="float">
            <text:p>12,4846643396953</text:p>
          </table:table-cell>
          <table:table-cell table:style-name="Default" office:value-type="float" office:value="11.1137018157103" calcext:value-type="float">
            <text:p>11,1137018157103</text:p>
          </table:table-cell>
          <table:table-cell table:style-name="Default" office:value-type="float" office:value="96.8319618045876" calcext:value-type="float">
            <text:p>96,831961804587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.6214790488467" calcext:value-type="float">
            <text:p>18,6215</text:p>
          </table:table-cell>
          <table:table-cell office:value-type="float" office:value="14.9094688893247" calcext:value-type="float">
            <text:p>14,9095</text:p>
          </table:table-cell>
          <table:table-cell office:value-type="float" office:value="111.362716977169" calcext:value-type="float">
            <text:p>111,3627</text:p>
          </table:table-cell>
          <table:table-cell table:style-name="ce9" table:number-columns-repeated="2"/>
          <table:table-cell table:style-name="Default" office:value-type="float" office:value="28.1062926555145" calcext:value-type="float">
            <text:p>28,1062926555145</text:p>
          </table:table-cell>
          <table:table-cell table:style-name="Default" office:value-type="float" office:value="22.9333992381318" calcext:value-type="float">
            <text:p>22,9333992381318</text:p>
          </table:table-cell>
          <table:table-cell table:style-name="Default" office:value-type="float" office:value="127.716882412035" calcext:value-type="float">
            <text:p>127,716882412035</text:p>
          </table:table-cell>
          <table:table-cell table:style-name="Default"/>
          <table:table-cell/>
          <table:table-cell table:style-name="Default" office:value-type="float" office:value="11.2406480578434" calcext:value-type="float">
            <text:p>11,2406480578434</text:p>
          </table:table-cell>
          <table:table-cell table:style-name="Default" office:value-type="float" office:value="12.3389888000886" calcext:value-type="float">
            <text:p>12,3389888000886</text:p>
          </table:table-cell>
          <table:table-cell table:style-name="Default" office:value-type="float" office:value="110.888662483028" calcext:value-type="float">
            <text:p>110,888662483028</text:p>
          </table:table-cell>
          <table:table-cell table:number-columns-repeated="2"/>
          <table:table-cell table:style-name="Default" office:value-type="float" office:value="14.2833372695068" calcext:value-type="float">
            <text:p>14,2833372695068</text:p>
          </table:table-cell>
          <table:table-cell table:style-name="Default" office:value-type="float" office:value="12.9278418888436" calcext:value-type="float">
            <text:p>12,9278418888436</text:p>
          </table:table-cell>
          <table:table-cell table:style-name="Default" office:value-type="float" office:value="134.10532976726" calcext:value-type="float">
            <text:p>134,105329767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.435911764065" calcext:value-type="float">
            <text:p>17,4359</text:p>
          </table:table-cell>
          <table:table-cell office:value-type="float" office:value="15.2897047200668" calcext:value-type="float">
            <text:p>15,2897</text:p>
          </table:table-cell>
          <table:table-cell office:value-type="float" office:value="134.874500280745" calcext:value-type="float">
            <text:p>134,8745</text:p>
          </table:table-cell>
          <table:table-cell table:style-name="ce9" table:number-columns-repeated="2"/>
          <table:table-cell table:style-name="Default" office:value-type="float" office:value="15.8760950579749" calcext:value-type="float">
            <text:p>15,8760950579749</text:p>
          </table:table-cell>
          <table:table-cell table:style-name="Default" office:value-type="float" office:value="13.0929936954814" calcext:value-type="float">
            <text:p>13,0929936954814</text:p>
          </table:table-cell>
          <table:table-cell table:style-name="Default" office:value-type="float" office:value="74.2772690015076" calcext:value-type="float">
            <text:p>74,2772690015076</text:p>
          </table:table-cell>
          <table:table-cell table:style-name="Default"/>
          <table:table-cell/>
          <table:table-cell table:style-name="Default" office:value-type="float" office:value="16.8505722846332" calcext:value-type="float">
            <text:p>16,8505722846332</text:p>
          </table:table-cell>
          <table:table-cell table:style-name="Default" office:value-type="float" office:value="14.2645936259401" calcext:value-type="float">
            <text:p>14,2645936259401</text:p>
          </table:table-cell>
          <table:table-cell table:style-name="Default" office:value-type="float" office:value="130.47137420888" calcext:value-type="float">
            <text:p>130,47137420888</text:p>
          </table:table-cell>
          <table:table-cell table:number-columns-repeated="2"/>
          <table:table-cell table:style-name="Default" office:value-type="float" office:value="10.3662526536645" calcext:value-type="float">
            <text:p>10,3662526536645</text:p>
          </table:table-cell>
          <table:table-cell table:style-name="Default" office:value-type="float" office:value="10.7214424051003" calcext:value-type="float">
            <text:p>10,7214424051003</text:p>
          </table:table-cell>
          <table:table-cell table:style-name="Default" office:value-type="float" office:value="86.5332873592034" calcext:value-type="float">
            <text:p>86,53328735920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.7217664673518" calcext:value-type="float">
            <text:p>25,7218</text:p>
          </table:table-cell>
          <table:table-cell office:value-type="float" office:value="18.4546737366673" calcext:value-type="float">
            <text:p>18,4547</text:p>
          </table:table-cell>
          <table:table-cell office:value-type="float" office:value="105.440774209782" calcext:value-type="float">
            <text:p>105,4408</text:p>
          </table:table-cell>
          <table:table-cell table:style-name="ce9" table:number-columns-repeated="2"/>
          <table:table-cell table:style-name="Default" office:value-type="float" office:value="10.4683725321376" calcext:value-type="float">
            <text:p>10,4683725321376</text:p>
          </table:table-cell>
          <table:table-cell table:style-name="Default" office:value-type="float" office:value="7.17723253940857" calcext:value-type="float">
            <text:p>7,17723253940857</text:p>
          </table:table-cell>
          <table:table-cell table:style-name="Default" office:value-type="float" office:value="92.3336372575415" calcext:value-type="float">
            <text:p>92,3336372575415</text:p>
          </table:table-cell>
          <table:table-cell table:style-name="Default"/>
          <table:table-cell/>
          <table:table-cell table:style-name="Default" office:value-type="float" office:value="12.7819080223126" calcext:value-type="float">
            <text:p>12,7819080223126</text:p>
          </table:table-cell>
          <table:table-cell table:style-name="Default" office:value-type="float" office:value="11.4198197400223" calcext:value-type="float">
            <text:p>11,4198197400223</text:p>
          </table:table-cell>
          <table:table-cell table:style-name="Default" office:value-type="float" office:value="93.7061831620822" calcext:value-type="float">
            <text:p>93,7061831620822</text:p>
          </table:table-cell>
          <table:table-cell table:number-columns-repeated="2"/>
          <table:table-cell table:style-name="Default" office:value-type="float" office:value="10.9389847677966" calcext:value-type="float">
            <text:p>10,9389847677966</text:p>
          </table:table-cell>
          <table:table-cell table:style-name="Default" office:value-type="float" office:value="11.1097874609994" calcext:value-type="float">
            <text:p>11,1097874609994</text:p>
          </table:table-cell>
          <table:table-cell table:style-name="Default" office:value-type="float" office:value="97.2402103429609" calcext:value-type="float">
            <text:p>97,24021034296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.2977537731933" calcext:value-type="float">
            <text:p>11,2978</text:p>
          </table:table-cell>
          <table:table-cell office:value-type="float" office:value="9.77897749851889" calcext:value-type="float">
            <text:p>9,7790</text:p>
          </table:table-cell>
          <table:table-cell office:value-type="float" office:value="120.042967485271" calcext:value-type="float">
            <text:p>120,0430</text:p>
          </table:table-cell>
          <table:table-cell table:style-name="ce9" table:number-columns-repeated="2"/>
          <table:table-cell table:style-name="Default" office:value-type="float" office:value="13.3255905091426" calcext:value-type="float">
            <text:p>13,3255905091426</text:p>
          </table:table-cell>
          <table:table-cell table:style-name="Default" office:value-type="float" office:value="7.78054871940668" calcext:value-type="float">
            <text:p>7,78054871940668</text:p>
          </table:table-cell>
          <table:table-cell table:style-name="Default" office:value-type="float" office:value="39.5515875193724" calcext:value-type="float">
            <text:p>39,5515875193724</text:p>
          </table:table-cell>
          <table:table-cell table:style-name="Default"/>
          <table:table-cell/>
          <table:table-cell table:style-name="Default" office:value-type="float" office:value="6.93974126687581" calcext:value-type="float">
            <text:p>6,93974126687581</text:p>
          </table:table-cell>
          <table:table-cell table:style-name="Default" office:value-type="float" office:value="7.24581572879334" calcext:value-type="float">
            <text:p>7,24581572879334</text:p>
          </table:table-cell>
          <table:table-cell table:style-name="Default" office:value-type="float" office:value="103.190683940717" calcext:value-type="float">
            <text:p>103,190683940717</text:p>
          </table:table-cell>
          <table:table-cell table:number-columns-repeated="2"/>
          <table:table-cell table:style-name="Default" office:value-type="float" office:value="3.83530585023959" calcext:value-type="float">
            <text:p>3,83530585023959</text:p>
          </table:table-cell>
          <table:table-cell table:style-name="Default" office:value-type="float" office:value="3.93500128479443" calcext:value-type="float">
            <text:p>3,93500128479443</text:p>
          </table:table-cell>
          <table:table-cell table:style-name="Default" office:value-type="float" office:value="54.795936167028" calcext:value-type="float">
            <text:p>54,79593616702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.5195734645885" calcext:value-type="float">
            <text:p>23,5196</text:p>
          </table:table-cell>
          <table:table-cell office:value-type="float" office:value="12.924035002528" calcext:value-type="float">
            <text:p>12,9240</text:p>
          </table:table-cell>
          <table:table-cell office:value-type="float" office:value="84.0464825587498" calcext:value-type="float">
            <text:p>84,0465</text:p>
          </table:table-cell>
          <table:table-cell table:style-name="ce9" table:number-columns-repeated="2"/>
          <table:table-cell table:style-name="Default" office:value-type="float" office:value="18.5264294824584" calcext:value-type="float">
            <text:p>18,5264294824584</text:p>
          </table:table-cell>
          <table:table-cell table:style-name="Default" office:value-type="float" office:value="13.5788353727485" calcext:value-type="float">
            <text:p>13,5788353727485</text:p>
          </table:table-cell>
          <table:table-cell table:style-name="Default" office:value-type="float" office:value="126.419745896642" calcext:value-type="float">
            <text:p>126,419745896642</text:p>
          </table:table-cell>
          <table:table-cell table:style-name="Default"/>
          <table:table-cell/>
          <table:table-cell table:style-name="Default" office:value-type="float" office:value="2.57280740686273" calcext:value-type="float">
            <text:p>2,57280740686273</text:p>
          </table:table-cell>
          <table:table-cell table:style-name="Default" office:value-type="float" office:value="2.27180188257157" calcext:value-type="float">
            <text:p>2,27180188257157</text:p>
          </table:table-cell>
          <table:table-cell table:style-name="Default" office:value-type="float" office:value="58.8900549259244" calcext:value-type="float">
            <text:p>58,8900549259244</text:p>
          </table:table-cell>
          <table:table-cell table:number-columns-repeated="2"/>
          <table:table-cell table:style-name="Default" office:value-type="float" office:value="13.0288740233115" calcext:value-type="float">
            <text:p>13,0288740233115</text:p>
          </table:table-cell>
          <table:table-cell table:style-name="Default" office:value-type="float" office:value="13.2636458874971" calcext:value-type="float">
            <text:p>13,2636458874971</text:p>
          </table:table-cell>
          <table:table-cell table:style-name="Default" office:value-type="float" office:value="92.3000418889474" calcext:value-type="float">
            <text:p>92,3000418889474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$40:.B$49])" office:value-type="float" office:value="18.9984257136616" calcext:value-type="float">
            <text:p>18,9984</text:p>
          </table:table-cell>
          <table:table-cell table:style-name="ce8" table:formula="of:=AVERAGE([.C$40:.C$49])" office:value-type="float" office:value="15.4585222729507" calcext:value-type="float">
            <text:p>15,4585</text:p>
          </table:table-cell>
          <table:table-cell table:style-name="ce8" table:formula="of:=AVERAGE([.D$40:.D$49])" office:value-type="float" office:value="114.383091663856" calcext:value-type="float">
            <text:p>114,3831</text:p>
          </table:table-cell>
          <table:table-cell table:style-name="ce8" table:number-columns-repeated="2"/>
          <table:table-cell table:style-name="ce12" table:formula="of:=AVERAGE([.G$40:.G$49])" office:value-type="float" office:value="17.0076696624847" calcext:value-type="float">
            <text:p>17,0077</text:p>
          </table:table-cell>
          <table:table-cell table:style-name="ce12" table:formula="of:=AVERAGE([.H$40:.H$49])" office:value-type="float" office:value="12.7392737558465" calcext:value-type="float">
            <text:p>12,7393</text:p>
          </table:table-cell>
          <table:table-cell table:style-name="ce12" table:formula="of:=AVERAGE([.I$40:.I$49])" office:value-type="float" office:value="93.1847052401792" calcext:value-type="float">
            <text:p>93,1847</text:p>
          </table:table-cell>
          <table:table-cell table:style-name="Default"/>
          <table:table-cell table:style-name="ce8" office:value-type="string" calcext:value-type="string">
            <text:p>mean:</text:p>
          </table:table-cell>
          <table:table-cell table:style-name="ce8" table:formula="of:=AVERAGE([.L40:.L49])" office:value-type="float" office:value="8.03106376221746" calcext:value-type="float">
            <text:p>8,0311</text:p>
          </table:table-cell>
          <table:table-cell table:style-name="ce8" table:formula="of:=AVERAGE([.M40:.M49])" office:value-type="float" office:value="7.58857299268791" calcext:value-type="float">
            <text:p>7,5886</text:p>
          </table:table-cell>
          <table:table-cell table:style-name="ce8" table:formula="of:=AVERAGE([.N40:.N49])" office:value-type="float" office:value="89.5187378072721" calcext:value-type="float">
            <text:p>89,5187</text:p>
          </table:table-cell>
          <table:table-cell table:style-name="ce8" table:number-columns-repeated="2"/>
          <table:table-cell table:style-name="ce8" table:formula="of:=AVERAGE([.Q$40:.Q$49])" office:value-type="float" office:value="9.41867305733251" calcext:value-type="float">
            <text:p>9,4187</text:p>
          </table:table-cell>
          <table:table-cell table:style-name="ce8" table:formula="of:=AVERAGE([.R$40:.R$49])" office:value-type="float" office:value="9.06796223318184" calcext:value-type="float">
            <text:p>9,0680</text:p>
          </table:table-cell>
          <table:table-cell table:style-name="ce8" table:formula="of:=AVERAGE([.S$40:.S$49])" office:value-type="float" office:value="84.413479504214" calcext:value-type="float">
            <text:p>84,413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>
            <text:p>Here mse are counted per sample!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1 - without retrain</text:p>
          </table:table-cell>
          <table:table-cell table:number-columns-repeated="4"/>
          <table:table-cell office:value-type="string" calcext:value-type="string">
            <text:p>v2 - with retrain</text:p>
          </table:table-cell>
          <table:table-cell table:number-columns-repeated="3"/>
          <table:table-cell table:style-name="ce13" office:value-type="string" calcext:value-type="string">
            <text:p>number of states</text:p>
          </table:table-cell>
          <table:table-cell office:value-type="string" calcext:value-type="string">
            <text:p>v1 - without retrain</text:p>
          </table:table-cell>
          <table:table-cell table:number-columns-repeated="4"/>
          <table:table-cell office:value-type="string" calcext:value-type="string">
            <text:p>v2 - with retrain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13" office:value-type="float" office:value="6" calcext:value-type="float">
            <text:p>6,0000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se:</text:p>
          </table:table-cell>
          <table:table-cell table:formula="of:=[.B4]/[.$J$54]" office:value-type="float" office:value="17.6047823871868" calcext:value-type="float">
            <text:p>17,6048</text:p>
          </table:table-cell>
          <table:table-cell table:formula="of:=[.C4]/[.$J$54]" office:value-type="float" office:value="15.4241092255451" calcext:value-type="float">
            <text:p>15,4241</text:p>
          </table:table-cell>
          <table:table-cell table:formula="of:=[.D4]/[.$J$54]" office:value-type="float" office:value="35.5019012972034" calcext:value-type="float">
            <text:p>35,5019</text:p>
          </table:table-cell>
          <table:table-cell/>
          <table:table-cell office:value-type="string" calcext:value-type="string">
            <text:p>mse:</text:p>
          </table:table-cell>
          <table:table-cell table:formula="of:=[.G4]/[.$J$54]" office:value-type="float" office:value="12.1269612624806" calcext:value-type="float">
            <text:p>12,1270</text:p>
          </table:table-cell>
          <table:table-cell table:formula="of:=[.H4]/[.$J$54]" office:value-type="float" office:value="9.00641446348124" calcext:value-type="float">
            <text:p>9,0064</text:p>
          </table:table-cell>
          <table:table-cell table:formula="of:=[.I4]/[.$J$54]" office:value-type="float" office:value="35.914070822809" calcext:value-type="float">
            <text:p>35,9141</text:p>
          </table:table-cell>
          <table:table-cell table:style-name="ce13"/>
          <table:table-cell office:value-type="string" calcext:value-type="string">
            <text:p>mse:</text:p>
          </table:table-cell>
          <table:table-cell table:formula="of:=[.L4]/[.$J$54]" office:value-type="float" office:value="5.4401963738256" calcext:value-type="float">
            <text:p>5,4402</text:p>
          </table:table-cell>
          <table:table-cell table:formula="of:=[.M4]/[.$J$54]" office:value-type="float" office:value="4.63551884424648" calcext:value-type="float">
            <text:p>4,6355</text:p>
          </table:table-cell>
          <table:table-cell table:formula="of:=[.N4]/[.$J$54]" office:value-type="float" office:value="22.2779763689594" calcext:value-type="float">
            <text:p>22,2780</text:p>
          </table:table-cell>
          <table:table-cell/>
          <table:table-cell office:value-type="string" calcext:value-type="string">
            <text:p>mse:</text:p>
          </table:table-cell>
          <table:table-cell table:formula="of:=[.Q4]/[.$J$54]" office:value-type="float" office:value="5.67620795078957" calcext:value-type="float">
            <text:p>5,6762</text:p>
          </table:table-cell>
          <table:table-cell table:formula="of:=[.R4]/[.$J$54]" office:value-type="float" office:value="4.26724667810729" calcext:value-type="float">
            <text:p>4,2672</text:p>
          </table:table-cell>
          <table:table-cell table:formula="of:=[.S4]/[.$J$54]" office:value-type="float" office:value="14.3955383936495" calcext:value-type="float">
            <text:p>14,3955</text:p>
          </table:table-cell>
          <table:table-cell table:number-columns-repeated="1005"/>
        </table:table-row>
        <table:table-row table:style-name="ro1">
          <table:table-cell/>
          <table:table-cell table:formula="of:=[.B5]/[.$J$54]" office:value-type="float" office:value="8.55915616850449" calcext:value-type="float">
            <text:p>8,5592</text:p>
          </table:table-cell>
          <table:table-cell table:formula="of:=[.C5]/[.$J$54]" office:value-type="float" office:value="5.47487280823349" calcext:value-type="float">
            <text:p>5,4749</text:p>
          </table:table-cell>
          <table:table-cell table:formula="of:=[.D5]/[.$J$54]" office:value-type="float" office:value="20.406879236208" calcext:value-type="float">
            <text:p>20,4069</text:p>
          </table:table-cell>
          <table:table-cell table:number-columns-repeated="2"/>
          <table:table-cell table:formula="of:=[.G5]/[.$J$54]" office:value-type="float" office:value="11.5254552365326" calcext:value-type="float">
            <text:p>11,5255</text:p>
          </table:table-cell>
          <table:table-cell table:formula="of:=[.H5]/[.$J$54]" office:value-type="float" office:value="8.4533248174631" calcext:value-type="float">
            <text:p>8,4533</text:p>
          </table:table-cell>
          <table:table-cell table:formula="of:=[.I5]/[.$J$54]" office:value-type="float" office:value="33.0958054746504" calcext:value-type="float">
            <text:p>33,0958</text:p>
          </table:table-cell>
          <table:table-cell table:style-name="ce13"/>
          <table:table-cell/>
          <table:table-cell table:formula="of:=[.L5]/[.$J$54]" office:value-type="float" office:value="6.45325905459124" calcext:value-type="float">
            <text:p>6,4533</text:p>
          </table:table-cell>
          <table:table-cell table:formula="of:=[.M5]/[.$J$54]" office:value-type="float" office:value="4.82231710615784" calcext:value-type="float">
            <text:p>4,8223</text:p>
          </table:table-cell>
          <table:table-cell table:formula="of:=[.N5]/[.$J$54]" office:value-type="float" office:value="15.9893770167538" calcext:value-type="float">
            <text:p>15,9894</text:p>
          </table:table-cell>
          <table:table-cell table:number-columns-repeated="2"/>
          <table:table-cell table:formula="of:=[.Q5]/[.$J$54]" office:value-type="float" office:value="7.86196586851838" calcext:value-type="float">
            <text:p>7,8620</text:p>
          </table:table-cell>
          <table:table-cell table:formula="of:=[.R5]/[.$J$54]" office:value-type="float" office:value="5.96006178920537" calcext:value-type="float">
            <text:p>5,9601</text:p>
          </table:table-cell>
          <table:table-cell table:formula="of:=[.S5]/[.$J$54]" office:value-type="float" office:value="20.4484460231446" calcext:value-type="float">
            <text:p>20,4484</text:p>
          </table:table-cell>
          <table:table-cell table:number-columns-repeated="1005"/>
        </table:table-row>
        <table:table-row table:style-name="ro1">
          <table:table-cell/>
          <table:table-cell table:formula="of:=[.B6]/[.$J$54]" office:value-type="float" office:value="15.0823179078788" calcext:value-type="float">
            <text:p>15,0823</text:p>
          </table:table-cell>
          <table:table-cell table:formula="of:=[.C6]/[.$J$54]" office:value-type="float" office:value="10.7724610342978" calcext:value-type="float">
            <text:p>10,7725</text:p>
          </table:table-cell>
          <table:table-cell table:formula="of:=[.D6]/[.$J$54]" office:value-type="float" office:value="36.7866081488108" calcext:value-type="float">
            <text:p>36,7866</text:p>
          </table:table-cell>
          <table:table-cell table:number-columns-repeated="2"/>
          <table:table-cell table:formula="of:=[.G6]/[.$J$54]" office:value-type="float" office:value="10.3015294587156" calcext:value-type="float">
            <text:p>10,3015</text:p>
          </table:table-cell>
          <table:table-cell table:formula="of:=[.H6]/[.$J$54]" office:value-type="float" office:value="7.11900729219973" calcext:value-type="float">
            <text:p>7,1190</text:p>
          </table:table-cell>
          <table:table-cell table:formula="of:=[.I6]/[.$J$54]" office:value-type="float" office:value="25.7360443153761" calcext:value-type="float">
            <text:p>25,7360</text:p>
          </table:table-cell>
          <table:table-cell table:style-name="ce13"/>
          <table:table-cell/>
          <table:table-cell table:formula="of:=[.L6]/[.$J$54]" office:value-type="float" office:value="5.58211877368275" calcext:value-type="float">
            <text:p>5,5821</text:p>
          </table:table-cell>
          <table:table-cell table:formula="of:=[.M6]/[.$J$54]" office:value-type="float" office:value="4.61931157892862" calcext:value-type="float">
            <text:p>4,6193</text:p>
          </table:table-cell>
          <table:table-cell table:formula="of:=[.N6]/[.$J$54]" office:value-type="float" office:value="21.0662136676234" calcext:value-type="float">
            <text:p>21,0662</text:p>
          </table:table-cell>
          <table:table-cell table:number-columns-repeated="2"/>
          <table:table-cell table:formula="of:=[.Q6]/[.$J$54]" office:value-type="float" office:value="4.82444656707751" calcext:value-type="float">
            <text:p>4,8244</text:p>
          </table:table-cell>
          <table:table-cell table:formula="of:=[.R6]/[.$J$54]" office:value-type="float" office:value="3.48658843681704" calcext:value-type="float">
            <text:p>3,4866</text:p>
          </table:table-cell>
          <table:table-cell table:formula="of:=[.S6]/[.$J$54]" office:value-type="float" office:value="13.2967194084916" calcext:value-type="float">
            <text:p>13,2967</text:p>
          </table:table-cell>
          <table:table-cell table:number-columns-repeated="1005"/>
        </table:table-row>
        <table:table-row table:style-name="ro1">
          <table:table-cell/>
          <table:table-cell table:formula="of:=[.B7]/[.$J$54]" office:value-type="float" office:value="12.6086415819489" calcext:value-type="float">
            <text:p>12,6086</text:p>
          </table:table-cell>
          <table:table-cell table:formula="of:=[.C7]/[.$J$54]" office:value-type="float" office:value="9.0834963270484" calcext:value-type="float">
            <text:p>9,0835</text:p>
          </table:table-cell>
          <table:table-cell table:formula="of:=[.D7]/[.$J$54]" office:value-type="float" office:value="24.4703176663406" calcext:value-type="float">
            <text:p>24,4703</text:p>
          </table:table-cell>
          <table:table-cell table:number-columns-repeated="2"/>
          <table:table-cell table:formula="of:=[.G7]/[.$J$54]" office:value-type="float" office:value="12.8444558986182" calcext:value-type="float">
            <text:p>12,8445</text:p>
          </table:table-cell>
          <table:table-cell table:formula="of:=[.H7]/[.$J$54]" office:value-type="float" office:value="9.29023431536758" calcext:value-type="float">
            <text:p>9,2902</text:p>
          </table:table-cell>
          <table:table-cell table:formula="of:=[.I7]/[.$J$54]" office:value-type="float" office:value="36.8021549539945" calcext:value-type="float">
            <text:p>36,8022</text:p>
          </table:table-cell>
          <table:table-cell table:style-name="ce13"/>
          <table:table-cell/>
          <table:table-cell table:formula="of:=[.L7]/[.$J$54]" office:value-type="float" office:value="9.40195441136563" calcext:value-type="float">
            <text:p>9,4020</text:p>
          </table:table-cell>
          <table:table-cell table:formula="of:=[.M7]/[.$J$54]" office:value-type="float" office:value="7.82459852206865" calcext:value-type="float">
            <text:p>7,8246</text:p>
          </table:table-cell>
          <table:table-cell table:formula="of:=[.N7]/[.$J$54]" office:value-type="float" office:value="31.8268422817609" calcext:value-type="float">
            <text:p>31,8268</text:p>
          </table:table-cell>
          <table:table-cell table:number-columns-repeated="2"/>
          <table:table-cell table:formula="of:=[.Q7]/[.$J$54]" office:value-type="float" office:value="3.57339975826902" calcext:value-type="float">
            <text:p>3,5734</text:p>
          </table:table-cell>
          <table:table-cell table:formula="of:=[.R7]/[.$J$54]" office:value-type="float" office:value="3.15608133868261" calcext:value-type="float">
            <text:p>3,1561</text:p>
          </table:table-cell>
          <table:table-cell table:formula="of:=[.S7]/[.$J$54]" office:value-type="float" office:value="14.5912148564873" calcext:value-type="float">
            <text:p>14,5912</text:p>
          </table:table-cell>
          <table:table-cell table:number-columns-repeated="1005"/>
        </table:table-row>
        <table:table-row table:style-name="ro1">
          <table:table-cell/>
          <table:table-cell table:formula="of:=[.B8]/[.$J$54]" office:value-type="float" office:value="12.644063237185" calcext:value-type="float">
            <text:p>12,6441</text:p>
          </table:table-cell>
          <table:table-cell table:formula="of:=[.C8]/[.$J$54]" office:value-type="float" office:value="9.53217268237962" calcext:value-type="float">
            <text:p>9,5322</text:p>
          </table:table-cell>
          <table:table-cell table:formula="of:=[.D8]/[.$J$54]" office:value-type="float" office:value="47.2799028148992" calcext:value-type="float">
            <text:p>47,2799</text:p>
          </table:table-cell>
          <table:table-cell table:number-columns-repeated="2"/>
          <table:table-cell table:formula="of:=[.G8]/[.$J$54]" office:value-type="float" office:value="10.3517597702822" calcext:value-type="float">
            <text:p>10,3518</text:p>
          </table:table-cell>
          <table:table-cell table:formula="of:=[.H8]/[.$J$54]" office:value-type="float" office:value="7.40246424975666" calcext:value-type="float">
            <text:p>7,4025</text:p>
          </table:table-cell>
          <table:table-cell table:formula="of:=[.I8]/[.$J$54]" office:value-type="float" office:value="31.4291208012658" calcext:value-type="float">
            <text:p>31,4291</text:p>
          </table:table-cell>
          <table:table-cell table:style-name="ce13"/>
          <table:table-cell/>
          <table:table-cell table:formula="of:=[.L8]/[.$J$54]" office:value-type="float" office:value="5.86100098793835" calcext:value-type="float">
            <text:p>5,8610</text:p>
          </table:table-cell>
          <table:table-cell table:formula="of:=[.M8]/[.$J$54]" office:value-type="float" office:value="4.2669038633746" calcext:value-type="float">
            <text:p>4,2669</text:p>
          </table:table-cell>
          <table:table-cell table:formula="of:=[.N8]/[.$J$54]" office:value-type="float" office:value="17.9725150808527" calcext:value-type="float">
            <text:p>17,9725</text:p>
          </table:table-cell>
          <table:table-cell table:number-columns-repeated="2"/>
          <table:table-cell table:formula="of:=[.Q8]/[.$J$54]" office:value-type="float" office:value="5.82529821061426" calcext:value-type="float">
            <text:p>5,8253</text:p>
          </table:table-cell>
          <table:table-cell table:formula="of:=[.R8]/[.$J$54]" office:value-type="float" office:value="4.20025554568523" calcext:value-type="float">
            <text:p>4,2003</text:p>
          </table:table-cell>
          <table:table-cell table:formula="of:=[.S8]/[.$J$54]" office:value-type="float" office:value="18.6824327735534" calcext:value-type="float">
            <text:p>18,6824</text:p>
          </table:table-cell>
          <table:table-cell table:number-columns-repeated="1005"/>
        </table:table-row>
        <table:table-row table:style-name="ro1">
          <table:table-cell/>
          <table:table-cell table:formula="of:=[.B9]/[.$J$54]" office:value-type="float" office:value="13.2162980310748" calcext:value-type="float">
            <text:p>13,2163</text:p>
          </table:table-cell>
          <table:table-cell table:formula="of:=[.C9]/[.$J$54]" office:value-type="float" office:value="8.47472874221895" calcext:value-type="float">
            <text:p>8,4747</text:p>
          </table:table-cell>
          <table:table-cell table:formula="of:=[.D9]/[.$J$54]" office:value-type="float" office:value="36.0094374148828" calcext:value-type="float">
            <text:p>36,0094</text:p>
          </table:table-cell>
          <table:table-cell table:number-columns-repeated="2"/>
          <table:table-cell table:formula="of:=[.G9]/[.$J$54]" office:value-type="float" office:value="6.80625126057916" calcext:value-type="float">
            <text:p>6,8063</text:p>
          </table:table-cell>
          <table:table-cell table:formula="of:=[.H9]/[.$J$54]" office:value-type="float" office:value="5.05805654657576" calcext:value-type="float">
            <text:p>5,0581</text:p>
          </table:table-cell>
          <table:table-cell table:formula="of:=[.I9]/[.$J$54]" office:value-type="float" office:value="18.3887634553" calcext:value-type="float">
            <text:p>18,3888</text:p>
          </table:table-cell>
          <table:table-cell table:style-name="ce13"/>
          <table:table-cell/>
          <table:table-cell table:formula="of:=[.L9]/[.$J$54]" office:value-type="float" office:value="6.61916678638762" calcext:value-type="float">
            <text:p>6,6192</text:p>
          </table:table-cell>
          <table:table-cell table:formula="of:=[.M9]/[.$J$54]" office:value-type="float" office:value="5.63873763164027" calcext:value-type="float">
            <text:p>5,6387</text:p>
          </table:table-cell>
          <table:table-cell table:formula="of:=[.N9]/[.$J$54]" office:value-type="float" office:value="25.1774962035055" calcext:value-type="float">
            <text:p>25,1775</text:p>
          </table:table-cell>
          <table:table-cell table:number-columns-repeated="2"/>
          <table:table-cell table:formula="of:=[.Q9]/[.$J$54]" office:value-type="float" office:value="4.81383501130179" calcext:value-type="float">
            <text:p>4,8138</text:p>
          </table:table-cell>
          <table:table-cell table:formula="of:=[.R9]/[.$J$54]" office:value-type="float" office:value="3.5806031679621" calcext:value-type="float">
            <text:p>3,5806</text:p>
          </table:table-cell>
          <table:table-cell table:formula="of:=[.S9]/[.$J$54]" office:value-type="float" office:value="12.8561641027529" calcext:value-type="float">
            <text:p>12,8562</text:p>
          </table:table-cell>
          <table:table-cell table:number-columns-repeated="1005"/>
        </table:table-row>
        <table:table-row table:style-name="ro1">
          <table:table-cell/>
          <table:table-cell table:formula="of:=[.B10]/[.$J$54]" office:value-type="float" office:value="16.2628968582835" calcext:value-type="float">
            <text:p>16,2629</text:p>
          </table:table-cell>
          <table:table-cell table:formula="of:=[.C10]/[.$J$54]" office:value-type="float" office:value="13.7210691105251" calcext:value-type="float">
            <text:p>13,7211</text:p>
          </table:table-cell>
          <table:table-cell table:formula="of:=[.D10]/[.$J$54]" office:value-type="float" office:value="37.4168933644491" calcext:value-type="float">
            <text:p>37,4169</text:p>
          </table:table-cell>
          <table:table-cell table:number-columns-repeated="2"/>
          <table:table-cell table:formula="of:=[.G10]/[.$J$54]" office:value-type="float" office:value="11.872914460396" calcext:value-type="float">
            <text:p>11,8729</text:p>
          </table:table-cell>
          <table:table-cell table:formula="of:=[.H10]/[.$J$54]" office:value-type="float" office:value="9.6643430147015" calcext:value-type="float">
            <text:p>9,6643</text:p>
          </table:table-cell>
          <table:table-cell table:formula="of:=[.I10]/[.$J$54]" office:value-type="float" office:value="34.7381396252257" calcext:value-type="float">
            <text:p>34,7381</text:p>
          </table:table-cell>
          <table:table-cell table:style-name="ce13"/>
          <table:table-cell/>
          <table:table-cell table:formula="of:=[.L10]/[.$J$54]" office:value-type="float" office:value="6.07114731487698" calcext:value-type="float">
            <text:p>6,0711</text:p>
          </table:table-cell>
          <table:table-cell table:formula="of:=[.M10]/[.$J$54]" office:value-type="float" office:value="4.44360191175404" calcext:value-type="float">
            <text:p>4,4436</text:p>
          </table:table-cell>
          <table:table-cell table:formula="of:=[.N10]/[.$J$54]" office:value-type="float" office:value="17.631282199069" calcext:value-type="float">
            <text:p>17,6313</text:p>
          </table:table-cell>
          <table:table-cell table:number-columns-repeated="2"/>
          <table:table-cell table:formula="of:=[.Q10]/[.$J$54]" office:value-type="float" office:value="6.39680026196245" calcext:value-type="float">
            <text:p>6,3968</text:p>
          </table:table-cell>
          <table:table-cell table:formula="of:=[.R10]/[.$J$54]" office:value-type="float" office:value="5.45463661763954" calcext:value-type="float">
            <text:p>5,4546</text:p>
          </table:table-cell>
          <table:table-cell table:formula="of:=[.S10]/[.$J$54]" office:value-type="float" office:value="18.1302188174597" calcext:value-type="float">
            <text:p>18,1302</text:p>
          </table:table-cell>
          <table:table-cell table:number-columns-repeated="1005"/>
        </table:table-row>
        <table:table-row table:style-name="ro1">
          <table:table-cell/>
          <table:table-cell table:formula="of:=[.B11]/[.$J$54]" office:value-type="float" office:value="17.4864920719746" calcext:value-type="float">
            <text:p>17,4865</text:p>
          </table:table-cell>
          <table:table-cell table:formula="of:=[.C11]/[.$J$54]" office:value-type="float" office:value="14.3662497757933" calcext:value-type="float">
            <text:p>14,3662</text:p>
          </table:table-cell>
          <table:table-cell table:formula="of:=[.D11]/[.$J$54]" office:value-type="float" office:value="39.1166997079507" calcext:value-type="float">
            <text:p>39,1167</text:p>
          </table:table-cell>
          <table:table-cell table:number-columns-repeated="2"/>
          <table:table-cell table:formula="of:=[.G11]/[.$J$54]" office:value-type="float" office:value="8.40626307768681" calcext:value-type="float">
            <text:p>8,4063</text:p>
          </table:table-cell>
          <table:table-cell table:formula="of:=[.H11]/[.$J$54]" office:value-type="float" office:value="6.88309901273602" calcext:value-type="float">
            <text:p>6,8831</text:p>
          </table:table-cell>
          <table:table-cell table:formula="of:=[.I11]/[.$J$54]" office:value-type="float" office:value="20.2961598976726" calcext:value-type="float">
            <text:p>20,2962</text:p>
          </table:table-cell>
          <table:table-cell table:style-name="ce13"/>
          <table:table-cell/>
          <table:table-cell table:formula="of:=[.L11]/[.$J$54]" office:value-type="float" office:value="6.47798235369965" calcext:value-type="float">
            <text:p>6,4780</text:p>
          </table:table-cell>
          <table:table-cell table:formula="of:=[.M11]/[.$J$54]" office:value-type="float" office:value="4.64309752138112" calcext:value-type="float">
            <text:p>4,6431</text:p>
          </table:table-cell>
          <table:table-cell table:formula="of:=[.N11]/[.$J$54]" office:value-type="float" office:value="18.3948948742746" calcext:value-type="float">
            <text:p>18,3949</text:p>
          </table:table-cell>
          <table:table-cell table:number-columns-repeated="2"/>
          <table:table-cell table:formula="of:=[.Q11]/[.$J$54]" office:value-type="float" office:value="6.42014494580902" calcext:value-type="float">
            <text:p>6,4201</text:p>
          </table:table-cell>
          <table:table-cell table:formula="of:=[.R11]/[.$J$54]" office:value-type="float" office:value="5.20417436195618" calcext:value-type="float">
            <text:p>5,2042</text:p>
          </table:table-cell>
          <table:table-cell table:formula="of:=[.S11]/[.$J$54]" office:value-type="float" office:value="17.6858449938951" calcext:value-type="float">
            <text:p>17,6858</text:p>
          </table:table-cell>
          <table:table-cell table:number-columns-repeated="1005"/>
        </table:table-row>
        <table:table-row table:style-name="ro1">
          <table:table-cell/>
          <table:table-cell table:formula="of:=[.B12]/[.$J$54]" office:value-type="float" office:value="9.10775379871983" calcext:value-type="float">
            <text:p>9,1078</text:p>
          </table:table-cell>
          <table:table-cell table:formula="of:=[.C12]/[.$J$54]" office:value-type="float" office:value="6.64947854995608" calcext:value-type="float">
            <text:p>6,6495</text:p>
          </table:table-cell>
          <table:table-cell table:formula="of:=[.D12]/[.$J$54]" office:value-type="float" office:value="30.0726004360494" calcext:value-type="float">
            <text:p>30,0726</text:p>
          </table:table-cell>
          <table:table-cell table:number-columns-repeated="2"/>
          <table:table-cell table:formula="of:=[.G12]/[.$J$54]" office:value-type="float" office:value="19.3291771205203" calcext:value-type="float">
            <text:p>19,3292</text:p>
          </table:table-cell>
          <table:table-cell table:formula="of:=[.H12]/[.$J$54]" office:value-type="float" office:value="13.009908257945" calcext:value-type="float">
            <text:p>13,0099</text:p>
          </table:table-cell>
          <table:table-cell table:formula="of:=[.I12]/[.$J$54]" office:value-type="float" office:value="56.6370451277274" calcext:value-type="float">
            <text:p>56,6370</text:p>
          </table:table-cell>
          <table:table-cell table:style-name="ce13"/>
          <table:table-cell/>
          <table:table-cell table:formula="of:=[.L12]/[.$J$54]" office:value-type="float" office:value="6.33148119210313" calcext:value-type="float">
            <text:p>6,3315</text:p>
          </table:table-cell>
          <table:table-cell table:formula="of:=[.M12]/[.$J$54]" office:value-type="float" office:value="4.52509984334963" calcext:value-type="float">
            <text:p>4,5251</text:p>
          </table:table-cell>
          <table:table-cell table:formula="of:=[.N12]/[.$J$54]" office:value-type="float" office:value="20.464966292584" calcext:value-type="float">
            <text:p>20,4650</text:p>
          </table:table-cell>
          <table:table-cell table:number-columns-repeated="2"/>
          <table:table-cell table:formula="of:=[.Q12]/[.$J$54]" office:value-type="float" office:value="7.73052545084776" calcext:value-type="float">
            <text:p>7,7305</text:p>
          </table:table-cell>
          <table:table-cell table:formula="of:=[.R12]/[.$J$54]" office:value-type="float" office:value="6.58352952291991" calcext:value-type="float">
            <text:p>6,5835</text:p>
          </table:table-cell>
          <table:table-cell table:formula="of:=[.S12]/[.$J$54]" office:value-type="float" office:value="30.9714628873245" calcext:value-type="float">
            <text:p>30,9715</text:p>
          </table:table-cell>
          <table:table-cell table:number-columns-repeated="1005"/>
        </table:table-row>
        <table:table-row table:style-name="ro1">
          <table:table-cell/>
          <table:table-cell table:formula="of:=[.B13]/[.$J$54]" office:value-type="float" office:value="12.1151557589167" calcext:value-type="float">
            <text:p>12,1152</text:p>
          </table:table-cell>
          <table:table-cell table:formula="of:=[.C13]/[.$J$54]" office:value-type="float" office:value="7.67605726939297" calcext:value-type="float">
            <text:p>7,6761</text:p>
          </table:table-cell>
          <table:table-cell table:formula="of:=[.D13]/[.$J$54]" office:value-type="float" office:value="20.1695272640988" calcext:value-type="float">
            <text:p>20,1695</text:p>
          </table:table-cell>
          <table:table-cell table:number-columns-repeated="2"/>
          <table:table-cell table:formula="of:=[.G13]/[.$J$54]" office:value-type="float" office:value="13.7869826328829" calcext:value-type="float">
            <text:p>13,7870</text:p>
          </table:table-cell>
          <table:table-cell table:formula="of:=[.H13]/[.$J$54]" office:value-type="float" office:value="10.2265953469742" calcext:value-type="float">
            <text:p>10,2266</text:p>
          </table:table-cell>
          <table:table-cell table:formula="of:=[.I13]/[.$J$54]" office:value-type="float" office:value="26.7947215987255" calcext:value-type="float">
            <text:p>26,7947</text:p>
          </table:table-cell>
          <table:table-cell table:style-name="ce13"/>
          <table:table-cell/>
          <table:table-cell table:formula="of:=[.L13]/[.$J$54]" office:value-type="float" office:value="9.60300304864658" calcext:value-type="float">
            <text:p>9,6030</text:p>
          </table:table-cell>
          <table:table-cell table:formula="of:=[.M13]/[.$J$54]" office:value-type="float" office:value="7.321811051826" calcext:value-type="float">
            <text:p>7,3218</text:p>
          </table:table-cell>
          <table:table-cell table:formula="of:=[.N13]/[.$J$54]" office:value-type="float" office:value="24.5763997791795" calcext:value-type="float">
            <text:p>24,5764</text:p>
          </table:table-cell>
          <table:table-cell table:number-columns-repeated="2"/>
          <table:table-cell table:formula="of:=[.Q13]/[.$J$54]" office:value-type="float" office:value="6.90187627171105" calcext:value-type="float">
            <text:p>6,9019</text:p>
          </table:table-cell>
          <table:table-cell table:formula="of:=[.R13]/[.$J$54]" office:value-type="float" office:value="5.49355851616242" calcext:value-type="float">
            <text:p>5,4936</text:p>
          </table:table-cell>
          <table:table-cell table:formula="of:=[.S13]/[.$J$54]" office:value-type="float" office:value="23.6616049678716" calcext:value-type="float">
            <text:p>23,6616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11" table:formula="of:=AVERAGE([.B55:.B64])" office:value-type="float" office:value="13.4687557801673" calcext:value-type="float">
            <text:p>13,4688</text:p>
          </table:table-cell>
          <table:table-cell table:style-name="ce11" table:formula="of:=AVERAGE([.C55:.C64])" office:value-type="float" office:value="10.1174695525391" calcext:value-type="float">
            <text:p>10,1175</text:p>
          </table:table-cell>
          <table:table-cell table:style-name="ce11" table:formula="of:=AVERAGE([.D55:.D64])" office:value-type="float" office:value="32.7230767350893" calcext:value-type="float">
            <text:p>32,7231</text:p>
          </table:table-cell>
          <table:table-cell table:style-name="ce8" table:number-columns-repeated="2"/>
          <table:table-cell table:style-name="ce8" table:formula="of:=AVERAGE([.G55:.G64])" office:value-type="float" office:value="11.7351750178694" calcext:value-type="float">
            <text:p>11,7352</text:p>
          </table:table-cell>
          <table:table-cell table:style-name="ce8" table:formula="of:=AVERAGE([.H55:.H64])" office:value-type="float" office:value="8.61134473172008" calcext:value-type="float">
            <text:p>8,6113</text:p>
          </table:table-cell>
          <table:table-cell table:style-name="ce8" table:formula="of:=AVERAGE([.I55:.I64])" office:value-type="float" office:value="31.9832026072747" calcext:value-type="float">
            <text:p>31,9832</text:p>
          </table:table-cell>
          <table:table-cell table:style-name="ce13"/>
          <table:table-cell table:style-name="ce8" office:value-type="string" calcext:value-type="string">
            <text:p>mean:</text:p>
          </table:table-cell>
          <table:table-cell table:style-name="ce11" table:formula="of:=AVERAGE([.L55:.L64])" office:value-type="float" office:value="6.78413102971175" calcext:value-type="float">
            <text:p>6,7841</text:p>
          </table:table-cell>
          <table:table-cell table:style-name="ce11" table:formula="of:=AVERAGE([.M55:.M64])" office:value-type="float" office:value="5.27409978747272" calcext:value-type="float">
            <text:p>5,2741</text:p>
          </table:table-cell>
          <table:table-cell table:style-name="ce11" table:formula="of:=AVERAGE([.N55:.N64])" office:value-type="float" office:value="21.5377963764563" calcext:value-type="float">
            <text:p>21,5378</text:p>
          </table:table-cell>
          <table:table-cell table:style-name="ce8" table:number-columns-repeated="2"/>
          <table:table-cell table:style-name="ce8" table:formula="of:=AVERAGE([.Q55:.Q64])" office:value-type="float" office:value="6.00245002969008" calcext:value-type="float">
            <text:p>6,0025</text:p>
          </table:table-cell>
          <table:table-cell table:style-name="ce8" table:formula="of:=AVERAGE([.R55:.R64])" office:value-type="float" office:value="4.73867359751377" calcext:value-type="float">
            <text:p>4,7387</text:p>
          </table:table-cell>
          <table:table-cell table:style-name="ce8" table:formula="of:=AVERAGE([.S55:.S64])" office:value-type="float" office:value="18.471964722463" calcext:value-type="float">
            <text:p>18,4720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Col0 - Xdco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13" office:value-type="float" office:value="4" calcext:value-type="float">
            <text:p>4,0000</text:p>
          </table:table-cell>
          <table:table-cell table:style-name="ce7" office:value-type="string" calcext:value-type="string">
            <text:p>Col0 - Xdco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se:</text:p>
          </table:table-cell>
          <table:table-cell table:formula="of:=[.B16]/[.$J$66]" office:value-type="float" office:value="2.78063986764934" calcext:value-type="float">
            <text:p>2,7806</text:p>
          </table:table-cell>
          <table:table-cell table:formula="of:=[.C16]/[.$J$66]" office:value-type="float" office:value="2.52113416357486" calcext:value-type="float">
            <text:p>2,5211</text:p>
          </table:table-cell>
          <table:table-cell table:formula="of:=[.D16]/[.$J$66]" office:value-type="float" office:value="8.26023358812659" calcext:value-type="float">
            <text:p>8,2602</text:p>
          </table:table-cell>
          <table:table-cell table:number-columns-repeated="2"/>
          <table:table-cell table:formula="of:=[.G16]/[.$J$66]" office:value-type="float" office:value="1.76800074453634" calcext:value-type="float">
            <text:p>1,7680</text:p>
          </table:table-cell>
          <table:table-cell table:formula="of:=[.H16]/[.$J$66]" office:value-type="float" office:value="1.29896150367861" calcext:value-type="float">
            <text:p>1,2990</text:p>
          </table:table-cell>
          <table:table-cell table:formula="of:=[.I16]/[.$J$66]" office:value-type="float" office:value="2.52865327348329" calcext:value-type="float">
            <text:p>2,5287</text:p>
          </table:table-cell>
          <table:table-cell table:style-name="ce13"/>
          <table:table-cell office:value-type="string" calcext:value-type="string">
            <text:p>mse:</text:p>
          </table:table-cell>
          <table:table-cell table:formula="of:=[.L16]/[.$J$66]" office:value-type="float" office:value="3.01834943903988" calcext:value-type="float">
            <text:p>3,0183</text:p>
          </table:table-cell>
          <table:table-cell table:formula="of:=[.M16]/[.$J$66]" office:value-type="float" office:value="2.7646340339889" calcext:value-type="float">
            <text:p>2,7646</text:p>
          </table:table-cell>
          <table:table-cell table:formula="of:=[.N16]/[.$J$66]" office:value-type="float" office:value="4.25744817969291" calcext:value-type="float">
            <text:p>4,2574</text:p>
          </table:table-cell>
          <table:table-cell table:number-columns-repeated="2"/>
          <table:table-cell table:formula="of:=[.Q16]/[.$J$66]" office:value-type="float" office:value="0.632435060591656" calcext:value-type="float">
            <text:p>0,6324</text:p>
          </table:table-cell>
          <table:table-cell table:formula="of:=[.R16]/[.$J$66]" office:value-type="float" office:value="0.25573607835135" calcext:value-type="float">
            <text:p>0,2557</text:p>
          </table:table-cell>
          <table:table-cell table:formula="of:=[.S16]/[.$J$66]" office:value-type="float" office:value="0.965006829046299" calcext:value-type="float">
            <text:p>0,9650</text:p>
          </table:table-cell>
          <table:table-cell table:number-columns-repeated="1005"/>
        </table:table-row>
        <table:table-row table:style-name="ro1">
          <table:table-cell/>
          <table:table-cell table:formula="of:=[.B17]/[.$J$66]" office:value-type="float" office:value="2.31497459607297" calcext:value-type="float">
            <text:p>2,3150</text:p>
          </table:table-cell>
          <table:table-cell table:formula="of:=[.C17]/[.$J$66]" office:value-type="float" office:value="1.90234627384535" calcext:value-type="float">
            <text:p>1,9023</text:p>
          </table:table-cell>
          <table:table-cell table:formula="of:=[.D17]/[.$J$66]" office:value-type="float" office:value="3.09238708191248" calcext:value-type="float">
            <text:p>3,0924</text:p>
          </table:table-cell>
          <table:table-cell table:number-columns-repeated="2"/>
          <table:table-cell table:formula="of:=[.G17]/[.$J$66]" office:value-type="float" office:value="1.65048177520616" calcext:value-type="float">
            <text:p>1,6505</text:p>
          </table:table-cell>
          <table:table-cell table:formula="of:=[.H17]/[.$J$66]" office:value-type="float" office:value="1.22566764559102" calcext:value-type="float">
            <text:p>1,2257</text:p>
          </table:table-cell>
          <table:table-cell table:formula="of:=[.I17]/[.$J$66]" office:value-type="float" office:value="2.82614409705311" calcext:value-type="float">
            <text:p>2,8261</text:p>
          </table:table-cell>
          <table:table-cell table:style-name="ce13"/>
          <table:table-cell/>
          <table:table-cell table:formula="of:=[.L17]/[.$J$66]" office:value-type="float" office:value="0.784023634153482" calcext:value-type="float">
            <text:p>0,7840</text:p>
          </table:table-cell>
          <table:table-cell table:formula="of:=[.M17]/[.$J$66]" office:value-type="float" office:value="0.381296089793141" calcext:value-type="float">
            <text:p>0,3813</text:p>
          </table:table-cell>
          <table:table-cell table:formula="of:=[.N17]/[.$J$66]" office:value-type="float" office:value="1.15762542540455" calcext:value-type="float">
            <text:p>1,1576</text:p>
          </table:table-cell>
          <table:table-cell table:number-columns-repeated="2"/>
          <table:table-cell table:formula="of:=[.Q17]/[.$J$66]" office:value-type="float" office:value="2.4525357372302" calcext:value-type="float">
            <text:p>2,4525</text:p>
          </table:table-cell>
          <table:table-cell table:formula="of:=[.R17]/[.$J$66]" office:value-type="float" office:value="1.7868124840933" calcext:value-type="float">
            <text:p>1,7868</text:p>
          </table:table-cell>
          <table:table-cell table:formula="of:=[.S17]/[.$J$66]" office:value-type="float" office:value="3.00789345058007" calcext:value-type="float">
            <text:p>3,0079</text:p>
          </table:table-cell>
          <table:table-cell table:number-columns-repeated="1005"/>
        </table:table-row>
        <table:table-row table:style-name="ro1">
          <table:table-cell/>
          <table:table-cell table:formula="of:=[.B18]/[.$J$66]" office:value-type="float" office:value="1.79421363958676" calcext:value-type="float">
            <text:p>1,7942</text:p>
          </table:table-cell>
          <table:table-cell table:formula="of:=[.C18]/[.$J$66]" office:value-type="float" office:value="1.11409667131677" calcext:value-type="float">
            <text:p>1,1141</text:p>
          </table:table-cell>
          <table:table-cell table:formula="of:=[.D18]/[.$J$66]" office:value-type="float" office:value="3.50825515744343" calcext:value-type="float">
            <text:p>3,5083</text:p>
          </table:table-cell>
          <table:table-cell table:number-columns-repeated="2"/>
          <table:table-cell table:formula="of:=[.G18]/[.$J$66]" office:value-type="float" office:value="2.50147249719368" calcext:value-type="float">
            <text:p>2,5015</text:p>
          </table:table-cell>
          <table:table-cell table:formula="of:=[.H18]/[.$J$66]" office:value-type="float" office:value="1.67914349754084" calcext:value-type="float">
            <text:p>1,6791</text:p>
          </table:table-cell>
          <table:table-cell table:formula="of:=[.I18]/[.$J$66]" office:value-type="float" office:value="2.81530851626238" calcext:value-type="float">
            <text:p>2,8153</text:p>
          </table:table-cell>
          <table:table-cell table:style-name="ce13"/>
          <table:table-cell/>
          <table:table-cell table:formula="of:=[.L18]/[.$J$66]" office:value-type="float" office:value="3.16662970701999" calcext:value-type="float">
            <text:p>3,1666</text:p>
          </table:table-cell>
          <table:table-cell table:formula="of:=[.M18]/[.$J$66]" office:value-type="float" office:value="1.75063808743378" calcext:value-type="float">
            <text:p>1,7506</text:p>
          </table:table-cell>
          <table:table-cell table:formula="of:=[.N18]/[.$J$66]" office:value-type="float" office:value="7.8500343962001" calcext:value-type="float">
            <text:p>7,8500</text:p>
          </table:table-cell>
          <table:table-cell table:number-columns-repeated="2"/>
          <table:table-cell table:formula="of:=[.Q18]/[.$J$66]" office:value-type="float" office:value="1.4841152855396" calcext:value-type="float">
            <text:p>1,4841</text:p>
          </table:table-cell>
          <table:table-cell table:formula="of:=[.R18]/[.$J$66]" office:value-type="float" office:value="1.36319724527237" calcext:value-type="float">
            <text:p>1,3632</text:p>
          </table:table-cell>
          <table:table-cell table:formula="of:=[.S18]/[.$J$66]" office:value-type="float" office:value="2.41915810464501" calcext:value-type="float">
            <text:p>2,4192</text:p>
          </table:table-cell>
          <table:table-cell table:number-columns-repeated="1005"/>
        </table:table-row>
        <table:table-row table:style-name="ro1">
          <table:table-cell/>
          <table:table-cell table:formula="of:=[.B19]/[.$J$66]" office:value-type="float" office:value="2.43644413322786" calcext:value-type="float">
            <text:p>2,4364</text:p>
          </table:table-cell>
          <table:table-cell table:formula="of:=[.C19]/[.$J$66]" office:value-type="float" office:value="1.25599791530028" calcext:value-type="float">
            <text:p>1,2560</text:p>
          </table:table-cell>
          <table:table-cell table:formula="of:=[.D19]/[.$J$66]" office:value-type="float" office:value="2.11047640806776" calcext:value-type="float">
            <text:p>2,1105</text:p>
          </table:table-cell>
          <table:table-cell table:number-columns-repeated="2"/>
          <table:table-cell table:formula="of:=[.G19]/[.$J$66]" office:value-type="float" office:value="0.734428175724791" calcext:value-type="float">
            <text:p>0,7344</text:p>
          </table:table-cell>
          <table:table-cell table:formula="of:=[.H19]/[.$J$66]" office:value-type="float" office:value="0.629803419113516" calcext:value-type="float">
            <text:p>0,6298</text:p>
          </table:table-cell>
          <table:table-cell table:formula="of:=[.I19]/[.$J$66]" office:value-type="float" office:value="3.22526761719643" calcext:value-type="float">
            <text:p>3,2253</text:p>
          </table:table-cell>
          <table:table-cell table:style-name="ce13"/>
          <table:table-cell/>
          <table:table-cell table:formula="of:=[.L19]/[.$J$66]" office:value-type="float" office:value="0.393989317173642" calcext:value-type="float">
            <text:p>0,3940</text:p>
          </table:table-cell>
          <table:table-cell table:formula="of:=[.M19]/[.$J$66]" office:value-type="float" office:value="0.218945549757992" calcext:value-type="float">
            <text:p>0,2189</text:p>
          </table:table-cell>
          <table:table-cell table:formula="of:=[.N19]/[.$J$66]" office:value-type="float" office:value="0.97513085917097" calcext:value-type="float">
            <text:p>0,9751</text:p>
          </table:table-cell>
          <table:table-cell table:number-columns-repeated="2"/>
          <table:table-cell table:formula="of:=[.Q19]/[.$J$66]" office:value-type="float" office:value="2.22049849464352" calcext:value-type="float">
            <text:p>2,2205</text:p>
          </table:table-cell>
          <table:table-cell table:formula="of:=[.R19]/[.$J$66]" office:value-type="float" office:value="1.56294666375886" calcext:value-type="float">
            <text:p>1,5629</text:p>
          </table:table-cell>
          <table:table-cell table:formula="of:=[.S19]/[.$J$66]" office:value-type="float" office:value="5.45572517327979" calcext:value-type="float">
            <text:p>5,4557</text:p>
          </table:table-cell>
          <table:table-cell table:number-columns-repeated="1005"/>
        </table:table-row>
        <table:table-row table:style-name="ro1">
          <table:table-cell/>
          <table:table-cell table:formula="of:=[.B20]/[.$J$66]" office:value-type="float" office:value="1.46269548592356" calcext:value-type="float">
            <text:p>1,4627</text:p>
          </table:table-cell>
          <table:table-cell table:formula="of:=[.C20]/[.$J$66]" office:value-type="float" office:value="0.924143916641934" calcext:value-type="float">
            <text:p>0,9241</text:p>
          </table:table-cell>
          <table:table-cell table:formula="of:=[.D20]/[.$J$66]" office:value-type="float" office:value="3.26495289422133" calcext:value-type="float">
            <text:p>3,2650</text:p>
          </table:table-cell>
          <table:table-cell table:number-columns-repeated="2"/>
          <table:table-cell table:formula="of:=[.G20]/[.$J$66]" office:value-type="float" office:value="1.63610624065112" calcext:value-type="float">
            <text:p>1,6361</text:p>
          </table:table-cell>
          <table:table-cell table:formula="of:=[.H20]/[.$J$66]" office:value-type="float" office:value="1.1621654946376" calcext:value-type="float">
            <text:p>1,1622</text:p>
          </table:table-cell>
          <table:table-cell table:formula="of:=[.I20]/[.$J$66]" office:value-type="float" office:value="2.53602406159993" calcext:value-type="float">
            <text:p>2,5360</text:p>
          </table:table-cell>
          <table:table-cell table:style-name="ce13"/>
          <table:table-cell/>
          <table:table-cell table:formula="of:=[.L20]/[.$J$66]" office:value-type="float" office:value="0.466097325905951" calcext:value-type="float">
            <text:p>0,4661</text:p>
          </table:table-cell>
          <table:table-cell table:formula="of:=[.M20]/[.$J$66]" office:value-type="float" office:value="0.374188662144709" calcext:value-type="float">
            <text:p>0,3742</text:p>
          </table:table-cell>
          <table:table-cell table:formula="of:=[.N20]/[.$J$66]" office:value-type="float" office:value="1.37623013046582" calcext:value-type="float">
            <text:p>1,3762</text:p>
          </table:table-cell>
          <table:table-cell table:number-columns-repeated="2"/>
          <table:table-cell table:formula="of:=[.Q20]/[.$J$66]" office:value-type="float" office:value="4.33406631907553" calcext:value-type="float">
            <text:p>4,3341</text:p>
          </table:table-cell>
          <table:table-cell table:formula="of:=[.R20]/[.$J$66]" office:value-type="float" office:value="4.07669831356301" calcext:value-type="float">
            <text:p>4,0767</text:p>
          </table:table-cell>
          <table:table-cell table:formula="of:=[.S20]/[.$J$66]" office:value-type="float" office:value="5.03313615044438" calcext:value-type="float">
            <text:p>5,0331</text:p>
          </table:table-cell>
          <table:table-cell table:number-columns-repeated="1005"/>
        </table:table-row>
        <table:table-row table:style-name="ro1">
          <table:table-cell/>
          <table:table-cell table:formula="of:=[.B21]/[.$J$66]" office:value-type="float" office:value="1.48940147731782" calcext:value-type="float">
            <text:p>1,4894</text:p>
          </table:table-cell>
          <table:table-cell table:formula="of:=[.C21]/[.$J$66]" office:value-type="float" office:value="0.922234554413527" calcext:value-type="float">
            <text:p>0,9222</text:p>
          </table:table-cell>
          <table:table-cell table:formula="of:=[.D21]/[.$J$66]" office:value-type="float" office:value="1.94908244478805" calcext:value-type="float">
            <text:p>1,9491</text:p>
          </table:table-cell>
          <table:table-cell table:number-columns-repeated="2"/>
          <table:table-cell table:formula="of:=[.G21]/[.$J$66]" office:value-type="float" office:value="1.27800770169529" calcext:value-type="float">
            <text:p>1,2780</text:p>
          </table:table-cell>
          <table:table-cell table:formula="of:=[.H21]/[.$J$66]" office:value-type="float" office:value="0.774542116378659" calcext:value-type="float">
            <text:p>0,7745</text:p>
          </table:table-cell>
          <table:table-cell table:formula="of:=[.I21]/[.$J$66]" office:value-type="float" office:value="1.73722521819949" calcext:value-type="float">
            <text:p>1,7372</text:p>
          </table:table-cell>
          <table:table-cell table:style-name="ce13"/>
          <table:table-cell/>
          <table:table-cell table:formula="of:=[.L21]/[.$J$66]" office:value-type="float" office:value="0.74629791621957" calcext:value-type="float">
            <text:p>0,7463</text:p>
          </table:table-cell>
          <table:table-cell table:formula="of:=[.M21]/[.$J$66]" office:value-type="float" office:value="0.332012120246667" calcext:value-type="float">
            <text:p>0,3320</text:p>
          </table:table-cell>
          <table:table-cell table:formula="of:=[.N21]/[.$J$66]" office:value-type="float" office:value="1.30069639004711" calcext:value-type="float">
            <text:p>1,3007</text:p>
          </table:table-cell>
          <table:table-cell table:number-columns-repeated="2"/>
          <table:table-cell table:formula="of:=[.Q21]/[.$J$66]" office:value-type="float" office:value="0.332126620909958" calcext:value-type="float">
            <text:p>0,3321</text:p>
          </table:table-cell>
          <table:table-cell table:formula="of:=[.R21]/[.$J$66]" office:value-type="float" office:value="0.212692089456098" calcext:value-type="float">
            <text:p>0,2127</text:p>
          </table:table-cell>
          <table:table-cell table:formula="of:=[.S21]/[.$J$66]" office:value-type="float" office:value="0.909879885222506" calcext:value-type="float">
            <text:p>0,9099</text:p>
          </table:table-cell>
          <table:table-cell table:number-columns-repeated="1005"/>
        </table:table-row>
        <table:table-row table:style-name="ro1">
          <table:table-cell/>
          <table:table-cell table:formula="of:=[.B22]/[.$J$66]" office:value-type="float" office:value="3.12668577753179" calcext:value-type="float">
            <text:p>3,1267</text:p>
          </table:table-cell>
          <table:table-cell table:formula="of:=[.C22]/[.$J$66]" office:value-type="float" office:value="1.90665580469195" calcext:value-type="float">
            <text:p>1,9067</text:p>
          </table:table-cell>
          <table:table-cell table:formula="of:=[.D22]/[.$J$66]" office:value-type="float" office:value="3.45402445894916" calcext:value-type="float">
            <text:p>3,4540</text:p>
          </table:table-cell>
          <table:table-cell table:number-columns-repeated="2"/>
          <table:table-cell table:formula="of:=[.G22]/[.$J$66]" office:value-type="float" office:value="1.70562806469968" calcext:value-type="float">
            <text:p>1,7056</text:p>
          </table:table-cell>
          <table:table-cell table:formula="of:=[.H22]/[.$J$66]" office:value-type="float" office:value="0.848602783921068" calcext:value-type="float">
            <text:p>0,8486</text:p>
          </table:table-cell>
          <table:table-cell table:formula="of:=[.I22]/[.$J$66]" office:value-type="float" office:value="1.93544300641504" calcext:value-type="float">
            <text:p>1,9354</text:p>
          </table:table-cell>
          <table:table-cell table:style-name="ce13"/>
          <table:table-cell/>
          <table:table-cell table:formula="of:=[.L22]/[.$J$66]" office:value-type="float" office:value="1.0849751117016" calcext:value-type="float">
            <text:p>1,0850</text:p>
          </table:table-cell>
          <table:table-cell table:formula="of:=[.M22]/[.$J$66]" office:value-type="float" office:value="0.637010023712779" calcext:value-type="float">
            <text:p>0,6370</text:p>
          </table:table-cell>
          <table:table-cell table:formula="of:=[.N22]/[.$J$66]" office:value-type="float" office:value="1.62757448799383" calcext:value-type="float">
            <text:p>1,6276</text:p>
          </table:table-cell>
          <table:table-cell table:number-columns-repeated="2"/>
          <table:table-cell table:formula="of:=[.Q22]/[.$J$66]" office:value-type="float" office:value="0.913915974214399" calcext:value-type="float">
            <text:p>0,9139</text:p>
          </table:table-cell>
          <table:table-cell table:formula="of:=[.R22]/[.$J$66]" office:value-type="float" office:value="0.626405974312392" calcext:value-type="float">
            <text:p>0,6264</text:p>
          </table:table-cell>
          <table:table-cell table:formula="of:=[.S22]/[.$J$66]" office:value-type="float" office:value="1.34712286943913" calcext:value-type="float">
            <text:p>1,3471</text:p>
          </table:table-cell>
          <table:table-cell table:number-columns-repeated="1005"/>
        </table:table-row>
        <table:table-row table:style-name="ro1">
          <table:table-cell/>
          <table:table-cell table:formula="of:=[.B23]/[.$J$66]" office:value-type="float" office:value="1.74982953447121" calcext:value-type="float">
            <text:p>1,7498</text:p>
          </table:table-cell>
          <table:table-cell table:formula="of:=[.C23]/[.$J$66]" office:value-type="float" office:value="0.951727815164673" calcext:value-type="float">
            <text:p>0,9517</text:p>
          </table:table-cell>
          <table:table-cell table:formula="of:=[.D23]/[.$J$66]" office:value-type="float" office:value="1.6610602773768" calcext:value-type="float">
            <text:p>1,6611</text:p>
          </table:table-cell>
          <table:table-cell table:number-columns-repeated="2"/>
          <table:table-cell table:formula="of:=[.G23]/[.$J$66]" office:value-type="float" office:value="4.18904454064954" calcext:value-type="float">
            <text:p>4,1890</text:p>
          </table:table-cell>
          <table:table-cell table:formula="of:=[.H23]/[.$J$66]" office:value-type="float" office:value="2.3357506108657" calcext:value-type="float">
            <text:p>2,3358</text:p>
          </table:table-cell>
          <table:table-cell table:formula="of:=[.I23]/[.$J$66]" office:value-type="float" office:value="7.13044397730195" calcext:value-type="float">
            <text:p>7,1304</text:p>
          </table:table-cell>
          <table:table-cell table:style-name="ce13"/>
          <table:table-cell/>
          <table:table-cell table:formula="of:=[.L23]/[.$J$66]" office:value-type="float" office:value="0.774428586184859" calcext:value-type="float">
            <text:p>0,7744</text:p>
          </table:table-cell>
          <table:table-cell table:formula="of:=[.M23]/[.$J$66]" office:value-type="float" office:value="0.31645141944933" calcext:value-type="float">
            <text:p>0,3165</text:p>
          </table:table-cell>
          <table:table-cell table:formula="of:=[.N23]/[.$J$66]" office:value-type="float" office:value="1.24253969467389" calcext:value-type="float">
            <text:p>1,2425</text:p>
          </table:table-cell>
          <table:table-cell table:number-columns-repeated="2"/>
          <table:table-cell table:formula="of:=[.Q23]/[.$J$66]" office:value-type="float" office:value="1.7171650946765" calcext:value-type="float">
            <text:p>1,7172</text:p>
          </table:table-cell>
          <table:table-cell table:formula="of:=[.R23]/[.$J$66]" office:value-type="float" office:value="1.35810255013449" calcext:value-type="float">
            <text:p>1,3581</text:p>
          </table:table-cell>
          <table:table-cell table:formula="of:=[.S23]/[.$J$66]" office:value-type="float" office:value="2.49921782778044" calcext:value-type="float">
            <text:p>2,4992</text:p>
          </table:table-cell>
          <table:table-cell table:number-columns-repeated="1005"/>
        </table:table-row>
        <table:table-row table:style-name="ro1">
          <table:table-cell/>
          <table:table-cell table:formula="of:=[.B24]/[.$J$66]" office:value-type="float" office:value="5.4600537540247" calcext:value-type="float">
            <text:p>5,4601</text:p>
          </table:table-cell>
          <table:table-cell table:formula="of:=[.C24]/[.$J$66]" office:value-type="float" office:value="3.52951656765536" calcext:value-type="float">
            <text:p>3,5295</text:p>
          </table:table-cell>
          <table:table-cell table:formula="of:=[.D24]/[.$J$66]" office:value-type="float" office:value="9.57490978555296" calcext:value-type="float">
            <text:p>9,5749</text:p>
          </table:table-cell>
          <table:table-cell table:number-columns-repeated="2"/>
          <table:table-cell table:formula="of:=[.G24]/[.$J$66]" office:value-type="float" office:value="1.51417266684268" calcext:value-type="float">
            <text:p>1,5142</text:p>
          </table:table-cell>
          <table:table-cell table:formula="of:=[.H24]/[.$J$66]" office:value-type="float" office:value="1.01362883057492" calcext:value-type="float">
            <text:p>1,0136</text:p>
          </table:table-cell>
          <table:table-cell table:formula="of:=[.I24]/[.$J$66]" office:value-type="float" office:value="2.99490663615061" calcext:value-type="float">
            <text:p>2,9949</text:p>
          </table:table-cell>
          <table:table-cell table:style-name="ce13"/>
          <table:table-cell/>
          <table:table-cell table:formula="of:=[.L24]/[.$J$66]" office:value-type="float" office:value="2.54936569931095" calcext:value-type="float">
            <text:p>2,5494</text:p>
          </table:table-cell>
          <table:table-cell table:formula="of:=[.M24]/[.$J$66]" office:value-type="float" office:value="2.43313863970292" calcext:value-type="float">
            <text:p>2,4331</text:p>
          </table:table-cell>
          <table:table-cell table:formula="of:=[.N24]/[.$J$66]" office:value-type="float" office:value="2.87326650508867" calcext:value-type="float">
            <text:p>2,8733</text:p>
          </table:table-cell>
          <table:table-cell table:number-columns-repeated="2"/>
          <table:table-cell table:formula="of:=[.Q24]/[.$J$66]" office:value-type="float" office:value="1.76677928873612" calcext:value-type="float">
            <text:p>1,7668</text:p>
          </table:table-cell>
          <table:table-cell table:formula="of:=[.R24]/[.$J$66]" office:value-type="float" office:value="1.26392610206915" calcext:value-type="float">
            <text:p>1,2639</text:p>
          </table:table-cell>
          <table:table-cell table:formula="of:=[.S24]/[.$J$66]" office:value-type="float" office:value="4.5603923759666" calcext:value-type="float">
            <text:p>4,5604</text:p>
          </table:table-cell>
          <table:table-cell table:number-columns-repeated="1005"/>
        </table:table-row>
        <table:table-row table:style-name="ro1">
          <table:table-cell/>
          <table:table-cell table:formula="of:=[.B25]/[.$J$66]" office:value-type="float" office:value="2.94502375732221" calcext:value-type="float">
            <text:p>2,9450</text:p>
          </table:table-cell>
          <table:table-cell table:formula="of:=[.C25]/[.$J$66]" office:value-type="float" office:value="1.55205361390026" calcext:value-type="float">
            <text:p>1,5521</text:p>
          </table:table-cell>
          <table:table-cell table:formula="of:=[.D25]/[.$J$66]" office:value-type="float" office:value="3.83487002677366" calcext:value-type="float">
            <text:p>3,8349</text:p>
          </table:table-cell>
          <table:table-cell table:number-columns-repeated="2"/>
          <table:table-cell table:formula="of:=[.G25]/[.$J$66]" office:value-type="float" office:value="1.99988147563601" calcext:value-type="float">
            <text:p>1,9999</text:p>
          </table:table-cell>
          <table:table-cell table:formula="of:=[.H25]/[.$J$66]" office:value-type="float" office:value="1.27853406740444" calcext:value-type="float">
            <text:p>1,2785</text:p>
          </table:table-cell>
          <table:table-cell table:formula="of:=[.I25]/[.$J$66]" office:value-type="float" office:value="3.21120366019406" calcext:value-type="float">
            <text:p>3,2112</text:p>
          </table:table-cell>
          <table:table-cell table:style-name="ce13"/>
          <table:table-cell/>
          <table:table-cell table:formula="of:=[.L25]/[.$J$66]" office:value-type="float" office:value="1.61213049684363" calcext:value-type="float">
            <text:p>1,6121</text:p>
          </table:table-cell>
          <table:table-cell table:formula="of:=[.M25]/[.$J$66]" office:value-type="float" office:value="1.50759809817112" calcext:value-type="float">
            <text:p>1,5076</text:p>
          </table:table-cell>
          <table:table-cell table:formula="of:=[.N25]/[.$J$66]" office:value-type="float" office:value="2.06363251203555" calcext:value-type="float">
            <text:p>2,0636</text:p>
          </table:table-cell>
          <table:table-cell table:number-columns-repeated="2"/>
          <table:table-cell table:formula="of:=[.Q25]/[.$J$66]" office:value-type="float" office:value="2.93452139978429" calcext:value-type="float">
            <text:p>2,9345</text:p>
          </table:table-cell>
          <table:table-cell table:formula="of:=[.R25]/[.$J$66]" office:value-type="float" office:value="2.72295811700136" calcext:value-type="float">
            <text:p>2,7230</text:p>
          </table:table-cell>
          <table:table-cell table:formula="of:=[.S25]/[.$J$66]" office:value-type="float" office:value="3.55495319513333" calcext:value-type="float">
            <text:p>3,555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67:.B76])" office:value-type="float" office:value="2.55599620231282" calcext:value-type="float">
            <text:p>2,5560</text:p>
          </table:table-cell>
          <table:table-cell table:style-name="ce8" table:formula="of:=AVERAGE([.C67:.C76])" office:value-type="float" office:value="1.6579907296505" calcext:value-type="float">
            <text:p>1,6580</text:p>
          </table:table-cell>
          <table:table-cell table:style-name="ce8" table:formula="of:=AVERAGE([.D67:.D76])" office:value-type="float" office:value="4.07102521232122" calcext:value-type="float">
            <text:p>4,0710</text:p>
          </table:table-cell>
          <table:table-cell table:style-name="ce8" table:number-columns-repeated="2"/>
          <table:table-cell table:style-name="ce12" table:formula="of:=AVERAGE([.G67:.G76])" office:value-type="float" office:value="1.89772238828353" calcext:value-type="float">
            <text:p>1,8977</text:p>
          </table:table-cell>
          <table:table-cell table:style-name="ce12" table:formula="of:=AVERAGE([.H67:.H76])" office:value-type="float" office:value="1.22467999697064" calcext:value-type="float">
            <text:p>1,2247</text:p>
          </table:table-cell>
          <table:table-cell table:style-name="ce12" table:formula="of:=AVERAGE([.I67:.I76])" office:value-type="float" office:value="3.09406200638563" calcext:value-type="float">
            <text:p>3,0941</text:p>
          </table:table-cell>
          <table:table-cell table:style-name="ce13"/>
          <table:table-cell table:style-name="ce8" office:value-type="string" calcext:value-type="string">
            <text:p>mean:</text:p>
          </table:table-cell>
          <table:table-cell table:style-name="ce8" table:formula="of:=AVERAGE([.L67:.L76])" office:value-type="float" office:value="1.45962872335536" calcext:value-type="float">
            <text:p>1,4596</text:p>
          </table:table-cell>
          <table:table-cell table:style-name="ce8" table:formula="of:=AVERAGE([.M67:.M76])" office:value-type="float" office:value="1.07159127244013" calcext:value-type="float">
            <text:p>1,0716</text:p>
          </table:table-cell>
          <table:table-cell table:style-name="ce8" table:formula="of:=AVERAGE([.N67:.N76])" office:value-type="float" office:value="2.47241785807734" calcext:value-type="float">
            <text:p>2,4724</text:p>
          </table:table-cell>
          <table:table-cell table:style-name="ce8" table:number-columns-repeated="2"/>
          <table:table-cell table:style-name="ce12" table:formula="of:=AVERAGE([.Q67:.Q76])" office:value-type="float" office:value="1.87881592754018" calcext:value-type="float">
            <text:p>1,8788</text:p>
          </table:table-cell>
          <table:table-cell table:style-name="ce12" table:formula="of:=AVERAGE([.R67:.R76])" office:value-type="float" office:value="1.52294756180124" calcext:value-type="float">
            <text:p>1,5229</text:p>
          </table:table-cell>
          <table:table-cell table:style-name="ce12" table:formula="of:=AVERAGE([.S67:.S76])" office:value-type="float" office:value="2.97524858615375" calcext:value-type="float">
            <text:p>2,97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l1 – Xbh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13"/>
          <table:table-cell office:value-type="string" calcext:value-type="string">
            <text:p>Col1 – Xbh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28]/[.$J$66]" office:value-type="float" office:value="3.08894582744448" calcext:value-type="float">
            <text:p>3,0889</text:p>
          </table:table-cell>
          <table:table-cell table:style-name="ce9" table:formula="of:=[.C28]/[.$J$66]" office:value-type="float" office:value="2.89989393750897" calcext:value-type="float">
            <text:p>2,8999</text:p>
          </table:table-cell>
          <table:table-cell table:style-name="ce9" table:formula="of:=[.D28]/[.$J$66]" office:value-type="float" office:value="5.93475168463065" calcext:value-type="float">
            <text:p>5,9348</text:p>
          </table:table-cell>
          <table:table-cell table:style-name="ce9" table:number-columns-repeated="2"/>
          <table:table-cell table:style-name="ce9" table:formula="of:=[.G28]/[.$J$66]" office:value-type="float" office:value="2.74471349023364" calcext:value-type="float">
            <text:p>2,7447</text:p>
          </table:table-cell>
          <table:table-cell table:style-name="ce9" table:formula="of:=[.H28]/[.$J$66]" office:value-type="float" office:value="2.49912617804816" calcext:value-type="float">
            <text:p>2,4991</text:p>
          </table:table-cell>
          <table:table-cell table:style-name="ce9" table:formula="of:=[.I28]/[.$J$66]" office:value-type="float" office:value="4.59211764545603" calcext:value-type="float">
            <text:p>4,5921</text:p>
          </table:table-cell>
          <table:table-cell table:style-name="ce13"/>
          <table:table-cell/>
          <table:table-cell table:style-name="ce9" table:formula="of:=[.L28]/[.$J$66]" office:value-type="float" office:value="2.17873765022653" calcext:value-type="float">
            <text:p>2,1787</text:p>
          </table:table-cell>
          <table:table-cell table:style-name="ce9" table:formula="of:=[.M28]/[.$J$66]" office:value-type="float" office:value="2.09359967434695" calcext:value-type="float">
            <text:p>2,0936</text:p>
          </table:table-cell>
          <table:table-cell table:style-name="ce9" table:formula="of:=[.N28]/[.$J$66]" office:value-type="float" office:value="3.49465871290795" calcext:value-type="float">
            <text:p>3,4947</text:p>
          </table:table-cell>
          <table:table-cell table:style-name="ce9" table:number-columns-repeated="2"/>
          <table:table-cell table:style-name="ce9" table:formula="of:=[.Q28]/[.$J$66]" office:value-type="float" office:value="2.86668182918396" calcext:value-type="float">
            <text:p>2,8667</text:p>
          </table:table-cell>
          <table:table-cell table:style-name="ce9" table:formula="of:=[.R28]/[.$J$66]" office:value-type="float" office:value="2.82705358788582" calcext:value-type="float">
            <text:p>2,8271</text:p>
          </table:table-cell>
          <table:table-cell table:style-name="ce9" table:formula="of:=[.S28]/[.$J$66]" office:value-type="float" office:value="4.1198614644524" calcext:value-type="float">
            <text:p>4,1199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29]/[.$J$66]" office:value-type="float" office:value="6.35569788141902" calcext:value-type="float">
            <text:p>6,3557</text:p>
          </table:table-cell>
          <table:table-cell table:style-name="ce9" table:formula="of:=[.C29]/[.$J$66]" office:value-type="float" office:value="5.94649515176845" calcext:value-type="float">
            <text:p>5,9465</text:p>
          </table:table-cell>
          <table:table-cell table:style-name="ce9" table:formula="of:=[.D29]/[.$J$66]" office:value-type="float" office:value="9.31090870836181" calcext:value-type="float">
            <text:p>9,3109</text:p>
          </table:table-cell>
          <table:table-cell table:style-name="ce9" table:number-columns-repeated="2"/>
          <table:table-cell table:style-name="ce9" table:formula="of:=[.G29]/[.$J$66]" office:value-type="float" office:value="2.71696775343064" calcext:value-type="float">
            <text:p>2,7170</text:p>
          </table:table-cell>
          <table:table-cell table:style-name="ce9" table:formula="of:=[.H29]/[.$J$66]" office:value-type="float" office:value="2.63035299755228" calcext:value-type="float">
            <text:p>2,6304</text:p>
          </table:table-cell>
          <table:table-cell table:style-name="ce9" table:formula="of:=[.I29]/[.$J$66]" office:value-type="float" office:value="3.49535128123546" calcext:value-type="float">
            <text:p>3,4954</text:p>
          </table:table-cell>
          <table:table-cell table:style-name="ce13"/>
          <table:table-cell/>
          <table:table-cell table:style-name="ce9" table:formula="of:=[.L29]/[.$J$66]" office:value-type="float" office:value="2.46725078093027" calcext:value-type="float">
            <text:p>2,4673</text:p>
          </table:table-cell>
          <table:table-cell table:style-name="ce9" table:formula="of:=[.M29]/[.$J$66]" office:value-type="float" office:value="2.27817202081302" calcext:value-type="float">
            <text:p>2,2782</text:p>
          </table:table-cell>
          <table:table-cell table:style-name="ce9" table:formula="of:=[.N29]/[.$J$66]" office:value-type="float" office:value="3.0491719626128" calcext:value-type="float">
            <text:p>3,0492</text:p>
          </table:table-cell>
          <table:table-cell table:style-name="ce9" table:number-columns-repeated="2"/>
          <table:table-cell table:style-name="ce9" table:formula="of:=[.Q29]/[.$J$66]" office:value-type="float" office:value="2.13506594972101" calcext:value-type="float">
            <text:p>2,1351</text:p>
          </table:table-cell>
          <table:table-cell table:style-name="ce9" table:formula="of:=[.R29]/[.$J$66]" office:value-type="float" office:value="2.06572380229145" calcext:value-type="float">
            <text:p>2,0657</text:p>
          </table:table-cell>
          <table:table-cell table:style-name="ce9" table:formula="of:=[.S29]/[.$J$66]" office:value-type="float" office:value="2.99745658485378" calcext:value-type="float">
            <text:p>2,9975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0]/[.$J$66]" office:value-type="float" office:value="3.54332008968186" calcext:value-type="float">
            <text:p>3,5433</text:p>
          </table:table-cell>
          <table:table-cell table:style-name="ce9" table:formula="of:=[.C30]/[.$J$66]" office:value-type="float" office:value="3.54449375769372" calcext:value-type="float">
            <text:p>3,5445</text:p>
          </table:table-cell>
          <table:table-cell table:style-name="ce9" table:formula="of:=[.D30]/[.$J$66]" office:value-type="float" office:value="4.40730306641886" calcext:value-type="float">
            <text:p>4,4073</text:p>
          </table:table-cell>
          <table:table-cell table:style-name="ce9" table:number-columns-repeated="2"/>
          <table:table-cell table:style-name="ce9" table:formula="of:=[.G30]/[.$J$66]" office:value-type="float" office:value="4.3968924477396" calcext:value-type="float">
            <text:p>4,3969</text:p>
          </table:table-cell>
          <table:table-cell table:style-name="ce9" table:formula="of:=[.H30]/[.$J$66]" office:value-type="float" office:value="4.22930206341315" calcext:value-type="float">
            <text:p>4,2293</text:p>
          </table:table-cell>
          <table:table-cell table:style-name="ce9" table:formula="of:=[.I30]/[.$J$66]" office:value-type="float" office:value="5.41931570840568" calcext:value-type="float">
            <text:p>5,4193</text:p>
          </table:table-cell>
          <table:table-cell table:style-name="ce13"/>
          <table:table-cell/>
          <table:table-cell table:style-name="ce9" table:formula="of:=[.L30]/[.$J$66]" office:value-type="float" office:value="3.61037490128334" calcext:value-type="float">
            <text:p>3,6104</text:p>
          </table:table-cell>
          <table:table-cell table:style-name="ce9" table:formula="of:=[.M30]/[.$J$66]" office:value-type="float" office:value="3.40885132049266" calcext:value-type="float">
            <text:p>3,4089</text:p>
          </table:table-cell>
          <table:table-cell table:style-name="ce9" table:formula="of:=[.N30]/[.$J$66]" office:value-type="float" office:value="4.17245140842088" calcext:value-type="float">
            <text:p>4,1725</text:p>
          </table:table-cell>
          <table:table-cell table:style-name="ce9" table:number-columns-repeated="2"/>
          <table:table-cell table:style-name="ce9" table:formula="of:=[.Q30]/[.$J$66]" office:value-type="float" office:value="3.50183656356393" calcext:value-type="float">
            <text:p>3,5018</text:p>
          </table:table-cell>
          <table:table-cell table:style-name="ce9" table:formula="of:=[.R30]/[.$J$66]" office:value-type="float" office:value="3.33811575208812" calcext:value-type="float">
            <text:p>3,3381</text:p>
          </table:table-cell>
          <table:table-cell table:style-name="ce9" table:formula="of:=[.S30]/[.$J$66]" office:value-type="float" office:value="5.19539268600557" calcext:value-type="float">
            <text:p>5,1954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1]/[.$J$66]" office:value-type="float" office:value="4.27094635619632" calcext:value-type="float">
            <text:p>4,2709</text:p>
          </table:table-cell>
          <table:table-cell table:style-name="ce9" table:formula="of:=[.C31]/[.$J$66]" office:value-type="float" office:value="4.23378624288546" calcext:value-type="float">
            <text:p>4,2338</text:p>
          </table:table-cell>
          <table:table-cell table:style-name="ce9" table:formula="of:=[.D31]/[.$J$66]" office:value-type="float" office:value="5.00020614462661" calcext:value-type="float">
            <text:p>5,0002</text:p>
          </table:table-cell>
          <table:table-cell table:style-name="ce9" table:number-columns-repeated="2"/>
          <table:table-cell table:style-name="ce9" table:formula="of:=[.G31]/[.$J$66]" office:value-type="float" office:value="3.15546342576815" calcext:value-type="float">
            <text:p>3,1555</text:p>
          </table:table-cell>
          <table:table-cell table:style-name="ce9" table:formula="of:=[.H31]/[.$J$66]" office:value-type="float" office:value="2.99664648148931" calcext:value-type="float">
            <text:p>2,9966</text:p>
          </table:table-cell>
          <table:table-cell table:style-name="ce9" table:formula="of:=[.I31]/[.$J$66]" office:value-type="float" office:value="4.1736011836795" calcext:value-type="float">
            <text:p>4,1736</text:p>
          </table:table-cell>
          <table:table-cell table:style-name="ce13"/>
          <table:table-cell/>
          <table:table-cell table:style-name="ce9" table:formula="of:=[.L31]/[.$J$66]" office:value-type="float" office:value="4.88142143119887" calcext:value-type="float">
            <text:p>4,8814</text:p>
          </table:table-cell>
          <table:table-cell table:style-name="ce9" table:formula="of:=[.M31]/[.$J$66]" office:value-type="float" office:value="4.6138868207636" calcext:value-type="float">
            <text:p>4,6139</text:p>
          </table:table-cell>
          <table:table-cell table:style-name="ce9" table:formula="of:=[.N31]/[.$J$66]" office:value-type="float" office:value="6.21907590830187" calcext:value-type="float">
            <text:p>6,2191</text:p>
          </table:table-cell>
          <table:table-cell table:style-name="ce9" table:number-columns-repeated="2"/>
          <table:table-cell table:style-name="ce9" table:formula="of:=[.Q31]/[.$J$66]" office:value-type="float" office:value="2.99396863061875" calcext:value-type="float">
            <text:p>2,9940</text:p>
          </table:table-cell>
          <table:table-cell table:style-name="ce9" table:formula="of:=[.R31]/[.$J$66]" office:value-type="float" office:value="2.96174333163761" calcext:value-type="float">
            <text:p>2,9617</text:p>
          </table:table-cell>
          <table:table-cell table:style-name="ce9" table:formula="of:=[.S31]/[.$J$66]" office:value-type="float" office:value="4.57861372577714" calcext:value-type="float">
            <text:p>4,5786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2]/[.$J$66]" office:value-type="float" office:value="3.69907208689436" calcext:value-type="float">
            <text:p>3,6991</text:p>
          </table:table-cell>
          <table:table-cell table:style-name="ce9" table:formula="of:=[.C32]/[.$J$66]" office:value-type="float" office:value="3.40573053696619" calcext:value-type="float">
            <text:p>3,4057</text:p>
          </table:table-cell>
          <table:table-cell table:style-name="ce9" table:formula="of:=[.D32]/[.$J$66]" office:value-type="float" office:value="4.81446632747405" calcext:value-type="float">
            <text:p>4,8145</text:p>
          </table:table-cell>
          <table:table-cell table:style-name="ce9" table:number-columns-repeated="2"/>
          <table:table-cell table:style-name="ce9" table:formula="of:=[.G32]/[.$J$66]" office:value-type="float" office:value="4.85121089495879" calcext:value-type="float">
            <text:p>4,8512</text:p>
          </table:table-cell>
          <table:table-cell table:style-name="ce9" table:formula="of:=[.H32]/[.$J$66]" office:value-type="float" office:value="4.69544452884413" calcext:value-type="float">
            <text:p>4,6954</text:p>
          </table:table-cell>
          <table:table-cell table:style-name="ce9" table:formula="of:=[.I32]/[.$J$66]" office:value-type="float" office:value="6.70254967273519" calcext:value-type="float">
            <text:p>6,7025</text:p>
          </table:table-cell>
          <table:table-cell table:style-name="ce13"/>
          <table:table-cell/>
          <table:table-cell table:style-name="ce9" table:formula="of:=[.L32]/[.$J$66]" office:value-type="float" office:value="5.20142025872655" calcext:value-type="float">
            <text:p>5,2014</text:p>
          </table:table-cell>
          <table:table-cell table:style-name="ce9" table:formula="of:=[.M32]/[.$J$66]" office:value-type="float" office:value="4.79883802300899" calcext:value-type="float">
            <text:p>4,7988</text:p>
          </table:table-cell>
          <table:table-cell table:style-name="ce9" table:formula="of:=[.N32]/[.$J$66]" office:value-type="float" office:value="7.25148955538118" calcext:value-type="float">
            <text:p>7,2515</text:p>
          </table:table-cell>
          <table:table-cell table:style-name="ce9" table:number-columns-repeated="2"/>
          <table:table-cell table:style-name="ce9" table:formula="of:=[.Q32]/[.$J$66]" office:value-type="float" office:value="2.76619882625521" calcext:value-type="float">
            <text:p>2,7662</text:p>
          </table:table-cell>
          <table:table-cell table:style-name="ce9" table:formula="of:=[.R32]/[.$J$66]" office:value-type="float" office:value="2.39816898316768" calcext:value-type="float">
            <text:p>2,3982</text:p>
          </table:table-cell>
          <table:table-cell table:style-name="ce9" table:formula="of:=[.S32]/[.$J$66]" office:value-type="float" office:value="4.2249546400793" calcext:value-type="float">
            <text:p>4,2250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3]/[.$J$66]" office:value-type="float" office:value="5.8480045212046" calcext:value-type="float">
            <text:p>5,8480</text:p>
          </table:table-cell>
          <table:table-cell table:style-name="ce9" table:formula="of:=[.C33]/[.$J$66]" office:value-type="float" office:value="5.44310923610874" calcext:value-type="float">
            <text:p>5,4431</text:p>
          </table:table-cell>
          <table:table-cell table:style-name="ce9" table:formula="of:=[.D33]/[.$J$66]" office:value-type="float" office:value="7.9312064837735" calcext:value-type="float">
            <text:p>7,9312</text:p>
          </table:table-cell>
          <table:table-cell table:style-name="ce9" table:number-columns-repeated="2"/>
          <table:table-cell table:style-name="ce9" table:formula="of:=[.G33]/[.$J$66]" office:value-type="float" office:value="1.94632228710987" calcext:value-type="float">
            <text:p>1,9463</text:p>
          </table:table-cell>
          <table:table-cell table:style-name="ce9" table:formula="of:=[.H33]/[.$J$66]" office:value-type="float" office:value="1.71918370656378" calcext:value-type="float">
            <text:p>1,7192</text:p>
          </table:table-cell>
          <table:table-cell table:style-name="ce9" table:formula="of:=[.I33]/[.$J$66]" office:value-type="float" office:value="2.66977968540474" calcext:value-type="float">
            <text:p>2,6698</text:p>
          </table:table-cell>
          <table:table-cell table:style-name="ce13"/>
          <table:table-cell/>
          <table:table-cell table:style-name="ce9" table:formula="of:=[.L33]/[.$J$66]" office:value-type="float" office:value="2.738921103909" calcext:value-type="float">
            <text:p>2,7389</text:p>
          </table:table-cell>
          <table:table-cell table:style-name="ce9" table:formula="of:=[.M33]/[.$J$66]" office:value-type="float" office:value="2.63273385831437" calcext:value-type="float">
            <text:p>2,6327</text:p>
          </table:table-cell>
          <table:table-cell table:style-name="ce9" table:formula="of:=[.N33]/[.$J$66]" office:value-type="float" office:value="4.87534889405006" calcext:value-type="float">
            <text:p>4,8753</text:p>
          </table:table-cell>
          <table:table-cell table:style-name="ce9" table:number-columns-repeated="2"/>
          <table:table-cell table:style-name="ce9" table:formula="of:=[.Q33]/[.$J$66]" office:value-type="float" office:value="3.28048699956738" calcext:value-type="float">
            <text:p>3,2805</text:p>
          </table:table-cell>
          <table:table-cell table:style-name="ce9" table:formula="of:=[.R33]/[.$J$66]" office:value-type="float" office:value="3.20447030391774" calcext:value-type="float">
            <text:p>3,2045</text:p>
          </table:table-cell>
          <table:table-cell table:style-name="ce9" table:formula="of:=[.S33]/[.$J$66]" office:value-type="float" office:value="4.27472144666898" calcext:value-type="float">
            <text:p>4,2747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4]/[.$J$66]" office:value-type="float" office:value="5.2432457076765" calcext:value-type="float">
            <text:p>5,2432</text:p>
          </table:table-cell>
          <table:table-cell table:style-name="ce9" table:formula="of:=[.C34]/[.$J$66]" office:value-type="float" office:value="4.85241805399465" calcext:value-type="float">
            <text:p>4,8524</text:p>
          </table:table-cell>
          <table:table-cell table:style-name="ce9" table:formula="of:=[.D34]/[.$J$66]" office:value-type="float" office:value="6.63581504955693" calcext:value-type="float">
            <text:p>6,6358</text:p>
          </table:table-cell>
          <table:table-cell table:style-name="ce9" table:number-columns-repeated="2"/>
          <table:table-cell table:style-name="ce9" table:formula="of:=[.G34]/[.$J$66]" office:value-type="float" office:value="3.37859004487049" calcext:value-type="float">
            <text:p>3,3786</text:p>
          </table:table-cell>
          <table:table-cell table:style-name="ce9" table:formula="of:=[.H34]/[.$J$66]" office:value-type="float" office:value="3.22231171206916" calcext:value-type="float">
            <text:p>3,2223</text:p>
          </table:table-cell>
          <table:table-cell table:style-name="ce9" table:formula="of:=[.I34]/[.$J$66]" office:value-type="float" office:value="4.40410194085507" calcext:value-type="float">
            <text:p>4,4041</text:p>
          </table:table-cell>
          <table:table-cell table:style-name="ce13"/>
          <table:table-cell/>
          <table:table-cell table:style-name="ce9" table:formula="of:=[.L34]/[.$J$66]" office:value-type="float" office:value="3.39138598455115" calcext:value-type="float">
            <text:p>3,3914</text:p>
          </table:table-cell>
          <table:table-cell table:style-name="ce9" table:formula="of:=[.M34]/[.$J$66]" office:value-type="float" office:value="3.2377926202384" calcext:value-type="float">
            <text:p>3,2378</text:p>
          </table:table-cell>
          <table:table-cell table:style-name="ce9" table:formula="of:=[.N34]/[.$J$66]" office:value-type="float" office:value="4.61929009902388" calcext:value-type="float">
            <text:p>4,6193</text:p>
          </table:table-cell>
          <table:table-cell table:style-name="ce9" table:number-columns-repeated="2"/>
          <table:table-cell table:style-name="ce9" table:formula="of:=[.Q34]/[.$J$66]" office:value-type="float" office:value="2.82118521905175" calcext:value-type="float">
            <text:p>2,8212</text:p>
          </table:table-cell>
          <table:table-cell table:style-name="ce9" table:formula="of:=[.R34]/[.$J$66]" office:value-type="float" office:value="2.82986333133315" calcext:value-type="float">
            <text:p>2,8299</text:p>
          </table:table-cell>
          <table:table-cell table:style-name="ce9" table:formula="of:=[.S34]/[.$J$66]" office:value-type="float" office:value="4.40556224544006" calcext:value-type="float">
            <text:p>4,4056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5]/[.$J$66]" office:value-type="float" office:value="3.03730481310646" calcext:value-type="float">
            <text:p>3,0373</text:p>
          </table:table-cell>
          <table:table-cell table:style-name="ce9" table:formula="of:=[.C35]/[.$J$66]" office:value-type="float" office:value="2.59624317423514" calcext:value-type="float">
            <text:p>2,5962</text:p>
          </table:table-cell>
          <table:table-cell table:style-name="ce9" table:formula="of:=[.D35]/[.$J$66]" office:value-type="float" office:value="3.6443404989767" calcext:value-type="float">
            <text:p>3,6443</text:p>
          </table:table-cell>
          <table:table-cell table:style-name="ce9" table:number-columns-repeated="2"/>
          <table:table-cell table:style-name="ce9" table:formula="of:=[.G35]/[.$J$66]" office:value-type="float" office:value="5.05267359679487" calcext:value-type="float">
            <text:p>5,0527</text:p>
          </table:table-cell>
          <table:table-cell table:style-name="ce9" table:formula="of:=[.H35]/[.$J$66]" office:value-type="float" office:value="4.7339372877389" calcext:value-type="float">
            <text:p>4,7339</text:p>
          </table:table-cell>
          <table:table-cell table:style-name="ce9" table:formula="of:=[.I35]/[.$J$66]" office:value-type="float" office:value="6.40152686144173" calcext:value-type="float">
            <text:p>6,4015</text:p>
          </table:table-cell>
          <table:table-cell table:style-name="ce13"/>
          <table:table-cell/>
          <table:table-cell table:style-name="ce9" table:formula="of:=[.L35]/[.$J$66]" office:value-type="float" office:value="2.90155211672406" calcext:value-type="float">
            <text:p>2,9016</text:p>
          </table:table-cell>
          <table:table-cell table:style-name="ce9" table:formula="of:=[.M35]/[.$J$66]" office:value-type="float" office:value="2.86175357820563" calcext:value-type="float">
            <text:p>2,8618</text:p>
          </table:table-cell>
          <table:table-cell table:style-name="ce9" table:formula="of:=[.N35]/[.$J$66]" office:value-type="float" office:value="3.27084782493555" calcext:value-type="float">
            <text:p>3,2708</text:p>
          </table:table-cell>
          <table:table-cell table:style-name="ce9" table:number-columns-repeated="2"/>
          <table:table-cell table:style-name="ce9" table:formula="of:=[.Q35]/[.$J$66]" office:value-type="float" office:value="3.11777540869639" calcext:value-type="float">
            <text:p>3,1178</text:p>
          </table:table-cell>
          <table:table-cell table:style-name="ce9" table:formula="of:=[.R35]/[.$J$66]" office:value-type="float" office:value="3.09174849477683" calcext:value-type="float">
            <text:p>3,0917</text:p>
          </table:table-cell>
          <table:table-cell table:style-name="ce9" table:formula="of:=[.S35]/[.$J$66]" office:value-type="float" office:value="4.11575915195418" calcext:value-type="float">
            <text:p>4,1158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6]/[.$J$66]" office:value-type="float" office:value="4.8925854018583" calcext:value-type="float">
            <text:p>4,8926</text:p>
          </table:table-cell>
          <table:table-cell table:style-name="ce9" table:formula="of:=[.C36]/[.$J$66]" office:value-type="float" office:value="4.38076750001115" calcext:value-type="float">
            <text:p>4,3808</text:p>
          </table:table-cell>
          <table:table-cell table:style-name="ce9" table:formula="of:=[.D36]/[.$J$66]" office:value-type="float" office:value="6.15802837735452" calcext:value-type="float">
            <text:p>6,1580</text:p>
          </table:table-cell>
          <table:table-cell table:style-name="ce9" table:number-columns-repeated="2"/>
          <table:table-cell table:style-name="ce9" table:formula="of:=[.G36]/[.$J$66]" office:value-type="float" office:value="4.30286443846399" calcext:value-type="float">
            <text:p>4,3029</text:p>
          </table:table-cell>
          <table:table-cell table:style-name="ce9" table:formula="of:=[.H36]/[.$J$66]" office:value-type="float" office:value="4.20512773267784" calcext:value-type="float">
            <text:p>4,2051</text:p>
          </table:table-cell>
          <table:table-cell table:style-name="ce9" table:formula="of:=[.I36]/[.$J$66]" office:value-type="float" office:value="14.594099869507" calcext:value-type="float">
            <text:p>14,5941</text:p>
          </table:table-cell>
          <table:table-cell table:style-name="ce13"/>
          <table:table-cell/>
          <table:table-cell table:style-name="ce9" table:formula="of:=[.L36]/[.$J$66]" office:value-type="float" office:value="3.21512534623998" calcext:value-type="float">
            <text:p>3,2151</text:p>
          </table:table-cell>
          <table:table-cell table:style-name="ce9" table:formula="of:=[.M36]/[.$J$66]" office:value-type="float" office:value="3.08510178715473" calcext:value-type="float">
            <text:p>3,0851</text:p>
          </table:table-cell>
          <table:table-cell table:style-name="ce9" table:formula="of:=[.N36]/[.$J$66]" office:value-type="float" office:value="4.2876279591786" calcext:value-type="float">
            <text:p>4,2876</text:p>
          </table:table-cell>
          <table:table-cell table:style-name="ce9" table:number-columns-repeated="2"/>
          <table:table-cell table:style-name="ce9" table:formula="of:=[.Q36]/[.$J$66]" office:value-type="float" office:value="2.46620110769503" calcext:value-type="float">
            <text:p>2,4662</text:p>
          </table:table-cell>
          <table:table-cell table:style-name="ce9" table:formula="of:=[.R36]/[.$J$66]" office:value-type="float" office:value="2.33958119370371" calcext:value-type="float">
            <text:p>2,3396</text:p>
          </table:table-cell>
          <table:table-cell table:style-name="ce9" table:formula="of:=[.S36]/[.$J$66]" office:value-type="float" office:value="4.50736900081448" calcext:value-type="float">
            <text:p>4,5074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37]/[.$J$66]" office:value-type="float" office:value="8.16927708847735" calcext:value-type="float">
            <text:p>8,1693</text:p>
          </table:table-cell>
          <table:table-cell table:style-name="ce9" table:formula="of:=[.C37]/[.$J$66]" office:value-type="float" office:value="6.77104592646777" calcext:value-type="float">
            <text:p>6,7710</text:p>
          </table:table-cell>
          <table:table-cell table:style-name="ce9" table:formula="of:=[.D37]/[.$J$66]" office:value-type="float" office:value="10.9929262145566" calcext:value-type="float">
            <text:p>10,9929</text:p>
          </table:table-cell>
          <table:table-cell table:style-name="ce9" table:number-columns-repeated="2"/>
          <table:table-cell table:style-name="ce9" table:formula="of:=[.G37]/[.$J$66]" office:value-type="float" office:value="4.39217868991481" calcext:value-type="float">
            <text:p>4,3922</text:p>
          </table:table-cell>
          <table:table-cell table:style-name="ce9" table:formula="of:=[.H37]/[.$J$66]" office:value-type="float" office:value="4.23237006459118" calcext:value-type="float">
            <text:p>4,2324</text:p>
          </table:table-cell>
          <table:table-cell table:style-name="ce9" table:formula="of:=[.I37]/[.$J$66]" office:value-type="float" office:value="5.76818088820276" calcext:value-type="float">
            <text:p>5,7682</text:p>
          </table:table-cell>
          <table:table-cell table:style-name="ce13"/>
          <table:table-cell/>
          <table:table-cell table:style-name="ce9" table:formula="of:=[.L37]/[.$J$66]" office:value-type="float" office:value="3.72392545014398" calcext:value-type="float">
            <text:p>3,7239</text:p>
          </table:table-cell>
          <table:table-cell table:style-name="ce9" table:formula="of:=[.M37]/[.$J$66]" office:value-type="float" office:value="3.69799195202634" calcext:value-type="float">
            <text:p>3,6980</text:p>
          </table:table-cell>
          <table:table-cell table:style-name="ce9" table:formula="of:=[.N37]/[.$J$66]" office:value-type="float" office:value="5.26963185418579" calcext:value-type="float">
            <text:p>5,2696</text:p>
          </table:table-cell>
          <table:table-cell table:style-name="ce9" table:number-columns-repeated="2"/>
          <table:table-cell table:style-name="ce9" table:formula="of:=[.Q37]/[.$J$66]" office:value-type="float" office:value="3.61792398809851" calcext:value-type="float">
            <text:p>3,6179</text:p>
          </table:table-cell>
          <table:table-cell table:style-name="ce9" table:formula="of:=[.R37]/[.$J$66]" office:value-type="float" office:value="3.53215129968128" calcext:value-type="float">
            <text:p>3,5322</text:p>
          </table:table-cell>
          <table:table-cell table:style-name="ce9" table:formula="of:=[.S37]/[.$J$66]" office:value-type="float" office:value="5.26470220157205" calcext:value-type="float">
            <text:p>5,2647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79:.B88])" office:value-type="float" office:value="4.81483997739593" calcext:value-type="float">
            <text:p>4,8148</text:p>
          </table:table-cell>
          <table:table-cell table:style-name="ce8" table:formula="of:=AVERAGE([.C79:.C88])" office:value-type="float" office:value="4.40739835176403" calcext:value-type="float">
            <text:p>4,4074</text:p>
          </table:table-cell>
          <table:table-cell table:style-name="ce8" table:formula="of:=AVERAGE([.D79:.D88])" office:value-type="float" office:value="6.48299525557302" calcext:value-type="float">
            <text:p>6,4830</text:p>
          </table:table-cell>
          <table:table-cell table:style-name="ce8" table:number-columns-repeated="2"/>
          <table:table-cell table:style-name="ce12" table:formula="of:=AVERAGE([.G79:.G88])" office:value-type="float" office:value="3.69378770692848" calcext:value-type="float">
            <text:p>3,6938</text:p>
          </table:table-cell>
          <table:table-cell table:style-name="ce12" table:formula="of:=AVERAGE([.H79:.H88])" office:value-type="float" office:value="3.51638027529879" calcext:value-type="float">
            <text:p>3,5164</text:p>
          </table:table-cell>
          <table:table-cell table:style-name="ce12" table:formula="of:=AVERAGE([.I79:.I88])" office:value-type="float" office:value="5.82206247369232" calcext:value-type="float">
            <text:p>5,8221</text:p>
          </table:table-cell>
          <table:table-cell table:style-name="ce13"/>
          <table:table-cell table:style-name="ce8" office:value-type="string" calcext:value-type="string">
            <text:p>mean:</text:p>
          </table:table-cell>
          <table:table-cell table:style-name="ce8" table:formula="of:=AVERAGE([.L79:.L88])" office:value-type="float" office:value="3.43101150239337" calcext:value-type="float">
            <text:p>3,4310</text:p>
          </table:table-cell>
          <table:table-cell table:style-name="ce8" table:formula="of:=AVERAGE([.M79:.M88])" office:value-type="float" office:value="3.27087216553647" calcext:value-type="float">
            <text:p>3,2709</text:p>
          </table:table-cell>
          <table:table-cell table:style-name="ce8" table:formula="of:=AVERAGE([.N79:.N88])" office:value-type="float" office:value="4.65095941789986" calcext:value-type="float">
            <text:p>4,6510</text:p>
          </table:table-cell>
          <table:table-cell table:style-name="ce8" table:number-columns-repeated="2"/>
          <table:table-cell table:style-name="ce12" table:formula="of:=AVERAGE([.Q79:.Q88])" office:value-type="float" office:value="2.95673245224519" calcext:value-type="float">
            <text:p>2,9567</text:p>
          </table:table-cell>
          <table:table-cell table:style-name="ce12" table:formula="of:=AVERAGE([.R79:.R88])" office:value-type="float" office:value="2.85886200804834" calcext:value-type="float">
            <text:p>2,8589</text:p>
          </table:table-cell>
          <table:table-cell table:style-name="ce12" table:formula="of:=AVERAGE([.S79:.S88])" office:value-type="float" office:value="4.3684393147618" calcext:value-type="float">
            <text:p>4,36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l2 – Xba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13"/>
          <table:table-cell office:value-type="string" calcext:value-type="string">
            <text:p>Col2 – Xba</text:p>
          </table:table-cell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style-name="ce7" table:number-columns-repeated="2"/>
          <table:table-cell table:style-name="ce7" office:value-type="string" calcext:value-type="string">
            <text:p>rain</text:p>
          </table:table-cell>
          <table:table-cell table:style-name="ce7" office:value-type="string" calcext:value-type="string">
            <text:p>dry</text:p>
          </table:table-cell>
          <table:table-cell table:style-name="ce7" office:value-type="string" calcext:value-type="string">
            <text:p>storm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0]/[.$J$66]" office:value-type="float" office:value="5.16851587512827" calcext:value-type="float">
            <text:p>5,1685</text:p>
          </table:table-cell>
          <table:table-cell table:style-name="ce9" table:formula="of:=[.C40]/[.$J$66]" office:value-type="float" office:value="4.32987250491644" calcext:value-type="float">
            <text:p>4,3299</text:p>
          </table:table-cell>
          <table:table-cell table:style-name="ce9" table:formula="of:=[.D40]/[.$J$66]" office:value-type="float" office:value="24.2633665420787" calcext:value-type="float">
            <text:p>24,2634</text:p>
          </table:table-cell>
          <table:table-cell table:style-name="ce9" table:number-columns-repeated="2"/>
          <table:table-cell table:style-name="ce9" table:formula="of:=[.G40]/[.$J$66]" office:value-type="float" office:value="2.44144587902057" calcext:value-type="float">
            <text:p>2,4414</text:p>
          </table:table-cell>
          <table:table-cell table:style-name="ce9" table:formula="of:=[.H40]/[.$J$66]" office:value-type="float" office:value="2.2474712315318" calcext:value-type="float">
            <text:p>2,2475</text:p>
          </table:table-cell>
          <table:table-cell table:style-name="ce9" table:formula="of:=[.I40]/[.$J$66]" office:value-type="float" office:value="16.6380895804" calcext:value-type="float">
            <text:p>16,6381</text:p>
          </table:table-cell>
          <table:table-cell table:style-name="ce13"/>
          <table:table-cell/>
          <table:table-cell table:style-name="ce9" table:formula="of:=[.L40]/[.$J$66]" office:value-type="float" office:value="1.1513310381723" calcext:value-type="float">
            <text:p>1,1513</text:p>
          </table:table-cell>
          <table:table-cell table:style-name="ce9" table:formula="of:=[.M40]/[.$J$66]" office:value-type="float" office:value="1.25979422276449" calcext:value-type="float">
            <text:p>1,2598</text:p>
          </table:table-cell>
          <table:table-cell table:style-name="ce9" table:formula="of:=[.N40]/[.$J$66]" office:value-type="float" office:value="22.361351259938" calcext:value-type="float">
            <text:p>22,3614</text:p>
          </table:table-cell>
          <table:table-cell table:style-name="ce9" table:number-columns-repeated="2"/>
          <table:table-cell table:style-name="ce9" table:formula="of:=[.Q40]/[.$J$66]" office:value-type="float" office:value="0.674973291834629" calcext:value-type="float">
            <text:p>0,6750</text:p>
          </table:table-cell>
          <table:table-cell table:style-name="ce9" table:formula="of:=[.R40]/[.$J$66]" office:value-type="float" office:value="0.610656935892478" calcext:value-type="float">
            <text:p>0,6107</text:p>
          </table:table-cell>
          <table:table-cell table:style-name="ce9" table:formula="of:=[.S40]/[.$J$66]" office:value-type="float" office:value="13.5527686615576" calcext:value-type="float">
            <text:p>13,5528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1]/[.$J$66]" office:value-type="float" office:value="3.4422964073755" calcext:value-type="float">
            <text:p>3,4423</text:p>
          </table:table-cell>
          <table:table-cell table:style-name="ce9" table:formula="of:=[.C41]/[.$J$66]" office:value-type="float" office:value="2.28865735162493" calcext:value-type="float">
            <text:p>2,2887</text:p>
          </table:table-cell>
          <table:table-cell table:style-name="ce9" table:formula="of:=[.D41]/[.$J$66]" office:value-type="float" office:value="32.3674198468521" calcext:value-type="float">
            <text:p>32,3674</text:p>
          </table:table-cell>
          <table:table-cell table:style-name="ce9" table:number-columns-repeated="2"/>
          <table:table-cell table:style-name="ce9" table:formula="of:=[.G41]/[.$J$66]" office:value-type="float" office:value="4.31768712966465" calcext:value-type="float">
            <text:p>4,3177</text:p>
          </table:table-cell>
          <table:table-cell table:style-name="ce9" table:formula="of:=[.H41]/[.$J$66]" office:value-type="float" office:value="2.82118472377216" calcext:value-type="float">
            <text:p>2,8212</text:p>
          </table:table-cell>
          <table:table-cell table:style-name="ce9" table:formula="of:=[.I41]/[.$J$66]" office:value-type="float" office:value="18.2875148997375" calcext:value-type="float">
            <text:p>18,2875</text:p>
          </table:table-cell>
          <table:table-cell table:style-name="ce13"/>
          <table:table-cell/>
          <table:table-cell table:style-name="ce9" table:formula="of:=[.L41]/[.$J$66]" office:value-type="float" office:value="1.17113201660537" calcext:value-type="float">
            <text:p>1,1711</text:p>
          </table:table-cell>
          <table:table-cell table:style-name="ce9" table:formula="of:=[.M41]/[.$J$66]" office:value-type="float" office:value="1.36392224908486" calcext:value-type="float">
            <text:p>1,3639</text:p>
          </table:table-cell>
          <table:table-cell table:style-name="ce9" table:formula="of:=[.N41]/[.$J$66]" office:value-type="float" office:value="18.5918948314346" calcext:value-type="float">
            <text:p>18,5919</text:p>
          </table:table-cell>
          <table:table-cell table:style-name="ce9" table:number-columns-repeated="2"/>
          <table:table-cell table:style-name="ce9" table:formula="of:=[.Q41]/[.$J$66]" office:value-type="float" office:value="1.66949016025548" calcext:value-type="float">
            <text:p>1,6695</text:p>
          </table:table-cell>
          <table:table-cell table:style-name="ce9" table:formula="of:=[.R41]/[.$J$66]" office:value-type="float" office:value="1.59734721574224" calcext:value-type="float">
            <text:p>1,5973</text:p>
          </table:table-cell>
          <table:table-cell table:style-name="ce9" table:formula="of:=[.S41]/[.$J$66]" office:value-type="float" office:value="17.056378661282" calcext:value-type="float">
            <text:p>17,0564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2]/[.$J$66]" office:value-type="float" office:value="5.52056387729076" calcext:value-type="float">
            <text:p>5,5206</text:p>
          </table:table-cell>
          <table:table-cell table:style-name="ce9" table:formula="of:=[.C42]/[.$J$66]" office:value-type="float" office:value="5.16348864636307" calcext:value-type="float">
            <text:p>5,1635</text:p>
          </table:table-cell>
          <table:table-cell table:style-name="ce9" table:formula="of:=[.D42]/[.$J$66]" office:value-type="float" office:value="43.3809471136442" calcext:value-type="float">
            <text:p>43,3809</text:p>
          </table:table-cell>
          <table:table-cell table:style-name="ce9" table:number-columns-repeated="2"/>
          <table:table-cell table:style-name="ce9" table:formula="of:=[.G42]/[.$J$66]" office:value-type="float" office:value="4.48531154691224" calcext:value-type="float">
            <text:p>4,4853</text:p>
          </table:table-cell>
          <table:table-cell table:style-name="ce9" table:formula="of:=[.H42]/[.$J$66]" office:value-type="float" office:value="3.72215167311045" calcext:value-type="float">
            <text:p>3,7222</text:p>
          </table:table-cell>
          <table:table-cell table:style-name="ce9" table:formula="of:=[.I42]/[.$J$66]" office:value-type="float" office:value="25.8890944328369" calcext:value-type="float">
            <text:p>25,8891</text:p>
          </table:table-cell>
          <table:table-cell table:style-name="ce13"/>
          <table:table-cell/>
          <table:table-cell table:style-name="ce9" table:formula="of:=[.L42]/[.$J$66]" office:value-type="float" office:value="1.06984841228354" calcext:value-type="float">
            <text:p>1,0698</text:p>
          </table:table-cell>
          <table:table-cell table:style-name="ce9" table:formula="of:=[.M42]/[.$J$66]" office:value-type="float" office:value="0.720000679310462" calcext:value-type="float">
            <text:p>0,7200</text:p>
          </table:table-cell>
          <table:table-cell table:style-name="ce9" table:formula="of:=[.N42]/[.$J$66]" office:value-type="float" office:value="15.120252364541" calcext:value-type="float">
            <text:p>15,1203</text:p>
          </table:table-cell>
          <table:table-cell table:style-name="ce9" table:number-columns-repeated="2"/>
          <table:table-cell table:style-name="ce9" table:formula="of:=[.Q42]/[.$J$66]" office:value-type="float" office:value="2.04089413206851" calcext:value-type="float">
            <text:p>2,0409</text:p>
          </table:table-cell>
          <table:table-cell table:style-name="ce9" table:formula="of:=[.R42]/[.$J$66]" office:value-type="float" office:value="1.86491792840479" calcext:value-type="float">
            <text:p>1,8649</text:p>
          </table:table-cell>
          <table:table-cell table:style-name="ce9" table:formula="of:=[.S42]/[.$J$66]" office:value-type="float" office:value="17.9010270617861" calcext:value-type="float">
            <text:p>17,9010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3]/[.$J$66]" office:value-type="float" office:value="5.80739592103394" calcext:value-type="float">
            <text:p>5,8074</text:p>
          </table:table-cell>
          <table:table-cell table:style-name="ce9" table:formula="of:=[.C43]/[.$J$66]" office:value-type="float" office:value="6.26560468299644" calcext:value-type="float">
            <text:p>6,2656</text:p>
          </table:table-cell>
          <table:table-cell table:style-name="ce9" table:formula="of:=[.D43]/[.$J$66]" office:value-type="float" office:value="27.6009969389469" calcext:value-type="float">
            <text:p>27,6010</text:p>
          </table:table-cell>
          <table:table-cell table:style-name="ce9" table:number-columns-repeated="2"/>
          <table:table-cell table:style-name="ce9" table:formula="of:=[.G43]/[.$J$66]" office:value-type="float" office:value="3.7350826602897" calcext:value-type="float">
            <text:p>3,7351</text:p>
          </table:table-cell>
          <table:table-cell table:style-name="ce9" table:formula="of:=[.H43]/[.$J$66]" office:value-type="float" office:value="3.11051467988098" calcext:value-type="float">
            <text:p>3,1105</text:p>
          </table:table-cell>
          <table:table-cell table:style-name="ce9" table:formula="of:=[.I43]/[.$J$66]" office:value-type="float" office:value="28.0389854365211" calcext:value-type="float">
            <text:p>28,0390</text:p>
          </table:table-cell>
          <table:table-cell table:style-name="ce13"/>
          <table:table-cell/>
          <table:table-cell table:style-name="ce9" table:formula="of:=[.L43]/[.$J$66]" office:value-type="float" office:value="2.18880959986135" calcext:value-type="float">
            <text:p>2,1888</text:p>
          </table:table-cell>
          <table:table-cell table:style-name="ce9" table:formula="of:=[.M43]/[.$J$66]" office:value-type="float" office:value="2.40253764433093" calcext:value-type="float">
            <text:p>2,4025</text:p>
          </table:table-cell>
          <table:table-cell table:style-name="ce9" table:formula="of:=[.N43]/[.$J$66]" office:value-type="float" office:value="24.5324830253813" calcext:value-type="float">
            <text:p>24,5325</text:p>
          </table:table-cell>
          <table:table-cell table:style-name="ce9" table:number-columns-repeated="2"/>
          <table:table-cell table:style-name="ce9" table:formula="of:=[.Q43]/[.$J$66]" office:value-type="float" office:value="2.92697033311907" calcext:value-type="float">
            <text:p>2,9270</text:p>
          </table:table-cell>
          <table:table-cell table:style-name="ce9" table:formula="of:=[.R43]/[.$J$66]" office:value-type="float" office:value="2.82912831717881" calcext:value-type="float">
            <text:p>2,8291</text:p>
          </table:table-cell>
          <table:table-cell table:style-name="ce9" table:formula="of:=[.S43]/[.$J$66]" office:value-type="float" office:value="22.0718325434124" calcext:value-type="float">
            <text:p>22,0718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4]/[.$J$66]" office:value-type="float" office:value="3.40817107381416" calcext:value-type="float">
            <text:p>3,4082</text:p>
          </table:table-cell>
          <table:table-cell table:style-name="ce9" table:formula="of:=[.C44]/[.$J$66]" office:value-type="float" office:value="2.75946753469951" calcext:value-type="float">
            <text:p>2,7595</text:p>
          </table:table-cell>
          <table:table-cell table:style-name="ce9" table:formula="of:=[.D44]/[.$J$66]" office:value-type="float" office:value="19.4031383401894" calcext:value-type="float">
            <text:p>19,4031</text:p>
          </table:table-cell>
          <table:table-cell table:style-name="ce9" table:number-columns-repeated="2"/>
          <table:table-cell table:style-name="ce9" table:formula="of:=[.G44]/[.$J$66]" office:value-type="float" office:value="5.96395188101749" calcext:value-type="float">
            <text:p>5,9640</text:p>
          </table:table-cell>
          <table:table-cell table:style-name="ce9" table:formula="of:=[.H44]/[.$J$66]" office:value-type="float" office:value="3.80610969002657" calcext:value-type="float">
            <text:p>3,8061</text:p>
          </table:table-cell>
          <table:table-cell table:style-name="ce9" table:formula="of:=[.I44]/[.$J$66]" office:value-type="float" office:value="29.033298229178" calcext:value-type="float">
            <text:p>29,0333</text:p>
          </table:table-cell>
          <table:table-cell table:style-name="ce13"/>
          <table:table-cell/>
          <table:table-cell table:style-name="ce9" table:formula="of:=[.L44]/[.$J$66]" office:value-type="float" office:value="1.90011907898916" calcext:value-type="float">
            <text:p>1,9001</text:p>
          </table:table-cell>
          <table:table-cell table:style-name="ce9" table:formula="of:=[.M44]/[.$J$66]" office:value-type="float" office:value="1.33992274187505" calcext:value-type="float">
            <text:p>1,3399</text:p>
          </table:table-cell>
          <table:table-cell table:style-name="ce9" table:formula="of:=[.N44]/[.$J$66]" office:value-type="float" office:value="18.9041233567274" calcext:value-type="float">
            <text:p>18,9041</text:p>
          </table:table-cell>
          <table:table-cell table:style-name="ce9" table:number-columns-repeated="2"/>
          <table:table-cell table:style-name="ce9" table:formula="of:=[.Q44]/[.$J$66]" office:value-type="float" office:value="3.12116608492383" calcext:value-type="float">
            <text:p>3,1212</text:p>
          </table:table-cell>
          <table:table-cell table:style-name="ce9" table:formula="of:=[.R44]/[.$J$66]" office:value-type="float" office:value="2.77842545392757" calcext:value-type="float">
            <text:p>2,7784</text:p>
          </table:table-cell>
          <table:table-cell table:style-name="ce9" table:formula="of:=[.S44]/[.$J$66]" office:value-type="float" office:value="24.2079904511469" calcext:value-type="float">
            <text:p>24,2080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5]/[.$J$66]" office:value-type="float" office:value="4.65536976221166" calcext:value-type="float">
            <text:p>4,6554</text:p>
          </table:table-cell>
          <table:table-cell table:style-name="ce9" table:formula="of:=[.C45]/[.$J$66]" office:value-type="float" office:value="3.72736722233118" calcext:value-type="float">
            <text:p>3,7274</text:p>
          </table:table-cell>
          <table:table-cell table:style-name="ce9" table:formula="of:=[.D45]/[.$J$66]" office:value-type="float" office:value="27.8406792442922" calcext:value-type="float">
            <text:p>27,8407</text:p>
          </table:table-cell>
          <table:table-cell table:style-name="ce9" table:number-columns-repeated="2"/>
          <table:table-cell table:style-name="ce9" table:formula="of:=[.G45]/[.$J$66]" office:value-type="float" office:value="7.02657316387862" calcext:value-type="float">
            <text:p>7,0266</text:p>
          </table:table-cell>
          <table:table-cell table:style-name="ce9" table:formula="of:=[.H45]/[.$J$66]" office:value-type="float" office:value="5.73334980953295" calcext:value-type="float">
            <text:p>5,7333</text:p>
          </table:table-cell>
          <table:table-cell table:style-name="ce9" table:formula="of:=[.I45]/[.$J$66]" office:value-type="float" office:value="31.9292206030088" calcext:value-type="float">
            <text:p>31,9292</text:p>
          </table:table-cell>
          <table:table-cell table:style-name="ce13"/>
          <table:table-cell/>
          <table:table-cell table:style-name="ce9" table:formula="of:=[.L45]/[.$J$66]" office:value-type="float" office:value="2.81016201446085" calcext:value-type="float">
            <text:p>2,8102</text:p>
          </table:table-cell>
          <table:table-cell table:style-name="ce9" table:formula="of:=[.M45]/[.$J$66]" office:value-type="float" office:value="3.08474720002215" calcext:value-type="float">
            <text:p>3,0847</text:p>
          </table:table-cell>
          <table:table-cell table:style-name="ce9" table:formula="of:=[.N45]/[.$J$66]" office:value-type="float" office:value="27.7221656207571" calcext:value-type="float">
            <text:p>27,7222</text:p>
          </table:table-cell>
          <table:table-cell table:style-name="ce9" table:number-columns-repeated="2"/>
          <table:table-cell table:style-name="ce9" table:formula="of:=[.Q45]/[.$J$66]" office:value-type="float" office:value="3.57083431737669" calcext:value-type="float">
            <text:p>3,5708</text:p>
          </table:table-cell>
          <table:table-cell table:style-name="ce9" table:formula="of:=[.R45]/[.$J$66]" office:value-type="float" office:value="3.2319604722109" calcext:value-type="float">
            <text:p>3,2320</text:p>
          </table:table-cell>
          <table:table-cell table:style-name="ce9" table:formula="of:=[.S45]/[.$J$66]" office:value-type="float" office:value="33.526332441815" calcext:value-type="float">
            <text:p>33,5263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6]/[.$J$66]" office:value-type="float" office:value="4.35897794101626" calcext:value-type="float">
            <text:p>4,3590</text:p>
          </table:table-cell>
          <table:table-cell table:style-name="ce9" table:formula="of:=[.C46]/[.$J$66]" office:value-type="float" office:value="3.82242618001669" calcext:value-type="float">
            <text:p>3,8224</text:p>
          </table:table-cell>
          <table:table-cell table:style-name="ce9" table:formula="of:=[.D46]/[.$J$66]" office:value-type="float" office:value="33.7186250701861" calcext:value-type="float">
            <text:p>33,7186</text:p>
          </table:table-cell>
          <table:table-cell table:style-name="ce9" table:number-columns-repeated="2"/>
          <table:table-cell table:style-name="ce9" table:formula="of:=[.G46]/[.$J$66]" office:value-type="float" office:value="3.96902376449372" calcext:value-type="float">
            <text:p>3,9690</text:p>
          </table:table-cell>
          <table:table-cell table:style-name="ce9" table:formula="of:=[.H46]/[.$J$66]" office:value-type="float" office:value="3.27324842387036" calcext:value-type="float">
            <text:p>3,2732</text:p>
          </table:table-cell>
          <table:table-cell table:style-name="ce9" table:formula="of:=[.I46]/[.$J$66]" office:value-type="float" office:value="18.5693172503769" calcext:value-type="float">
            <text:p>18,5693</text:p>
          </table:table-cell>
          <table:table-cell table:style-name="ce13"/>
          <table:table-cell/>
          <table:table-cell table:style-name="ce9" table:formula="of:=[.L46]/[.$J$66]" office:value-type="float" office:value="4.2126430711583" calcext:value-type="float">
            <text:p>4,2126</text:p>
          </table:table-cell>
          <table:table-cell table:style-name="ce9" table:formula="of:=[.M46]/[.$J$66]" office:value-type="float" office:value="3.56614840648502" calcext:value-type="float">
            <text:p>3,5661</text:p>
          </table:table-cell>
          <table:table-cell table:style-name="ce9" table:formula="of:=[.N46]/[.$J$66]" office:value-type="float" office:value="32.6178435522199" calcext:value-type="float">
            <text:p>32,6178</text:p>
          </table:table-cell>
          <table:table-cell table:style-name="ce9" table:number-columns-repeated="2"/>
          <table:table-cell table:style-name="ce9" table:formula="of:=[.Q46]/[.$J$66]" office:value-type="float" office:value="2.59156316341613" calcext:value-type="float">
            <text:p>2,5916</text:p>
          </table:table-cell>
          <table:table-cell table:style-name="ce9" table:formula="of:=[.R46]/[.$J$66]" office:value-type="float" office:value="2.68036060127507" calcext:value-type="float">
            <text:p>2,6804</text:p>
          </table:table-cell>
          <table:table-cell table:style-name="ce9" table:formula="of:=[.S46]/[.$J$66]" office:value-type="float" office:value="21.6333218398009" calcext:value-type="float">
            <text:p>21,6333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7]/[.$J$66]" office:value-type="float" office:value="6.43044161683795" calcext:value-type="float">
            <text:p>6,4304</text:p>
          </table:table-cell>
          <table:table-cell table:style-name="ce9" table:formula="of:=[.C47]/[.$J$66]" office:value-type="float" office:value="4.61366843416683" calcext:value-type="float">
            <text:p>4,6137</text:p>
          </table:table-cell>
          <table:table-cell table:style-name="ce9" table:formula="of:=[.D47]/[.$J$66]" office:value-type="float" office:value="26.3601935524455" calcext:value-type="float">
            <text:p>26,3602</text:p>
          </table:table-cell>
          <table:table-cell table:style-name="ce9" table:number-columns-repeated="2"/>
          <table:table-cell table:style-name="ce9" table:formula="of:=[.G47]/[.$J$66]" office:value-type="float" office:value="2.61709313303441" calcext:value-type="float">
            <text:p>2,6171</text:p>
          </table:table-cell>
          <table:table-cell table:style-name="ce9" table:formula="of:=[.H47]/[.$J$66]" office:value-type="float" office:value="1.79430813485214" calcext:value-type="float">
            <text:p>1,7943</text:p>
          </table:table-cell>
          <table:table-cell table:style-name="ce9" table:formula="of:=[.I47]/[.$J$66]" office:value-type="float" office:value="23.0834093143854" calcext:value-type="float">
            <text:p>23,0834</text:p>
          </table:table-cell>
          <table:table-cell table:style-name="ce13"/>
          <table:table-cell/>
          <table:table-cell table:style-name="ce9" table:formula="of:=[.L47]/[.$J$66]" office:value-type="float" office:value="3.19547700557814" calcext:value-type="float">
            <text:p>3,1955</text:p>
          </table:table-cell>
          <table:table-cell table:style-name="ce9" table:formula="of:=[.M47]/[.$J$66]" office:value-type="float" office:value="2.85495493500557" calcext:value-type="float">
            <text:p>2,8550</text:p>
          </table:table-cell>
          <table:table-cell table:style-name="ce9" table:formula="of:=[.N47]/[.$J$66]" office:value-type="float" office:value="23.4265457905205" calcext:value-type="float">
            <text:p>23,4265</text:p>
          </table:table-cell>
          <table:table-cell table:style-name="ce9" table:number-columns-repeated="2"/>
          <table:table-cell table:style-name="ce9" table:formula="of:=[.Q47]/[.$J$66]" office:value-type="float" office:value="2.73474619194915" calcext:value-type="float">
            <text:p>2,7347</text:p>
          </table:table-cell>
          <table:table-cell table:style-name="ce9" table:formula="of:=[.R47]/[.$J$66]" office:value-type="float" office:value="2.77744686524985" calcext:value-type="float">
            <text:p>2,7774</text:p>
          </table:table-cell>
          <table:table-cell table:style-name="ce9" table:formula="of:=[.S47]/[.$J$66]" office:value-type="float" office:value="24.3100525857402" calcext:value-type="float">
            <text:p>24,3101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8]/[.$J$66]" office:value-type="float" office:value="2.82443844329832" calcext:value-type="float">
            <text:p>2,8244</text:p>
          </table:table-cell>
          <table:table-cell table:style-name="ce9" table:formula="of:=[.C48]/[.$J$66]" office:value-type="float" office:value="2.44474437462972" calcext:value-type="float">
            <text:p>2,4447</text:p>
          </table:table-cell>
          <table:table-cell table:style-name="ce9" table:formula="of:=[.D48]/[.$J$66]" office:value-type="float" office:value="30.0107418713179" calcext:value-type="float">
            <text:p>30,0107</text:p>
          </table:table-cell>
          <table:table-cell table:style-name="ce9" table:number-columns-repeated="2"/>
          <table:table-cell table:style-name="ce9" table:formula="of:=[.G48]/[.$J$66]" office:value-type="float" office:value="3.33139762728565" calcext:value-type="float">
            <text:p>3,3314</text:p>
          </table:table-cell>
          <table:table-cell table:style-name="ce9" table:formula="of:=[.H48]/[.$J$66]" office:value-type="float" office:value="1.94513717985167" calcext:value-type="float">
            <text:p>1,9451</text:p>
          </table:table-cell>
          <table:table-cell table:style-name="ce9" table:formula="of:=[.I48]/[.$J$66]" office:value-type="float" office:value="9.88789687984311" calcext:value-type="float">
            <text:p>9,8879</text:p>
          </table:table-cell>
          <table:table-cell table:style-name="ce13"/>
          <table:table-cell/>
          <table:table-cell table:style-name="ce9" table:formula="of:=[.L48]/[.$J$66]" office:value-type="float" office:value="1.73493531671895" calcext:value-type="float">
            <text:p>1,7349</text:p>
          </table:table-cell>
          <table:table-cell table:style-name="ce9" table:formula="of:=[.M48]/[.$J$66]" office:value-type="float" office:value="1.81145393219834" calcext:value-type="float">
            <text:p>1,8115</text:p>
          </table:table-cell>
          <table:table-cell table:style-name="ce9" table:formula="of:=[.N48]/[.$J$66]" office:value-type="float" office:value="25.7976709851792" calcext:value-type="float">
            <text:p>25,7977</text:p>
          </table:table-cell>
          <table:table-cell table:style-name="ce9" table:number-columns-repeated="2"/>
          <table:table-cell table:style-name="ce9" table:formula="of:=[.Q48]/[.$J$66]" office:value-type="float" office:value="0.958826462559897" calcext:value-type="float">
            <text:p>0,9588</text:p>
          </table:table-cell>
          <table:table-cell table:style-name="ce9" table:formula="of:=[.R48]/[.$J$66]" office:value-type="float" office:value="0.983750321198607" calcext:value-type="float">
            <text:p>0,9838</text:p>
          </table:table-cell>
          <table:table-cell table:style-name="ce9" table:formula="of:=[.S48]/[.$J$66]" office:value-type="float" office:value="13.698984041757" calcext:value-type="float">
            <text:p>13,6990</text:p>
          </table:table-cell>
          <table:table-cell table:number-columns-repeated="1005"/>
        </table:table-row>
        <table:table-row table:style-name="ro1">
          <table:table-cell/>
          <table:table-cell table:style-name="ce9" table:formula="of:=[.B49]/[.$J$66]" office:value-type="float" office:value="5.87989336614713" calcext:value-type="float">
            <text:p>5,8799</text:p>
          </table:table-cell>
          <table:table-cell table:style-name="ce9" table:formula="of:=[.C49]/[.$J$66]" office:value-type="float" office:value="3.23100875063199" calcext:value-type="float">
            <text:p>3,2310</text:p>
          </table:table-cell>
          <table:table-cell table:style-name="ce9" table:formula="of:=[.D49]/[.$J$66]" office:value-type="float" office:value="21.0116206396874" calcext:value-type="float">
            <text:p>21,0116</text:p>
          </table:table-cell>
          <table:table-cell table:style-name="ce9" table:number-columns-repeated="2"/>
          <table:table-cell table:style-name="ce9" table:formula="of:=[.G49]/[.$J$66]" office:value-type="float" office:value="4.6316073706146" calcext:value-type="float">
            <text:p>4,6316</text:p>
          </table:table-cell>
          <table:table-cell table:style-name="ce9" table:formula="of:=[.H49]/[.$J$66]" office:value-type="float" office:value="3.39470884318712" calcext:value-type="float">
            <text:p>3,3947</text:p>
          </table:table-cell>
          <table:table-cell table:style-name="ce9" table:formula="of:=[.I49]/[.$J$66]" office:value-type="float" office:value="31.6049364741604" calcext:value-type="float">
            <text:p>31,6049</text:p>
          </table:table-cell>
          <table:table-cell table:style-name="ce13"/>
          <table:table-cell/>
          <table:table-cell table:style-name="ce9" table:formula="of:=[.L49]/[.$J$66]" office:value-type="float" office:value="0.643201851715682" calcext:value-type="float">
            <text:p>0,6432</text:p>
          </table:table-cell>
          <table:table-cell table:style-name="ce9" table:formula="of:=[.M49]/[.$J$66]" office:value-type="float" office:value="0.567950470642893" calcext:value-type="float">
            <text:p>0,5680</text:p>
          </table:table-cell>
          <table:table-cell table:style-name="ce9" table:formula="of:=[.N49]/[.$J$66]" office:value-type="float" office:value="14.7225137314811" calcext:value-type="float">
            <text:p>14,7225</text:p>
          </table:table-cell>
          <table:table-cell table:style-name="ce9" table:number-columns-repeated="2"/>
          <table:table-cell table:style-name="ce9" table:formula="of:=[.Q49]/[.$J$66]" office:value-type="float" office:value="3.25721850582789" calcext:value-type="float">
            <text:p>3,2572</text:p>
          </table:table-cell>
          <table:table-cell table:style-name="ce9" table:formula="of:=[.R49]/[.$J$66]" office:value-type="float" office:value="3.31591147187428" calcext:value-type="float">
            <text:p>3,3159</text:p>
          </table:table-cell>
          <table:table-cell table:style-name="ce9" table:formula="of:=[.S49]/[.$J$66]" office:value-type="float" office:value="23.0750104722368" calcext:value-type="float">
            <text:p>23,075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mean:</text:p>
          </table:table-cell>
          <table:table-cell table:style-name="ce8" table:formula="of:=AVERAGE([.B91:.B100])" office:value-type="float" office:value="4.7496064284154" calcext:value-type="float">
            <text:p>4,7496</text:p>
          </table:table-cell>
          <table:table-cell table:style-name="ce8" table:formula="of:=AVERAGE([.C91:.C100])" office:value-type="float" office:value="3.86463056823768" calcext:value-type="float">
            <text:p>3,8646</text:p>
          </table:table-cell>
          <table:table-cell table:style-name="ce8" table:formula="of:=AVERAGE([.D91:.D100])" office:value-type="float" office:value="28.595772915964" calcext:value-type="float">
            <text:p>28,5958</text:p>
          </table:table-cell>
          <table:table-cell table:style-name="ce8" table:number-columns-repeated="2"/>
          <table:table-cell table:style-name="ce11" table:formula="of:=AVERAGE([.G91:.G100])" office:value-type="float" office:value="4.25191741562117" calcext:value-type="float">
            <text:p>4,2519</text:p>
          </table:table-cell>
          <table:table-cell table:style-name="ce11" table:formula="of:=AVERAGE([.H91:.H100])" office:value-type="float" office:value="3.18481843896162" calcext:value-type="float">
            <text:p>3,1848</text:p>
          </table:table-cell>
          <table:table-cell table:style-name="ce11" table:formula="of:=AVERAGE([.I91:.I100])" office:value-type="float" office:value="23.2961763100448" calcext:value-type="float">
            <text:p>23,2962</text:p>
          </table:table-cell>
          <table:table-cell table:style-name="ce13"/>
          <table:table-cell table:style-name="ce8" office:value-type="string" calcext:value-type="string">
            <text:p>mean:</text:p>
          </table:table-cell>
          <table:table-cell table:style-name="ce8" table:formula="of:=AVERAGE([.L91:.L100])" office:value-type="float" office:value="2.00776594055436" calcext:value-type="float">
            <text:p>2,0078</text:p>
          </table:table-cell>
          <table:table-cell table:style-name="ce8" table:formula="of:=AVERAGE([.M91:.M100])" office:value-type="float" office:value="1.89714324817198" calcext:value-type="float">
            <text:p>1,8971</text:p>
          </table:table-cell>
          <table:table-cell table:style-name="ce8" table:formula="of:=AVERAGE([.N91:.N100])" office:value-type="float" office:value="22.379684451818" calcext:value-type="float">
            <text:p>22,3797</text:p>
          </table:table-cell>
          <table:table-cell table:style-name="ce8" table:number-columns-repeated="2"/>
          <table:table-cell table:style-name="ce11" table:formula="of:=AVERAGE([.Q91:.Q100])" office:value-type="float" office:value="2.35466826433313" calcext:value-type="float">
            <text:p>2,3547</text:p>
          </table:table-cell>
          <table:table-cell table:style-name="ce11" table:formula="of:=AVERAGE([.R91:.R100])" office:value-type="float" office:value="2.26699055829546" calcext:value-type="float">
            <text:p>2,2670</text:p>
          </table:table-cell>
          <table:table-cell table:style-name="ce11" table:formula="of:=AVERAGE([.S91:.S100])" office:value-type="float" office:value="21.1033698760535" calcext:value-type="float">
            <text:p>21,1034</text:p>
          </table:table-cell>
          <table:table-cell table:number-columns-repeated="100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5">
        <number:embedded-text number:position="4">.</number:embedded-text>
      </number:number>
    </number:number-style>
    <number:number-style style:name="N107" number:title="Użytkownika">
      <number:number number:decimal-places="4" number:min-decimal-places="4" number:min-integer-digits="1"/>
    </number:number-style>
    <number:number-style style:name="N10111" number:language="en" number:country="GB">
      <number:number number:decimal-places="4" number:min-decimal-places="4" number:min-integer-digits="1"/>
    </number:number-style>
    <number:number-style style:name="N20111" number:language="en" number:country="PH">
      <number:number number:decimal-places="4" number:min-decimal-places="4" number:min-integer-digits="1"/>
    </number:number-style>
    <number:number-style style:name="N30109" number:language="en" number:country="AU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23:04.913462596</meta:creation-date>
    <dc:date>2023-10-05T11:45:24.183160991</dc:date>
    <meta:editing-duration>PT1H56M52S</meta:editing-duration>
    <meta:editing-cycles>37</meta:editing-cycles>
    <meta:generator>LibreOffice/7.3.7.2$Linux_X86_64 LibreOffice_project/30$Build-2</meta:generator>
    <meta:document-statistic meta:table-count="1" meta:cell-count="1215" meta:object-count="0"/>
  </office:meta>
</office:document-meta>
</file>